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717in"/>
    </style:style>
    <style:style style:name="co2" style:family="table-column">
      <style:table-column-properties fo:break-before="auto" style:column-width="2.7917in"/>
    </style:style>
    <style:style style:name="co3" style:family="table-column">
      <style:table-column-properties fo:break-before="auto" style:column-width="0.6693in"/>
    </style:style>
    <style:style style:name="co4" style:family="table-column">
      <style:table-column-properties fo:break-before="auto" style:column-width="1.2409in"/>
    </style:style>
    <style:style style:name="co5" style:family="table-column">
      <style:table-column-properties fo:break-before="auto" style:column-width="0.7299in"/>
    </style:style>
    <style:style style:name="co6" style:family="table-column">
      <style:table-column-properties fo:break-before="auto" style:column-width="0.8in"/>
    </style:style>
    <style:style style:name="co7" style:family="table-column">
      <style:table-column-properties fo:break-before="auto" style:column-width="0.7598in"/>
    </style:style>
    <style:style style:name="co8" style:family="table-column">
      <style:table-column-properties fo:break-before="auto" style:column-width="1.872in"/>
    </style:style>
    <style:style style:name="co9" style:family="table-column">
      <style:table-column-properties fo:break-before="auto" style:column-width="1.3909in"/>
    </style:style>
    <style:style style:name="co10" style:family="table-column">
      <style:table-column-properties fo:break-before="auto" style:column-width="2.7839in"/>
    </style:style>
    <style:style style:name="co11" style:family="table-column">
      <style:table-column-properties fo:break-before="auto" style:column-width="1.511in"/>
    </style:style>
    <style:style style:name="co12" style:family="table-column">
      <style:table-column-properties fo:break-before="auto" style:column-width="1.0102in"/>
    </style:style>
    <style:style style:name="co13" style:family="table-column">
      <style:table-column-properties fo:break-before="auto" style:column-width="1.311in"/>
    </style:style>
    <style:style style:name="co14" style:family="table-column">
      <style:table-column-properties fo:break-before="auto" style:column-width="7.9161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8" style:family="table-cell" style:parent-style-name="Default" style:data-style-name="N0"/>
    <style:style style:name="ce9" style:family="table-cell" style:parent-style-name="Default" style:data-style-name="N11"/>
    <style:style style:name="ce14" style:family="table-cell" style:parent-style-name="Default" style:data-style-name="N160"/>
    <style:style style:name="ce21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355269"/>
    </style:style>
    <style:style style:name="ce3" style:family="table-cell" style:parent-style-name="Default">
      <style:text-properties fo:color="#127622"/>
    </style:style>
    <style:style style:name="ce4" style:family="table-cell" style:parent-style-name="Default">
      <style:text-properties fo:color="#c9211e"/>
    </style:style>
    <style:style style:name="ce13" style:family="table-cell" style:parent-style-name="Default">
      <style:table-cell-properties fo:background-color="#eeeeee" fo:border="0.74pt solid #000000"/>
    </style:style>
    <style:style style:name="ce15" style:family="table-cell" style:parent-style-name="Default">
      <style:table-cell-properties fo:background-color="#eeeeee" fo:border="0.74pt solid #000000"/>
      <style:text-properties fo:color="#b47804"/>
    </style:style>
    <style:style style:name="ce16" style:family="table-cell" style:parent-style-name="Default">
      <style:table-cell-properties fo:background-color="#eeeeee" fo:border="0.74pt solid #000000"/>
      <style:text-properties fo:color="#706e0c"/>
    </style:style>
    <style:style style:name="ce22" style:family="table-cell" style:parent-style-name="Default">
      <style:text-properties fo:color="#355269" fo:font-weight="bold" style:font-weight-asian="bold" style:font-weight-complex="bold"/>
    </style:style>
    <style:style style:name="ce23" style:family="table-cell" style:parent-style-name="Default">
      <style:text-properties fo:color="#127622" fo:font-weight="bold" style:font-weight-asian="bold" style:font-weight-complex="bold"/>
    </style:style>
    <style:style style:name="ce24" style:family="table-cell" style:parent-style-name="Default">
      <style:text-properties fo:color="#c9211e" fo:font-weight="bold" style:font-weight-asian="bold" style:font-weight-complex="bold"/>
    </style:style>
    <style:style style:name="ce25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eeeee" fo:border="0.74pt solid #000000"/>
      <style:text-properties fo:color="#b47804" fo:font-weight="bold" style:font-weight-asian="bold" style:font-weight-complex="bold"/>
    </style:style>
    <style:style style:name="ce27" style:family="table-cell" style:parent-style-name="Default">
      <style:table-cell-properties fo:background-color="#eeeeee" fo:border="0.74pt solid #000000"/>
      <style:text-properties fo:color="#706e0c" fo:font-weight="bold" style:font-weight-asian="bold" style:font-weight-complex="bold"/>
    </style:style>
    <style:style style:name="ce28" style:family="table-cell" style:parent-style-name="Default" style:data-style-name="N11">
      <style:text-properties fo:font-weight="normal" style:font-weight-asian="normal" style:font-weight-complex="normal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161">
      <style:text-properties fo:font-weight="bold" style:font-weight-asian="bold" style:font-weight-complex="bold"/>
    </style:style>
    <style:style style:name="ce5" style:family="table-cell" style:parent-style-name="Default" style:data-style-name="N160"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value-type" style:repeat-content="false"/>
      <style:paragraph-properties fo:margin-left="0in"/>
    </style:style>
    <style:style style:name="ce32" style:family="table-cell" style:parent-style-name="Default" style:data-style-name="N3">
      <style:text-properties fo:font-weight="bold" style:font-weight-asian="bold" style:font-weight-complex="bold"/>
    </style:style>
    <style:style style:name="ce11" style:family="table-cell" style:parent-style-name="Default" style:data-style-name="N162">
      <style:text-properties fo:font-weight="bold" style:font-weight-asian="bold" style:font-weight-complex="bold"/>
    </style:style>
    <style:style style:name="ce34" style:family="table-cell" style:parent-style-name="Default" style:data-style-name="N11">
      <style:text-properties fo:color="#355269"/>
    </style:style>
    <style:style style:name="ce35" style:family="table-cell" style:parent-style-name="Default" style:data-style-name="N11">
      <style:text-properties fo:color="#127622"/>
    </style:style>
    <style:style style:name="ce36" style:family="table-cell" style:parent-style-name="Default" style:data-style-name="N11">
      <style:text-properties fo:color="#c9211e"/>
    </style:style>
    <style:style style:name="ce37" style:family="table-cell" style:parent-style-name="Default" style:data-style-name="N11">
      <style:table-cell-properties fo:background-color="#eeeeee" fo:border="0.74pt solid #000000"/>
    </style:style>
    <style:style style:name="ce38" style:family="table-cell" style:parent-style-name="Default" style:data-style-name="N11">
      <style:table-cell-properties fo:background-color="#eeeeee" fo:border="0.74pt solid #000000"/>
      <style:text-properties fo:color="#b47804"/>
    </style:style>
    <style:style style:name="ce39" style:family="table-cell" style:parent-style-name="Default" style:data-style-name="N11">
      <style:table-cell-properties fo:background-color="#eeeeee" fo:border="0.74pt solid #000000"/>
      <style:text-properties fo:color="#706e0c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19" style:family="table-cell" style:parent-style-name="Default" style:data-style-name="N161"/>
    <style:style style:name="ce42" style:family="table-cell" style:parent-style-name="Default" style:data-style-name="N2"/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cula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3" table:number-columns-repeated="1006" table:default-cell-style-name="Default"/>
        <table:table-row table:style-name="ro1">
          <table:table-cell table:style-name="ce8" table:formula="of:=COM.MICROSOFT.CONCAT([.C193];[.F193];[.D193];[.G193];[.H193])" office:value-type="string" office:string-value="Class 1: 505 - The Arcane Eternal" calcext:value-type="string">
            <text:p>Class 1: 505 - The Arcane Eternal</text:p>
          </table:table-cell>
          <table:table-cell table:style-name="ce6" office:value-type="float" office:value="505" calcext:value-type="float">
            <text:p>505</text:p>
          </table:table-cell>
          <table:table-cell table:style-name="ce6"/>
          <table:table-cell table:style-name="ce6" office:value-type="string" calcext:value-type="string">
            <text:p>Stat</text:p>
          </table:table-cell>
          <table:table-cell table:style-name="ce7" office:value-type="string" calcext:value-type="string">
            <text:p>Raw</text:p>
          </table:table-cell>
          <table:table-cell table:style-name="ce6" office:value-type="string" calcext:value-type="string">
            <text:p>Enh</text:p>
          </table:table-cell>
          <table:table-cell table:style-name="ce6" table:number-columns-repeated="15"/>
          <table:table-cell table:style-name="ce10"/>
          <table:table-cell table:style-name="ce6" office:value-type="string" calcext:value-type="string">
            <text:p>Per Min</text:p>
          </table:table-cell>
          <table:table-cell table:style-name="ce6"/>
          <table:table-cell table:style-name="ce6" office:value-type="string" calcext:value-type="string">
            <text:p>Weight</text:p>
          </table:table-cell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KoA</text:p>
          </table:table-cell>
          <table:table-cell table:style-name="ce6" office:value-type="string" calcext:value-type="string">
            <text:p>SC</text:p>
          </table:table-cell>
          <table:table-cell table:style-name="ce6" office:value-type="string" calcext:value-type="string">
            <text:p>Blast3rd</text:p>
          </table:table-cell>
          <table:table-cell table:style-name="ce6" office:value-type="string" calcext:value-type="string">
            <text:p>Ebrawl</text:p>
          </table:table-cell>
          <table:table-cell table:style-name="ce6" office:value-type="string" calcext:value-type="string">
            <text:p>TAT</text:p>
          </table:table-cell>
          <table:table-cell table:style-name="ce6" table:number-columns-repeated="3"/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tons</text:p>
          </table:table-cell>
          <table:table-cell table:style-name="ce6" table:number-columns-repeated="19"/>
          <table:table-cell table:style-name="ce6" office:value-type="string" calcext:value-type="string">
            <text:p>Resistances</text:p>
          </table:table-cell>
          <table:table-cell table:style-name="ce6" table:number-columns-repeated="2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Norm</text:p>
          </table:table-cell>
          <table:table-cell table:style-name="ce6" table:number-columns-repeated="962"/>
        </table:table-row>
        <table:table-row table:style-name="ro1">
          <table:table-cell table:style-name="ce8" table:formula="of:=COM.MICROSOFT.CONCAT([.C194];[.F194];[.D194];[.G194];[.H194])" office:value-type="string" office:string-value="Class 2: 500 - The Ashen Titan" calcext:value-type="string">
            <text:p>Class 2: 500 - The Ashen Titan</text:p>
          </table:table-cell>
          <table:table-cell table:style-name="ce6" office:value-type="float" office:value="500" calcext:value-type="float">
            <text:p>500</text:p>
          </table:table-cell>
          <table:table-cell/>
          <table:table-cell office:value-type="string" calcext:value-type="string">
            <text:p>Vit</text:p>
          </table:table-cell>
          <table:table-cell table:style-name="ce8" office:value-type="float" office:value="1720" calcext:value-type="float">
            <text:p>1720</text:p>
          </table:table-cell>
          <table:table-cell table:style-name="ce5" table:formula="of:=[.E2]" office:value-type="float" office:value="1720" calcext:value-type="float">
            <text:p>1720.0</text:p>
          </table:table-cell>
          <table:table-cell/>
          <table:table-cell table:style-name="ce6"/>
          <table:table-cell table:style-name="ce32" table:formula="of:=[.U9]" office:value-type="float" office:value="45027509.372118" calcext:value-type="float">
            <text:p>45,027,509</text:p>
          </table:table-cell>
          <table:table-cell table:style-name="ce11" table:formula="of:=[.V9]" office:value-type="float" office:value="2026052.359" calcext:value-type="float">
            <text:p>2,026,052.4</text:p>
          </table:table-cell>
          <table:table-cell table:style-name="ce11"/>
          <table:table-cell table:style-name="ce6" table:number-columns-repeated="2"/>
          <table:table-cell/>
          <table:table-cell table:style-name="ce6"/>
          <table:table-cell table:number-columns-repeated="2"/>
          <table:table-cell office:value-type="string" calcext:value-type="string">
            <text:p>Health:</text:p>
          </table:table-cell>
          <table:table-cell table:formula="of:=FLOOR([.E2]*10*(1+[.AY16]))" office:value-type="float" office:value="35363" calcext:value-type="float">
            <text:p>35363</text:p>
          </table:table-cell>
          <table:table-cell office:value-type="string" calcext:value-type="string">
            <text:p>hp/sec</text:p>
          </table:table-cell>
          <table:table-cell table:style-name="ce14" table:formula="of:=[.$S$2]*[.V2]" office:value-type="float" office:value="120.263669166667" calcext:value-type="float">
            <text:p>120.3</text:p>
          </table:table-cell>
          <table:table-cell table:style-name="ce10" table:formula="of:=1.1%*(1+[.R16])/60" office:value-type="percentage" office:value="0.00340083333333333" calcext:value-type="percentage">
            <text:p>0.34%</text:p>
          </table:table-cell>
          <table:table-cell table:style-name="ce9" table:formula="of:=[.V2]*60" office:value-type="percentage" office:value="0.20405" calcext:value-type="percentage">
            <text:p>20.41%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50" calcext:value-type="float">
            <text:p>50</text:p>
          </table:table-cell>
          <table:table-cell table:formula="of:=[.Z2]*2.20462" office:value-type="float" office:value="110.231" calcext:value-type="float">
            <text:p>110.231</text:p>
          </table:table-cell>
          <table:table-cell table:number-columns-repeated="8"/>
          <table:table-cell table:formula="of:=SUM([.AJ3:.AJ4])" office:value-type="float" office:value="252" calcext:value-type="float">
            <text:p>252</text:p>
          </table:table-cell>
          <table:table-cell table:formula="of:=SUM([.AK3:.AK4])" office:value-type="float" office:value="555.56424" calcext:value-type="float">
            <text:p>555.56424</text:p>
          </table:table-cell>
          <table:table-cell table:formula="of:=SUM([.AL3:.AL4])" office:value-type="float" office:value="0.27778212" calcext:value-type="float">
            <text:p>0.27778212</text:p>
          </table:table-cell>
          <table:table-cell table:number-columns-repeated="19"/>
          <table:table-cell table:number-columns-repeated="3" office:value-type="float" office:value="1" calcext:value-type="float">
            <text:p>1</text:p>
          </table:table-cell>
          <table:table-cell table:number-columns-repeated="2" table:style-name="ce9" office:value-type="percentage" office:value="0.05" calcext:value-type="percentage">
            <text:p>5.00%</text:p>
          </table:table-cell>
          <table:table-cell table:number-columns-repeated="962"/>
        </table:table-row>
        <table:table-row table:style-name="ro1">
          <table:table-cell table:style-name="ce8" table:formula="of:=COM.MICROSOFT.CONCAT([.C195];[.F195];[.D195];[.G195];[.H195])" office:value-type="string" office:string-value="Class 3: 465 - The Faen Valkyrie" calcext:value-type="string">
            <text:p>Class 3: 465 - The Faen Valkyrie</text:p>
          </table:table-cell>
          <table:table-cell table:style-name="ce6" office:value-type="float" office:value="465" calcext:value-type="float">
            <text:p>465</text:p>
          </table:table-cell>
          <table:table-cell/>
          <table:table-cell office:value-type="string" calcext:value-type="string">
            <text:p>End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3]" office:value-type="float" office:value="450" calcext:value-type="float">
            <text:p>450.0</text:p>
          </table:table-cell>
          <table:table-cell/>
          <table:table-cell table:style-name="ce6"/>
          <table:table-cell table:style-name="ce6" table:formula="of:=[.U10]" office:value-type="float" office:value="46.88" calcext:value-type="float">
            <text:p>46.88</text:p>
          </table:table-cell>
          <table:table-cell table:style-name="ce12" table:formula="of:=[.U10]" office:value-type="percentage" office:value="46.88" calcext:value-type="percentage">
            <text:p>4688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Sta:</text:p>
          </table:table-cell>
          <table:table-cell table:formula="of:=[.F3]*10" office:value-type="float" office:value="4500" calcext:value-type="float">
            <text:p>4500</text:p>
          </table:table-cell>
          <table:table-cell office:value-type="string" calcext:value-type="string">
            <text:p>mp/sec</text:p>
          </table:table-cell>
          <table:table-cell table:style-name="ce14" table:formula="of:=[.S4]*[.V3]" office:value-type="float" office:value="341.25" calcext:value-type="float">
            <text:p>341.3</text:p>
          </table:table-cell>
          <table:table-cell table:style-name="ce10" table:formula="of:=[.W3]/60" office:value-type="percentage" office:value="0.00325" calcext:value-type="percentage">
            <text:p>0.33%</text:p>
          </table:table-cell>
          <table:table-cell table:style-name="ce9" table:formula="of:=2%+([.F7]/100/100/2)" office:value-type="percentage" office:value="0.195" calcext:value-type="percentage">
            <text:p>19.50%</text:p>
          </table:table-cell>
          <table:table-cell/>
          <table:table-cell office:value-type="string" calcext:value-type="string">
            <text:p>Bones</text:p>
          </table:table-cell>
          <table:table-cell table:formula="of:=[.Z2]*0.15" office:value-type="float" office:value="7.5" calcext:value-type="float">
            <text:p>7.5</text:p>
          </table:table-cell>
          <table:table-cell table:formula="of:=[.Z3]*2.20462" office:value-type="float" office:value="16.53465" calcext:value-type="float">
            <text:p>16.5346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number-columns-repeated="3"/>
          <table:table-cell table:formula="of:=[.Z3]*[.AB3]*[.AC3]*[.AD3]*[.AE3]*[.AF3]" office:value-type="float" office:value="129.6" calcext:value-type="float">
            <text:p>129.6</text:p>
          </table:table-cell>
          <table:table-cell table:style-name="ce42" table:formula="of:=[.AJ3]*2.20462" office:value-type="float" office:value="285.718752" calcext:value-type="float">
            <text:p>285.72</text:p>
          </table:table-cell>
          <table:table-cell table:style-name="ce42" table:formula="of:=[.AK3]/2000" office:value-type="float" office:value="0.142859376" calcext:value-type="float">
            <text:p>0.14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9" office:value-type="percentage" office:value="0.05" calcext:value-type="percentage">
            <text:p>5.00%</text:p>
          </table:table-cell>
          <table:table-cell table:style-name="ce9" office:value-type="percentage" office:value="0.06" calcext:value-type="percentage">
            <text:p>6.00%</text:p>
          </table:table-cell>
          <table:table-cell table:number-columns-repeated="962"/>
        </table:table-row>
        <table:table-row table:style-name="ro1">
          <table:table-cell table:number-columns-repeated="3"/>
          <table:table-cell office:value-type="string" calcext:value-type="string">
            <text:p>Str</text:p>
          </table:table-cell>
          <table:table-cell table:style-name="ce8" office:value-type="float" office:value="545" calcext:value-type="float">
            <text:p>545</text:p>
          </table:table-cell>
          <table:table-cell table:style-name="ce5" table:formula="of:=[.E4]*(1+[.X16])" office:value-type="float" office:value="8202.25" calcext:value-type="float">
            <text:p>8202.3</text:p>
          </table:table-cell>
          <table:table-cell/>
          <table:table-cell table:style-name="ce6"/>
          <table:table-cell table:style-name="ce6" table:formula="of:=[.U11]" office:value-type="float" office:value="20.11" calcext:value-type="float">
            <text:p>20.11</text:p>
          </table:table-cell>
          <table:table-cell table:style-name="ce12" table:formula="of:=[.U11]" office:value-type="percentage" office:value="20.11" calcext:value-type="percentage">
            <text:p>2011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Mana:</text:p>
          </table:table-cell>
          <table:table-cell table:formula="of:=[.F7]*10*3" office:value-type="float" office:value="105000" calcext:value-type="float">
            <text:p>105000</text:p>
          </table:table-cell>
          <table:table-cell office:value-type="string" calcext:value-type="string">
            <text:p>w/Med:</text:p>
          </table:table-cell>
          <table:table-cell table:style-name="ce14" table:formula="of:=[.S4]*[.V4]" office:value-type="float" office:value="422.1" calcext:value-type="float">
            <text:p>422.1</text:p>
          </table:table-cell>
          <table:table-cell table:style-name="ce10" table:formula="of:=[.W4]/60" office:value-type="percentage" office:value="0.00402" calcext:value-type="percentage">
            <text:p>0.40%</text:p>
          </table:table-cell>
          <table:table-cell table:style-name="ce9" table:formula="of:=1%*(1+3+3%*[.E76])+([.F7]/100/100/2)+1%" office:value-type="percentage" office:value="0.2412" calcext:value-type="percentage">
            <text:p>24.12%</text:p>
          </table:table-cell>
          <table:table-cell/>
          <table:table-cell office:value-type="string" calcext:value-type="string">
            <text:p>Rest</text:p>
          </table:table-cell>
          <table:table-cell table:formula="of:=[.Z2]-[.Z3]" office:value-type="float" office:value="42.5" calcext:value-type="float">
            <text:p>42.5</text:p>
          </table:table-cell>
          <table:table-cell table:formula="of:=[.Z4]*2.20462" office:value-type="float" office:value="93.69635" calcext:value-type="float">
            <text:p>93.696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3"/>
          <table:table-cell table:formula="of:=[.Z4]*[.AB4]*[.AC4]*[.AD4]*[.AE4]*[.AF4]" office:value-type="float" office:value="122.4" calcext:value-type="float">
            <text:p>122.4</text:p>
          </table:table-cell>
          <table:table-cell table:style-name="ce42" table:formula="of:=[.AJ4]*2.20462" office:value-type="float" office:value="269.845488" calcext:value-type="float">
            <text:p>269.85</text:p>
          </table:table-cell>
          <table:table-cell table:style-name="ce42" table:formula="of:=[.AK4]/2000" office:value-type="float" office:value="0.134922744" calcext:value-type="float">
            <text:p>0.1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7" calcext:value-type="percentage">
            <text:p>7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197:.E197])" office:value-type="string" office:string-value="900% Body Enhancement" calcext:value-type="string">
            <text:p>900% Body Enhancement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5]*(1+[.AA16])" office:value-type="float" office:value="3600" calcext:value-type="float">
            <text:p>3600.0</text:p>
          </table:table-cell>
          <table:table-cell/>
          <table:table-cell table:style-name="ce6"/>
          <table:table-cell table:style-name="ce6" table:formula="of:=[.U12]" office:value-type="float" office:value="6.06" calcext:value-type="float">
            <text:p>6.06</text:p>
          </table:table-cell>
          <table:table-cell table:style-name="ce12" table:formula="of:=[.U12]" office:value-type="percentage" office:value="6.06" calcext:value-type="percentage">
            <text:p>606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4"/>
          <table:table-cell office:value-type="string" calcext:value-type="string">
            <text:p>w/Mantle:</text:p>
          </table:table-cell>
          <table:table-cell table:style-name="ce14" table:formula="of:=[.$S$2]*[.V5]" office:value-type="float" office:value="152.6797525" calcext:value-type="float">
            <text:p>152.7</text:p>
          </table:table-cell>
          <table:table-cell table:style-name="ce10" table:formula="of:=1.1%*(1+[.R16]+500%)/60" office:value-type="percentage" office:value="0.0043175" calcext:value-type="percentage">
            <text:p>0.43%</text:p>
          </table:table-cell>
          <table:table-cell table:style-name="ce9" table:formula="of:=[.V5]*60" office:value-type="percentage" office:value="0.25905" calcext:value-type="percentage">
            <text:p>25.91%</text:p>
          </table:table-cell>
          <table:table-cell table:number-columns-repeated="13"/>
          <table:table-cell table:style-name="ce42" table:number-columns-repeated="2"/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8" calcext:value-type="percentage">
            <text:p>8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198:.E198])" office:value-type="string" office:string-value="300% Healing" calcext:value-type="string">
            <text:p>300% Healing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8" office:value-type="float" office:value="1650" calcext:value-type="float">
            <text:p>1650</text:p>
          </table:table-cell>
          <table:table-cell table:style-name="ce5" table:formula="of:=[.E6]*(1+[.AD16])" office:value-type="float" office:value="24832.5" calcext:value-type="float">
            <text:p>24832.5</text:p>
          </table:table-cell>
          <table:table-cell/>
          <table:table-cell table:style-name="ce6"/>
          <table:table-cell table:style-name="ce6" table:formula="of:=[.T17]" office:value-type="float" office:value="0" calcext:value-type="float">
            <text:p>0</text:p>
          </table:table-cell>
          <table:table-cell table:style-name="ce12" table:formula="of:=[.U16]" office:value-type="percentage" office:value="19.5" calcext:value-type="percentage">
            <text:p>1950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2"/>
          <table:table-cell office:value-type="string" calcext:value-type="string">
            <text:p>Maxed:</text:p>
          </table:table-cell>
          <table:table-cell table:formula="of:=[.AJ2]*6" office:value-type="float" office:value="1512" calcext:value-type="float">
            <text:p>1512</text:p>
          </table:table-cell>
          <table:table-cell table:formula="of:=[.AK2]*6" office:value-type="float" office:value="3333.38544" calcext:value-type="float">
            <text:p>3333.38544</text:p>
          </table:table-cell>
          <table:table-cell table:formula="of:=[.AL2]*6" office:value-type="float" office:value="1.66669272" calcext:value-type="float">
            <text:p>1.66669272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" calcext:value-type="percentage">
            <text:p>10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199:.E199])" office:value-type="string" office:string-value="200% Ashen" calcext:value-type="string">
            <text:p>200% Ashen</text:p>
          </table:table-cell>
          <table:table-cell table:number-columns-repeated="2"/>
          <table:table-cell office:value-type="string" calcext:value-type="string">
            <text:p>Wis</text:p>
          </table:table-cell>
          <table:table-cell table:style-name="ce8" office:value-type="float" office:value="1750" calcext:value-type="float">
            <text:p>1750</text:p>
          </table:table-cell>
          <table:table-cell table:style-name="ce5" table:formula="of:=[.E7]*2" office:value-type="float" office:value="3500" calcext:value-type="float">
            <text:p>3500.0</text:p>
          </table:table-cell>
          <table:table-cell table:number-columns-repeated="5"/>
          <table:table-cell table:style-name="ce9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2" calcext:value-type="percentage">
            <text:p>12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200:.E200])" office:value-type="string" office:string-value="100% Space" calcext:value-type="string">
            <text:p>100% Space</text:p>
          </table:table-cell>
          <table:table-cell table:number-columns-repeated="3"/>
          <table:table-cell table:style-name="ce9"/>
          <table:table-cell table:formula="of:=[.B18]" office:value-type="string" office:string-value="The Arcane Eternal" calcext:value-type="string">
            <text:p>The Arcane Eternal</text:p>
          </table:table-cell>
          <table:table-cell table:formula="of:=[.B30]" office:value-type="string" office:string-value="The Ashen Titan" calcext:value-type="string">
            <text:p>The Ashen Titan</text:p>
          </table:table-cell>
          <table:table-cell table:formula="of:=[.B42]" office:value-type="string" office:string-value="The Faen Valkyrie" calcext:value-type="string">
            <text:p>The Faen Valkyrie</text:p>
          </table:table-cell>
          <table:table-cell table:number-columns-repeated="8"/>
          <table:table-cell office:value-type="string" calcext:value-type="string">
            <text:p>Mitigation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Mult</text:p>
          </table:table-cell>
          <table:table-cell office:value-type="string" calcext:value-type="string">
            <text:p>Add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4" calcext:value-type="percentage">
            <text:p>14.00%</text:p>
          </table:table-cell>
          <table:table-cell table:number-columns-repeated="962"/>
        </table:table-row>
        <table:table-row table:style-name="ro1">
          <table:table-cell table:number-columns-repeated="3"/>
          <table:table-cell office:value-type="string" calcext:value-type="string">
            <text:p>Body Enhancement</text:p>
          </table:table-cell>
          <table:table-cell table:style-name="ce9" table:formula="of:=SUM([.F9:.H9])" office:value-type="percentage" office:value="9" calcext:value-type="percentage">
            <text:p>900.00%</text:p>
          </table:table-cell>
          <table:table-cell table:number-columns-repeated="2" table:style-name="ce9" office:value-type="percentage" office:value="4" calcext:value-type="percentage">
            <text:p>400.00%</text:p>
          </table:table-cell>
          <table:table-cell table:style-name="ce9" office:value-type="percentage" office:value="1" calcext:value-type="percentage">
            <text:p>100.00%</text:p>
          </table:table-cell>
          <table:table-cell table:number-columns-repeated="7"/>
          <table:table-cell office:value-type="string" calcext:value-type="string">
            <text:p>EH-P</text:p>
          </table:table-cell>
          <table:table-cell table:number-columns-repeated="2"/>
          <table:table-cell table:formula="of:=[.$S$2]/(1/(1+[.$O$16]))/(1/(1+[.$AV$16]))" office:value-type="float" office:value="13799420.586" calcext:value-type="float">
            <text:p>13799420.586</text:p>
          </table:table-cell>
          <table:table-cell table:style-name="ce6" office:value-type="string" calcext:value-type="string">
            <text:p>EH-Bal</text:p>
          </table:table-cell>
          <table:table-cell table:style-name="ce6" table:formula="of:=([.S9]+[.S10])/2" office:value-type="float" office:value="45027509.372118" calcext:value-type="float">
            <text:p>45027509.372118</text:p>
          </table:table-cell>
          <table:table-cell table:style-name="ce6" table:formula="of:=([.S11]+[.S12])/2" office:value-type="float" office:value="2026052.359" calcext:value-type="float">
            <text:p>2026052.359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6" calcext:value-type="percentage">
            <text:p>16.00%</text:p>
          </table:table-cell>
          <table:table-cell table:number-columns-repeated="962"/>
        </table:table-row>
        <table:table-row table:style-name="ro1">
          <table:table-cell table:formula="of:=COM.MICROSOFT.CONCAT(&quot;Vit: &quot;; [.M202];[.E2])" office:value-type="string" office:string-value="Vit: 1720" calcext:value-type="string">
            <text:p>Vit: 1720</text:p>
          </table:table-cell>
          <table:table-cell table:number-columns-repeated="2"/>
          <table:table-cell office:value-type="string" calcext:value-type="string">
            <text:p>Healing</text:p>
          </table:table-cell>
          <table:table-cell table:style-name="ce9" table:formula="of:=SUM([.F10:.H10])" office:value-type="percentage" office:value="3" calcext:value-type="percentage">
            <text:p>300.00%</text:p>
          </table:table-cell>
          <table:table-cell table:style-name="ce9" office:value-type="percentage" office:value="3" calcext:value-type="percentage">
            <text:p>300.00%</text:p>
          </table:table-cell>
          <table:table-cell table:number-columns-repeated="9"/>
          <table:table-cell office:value-type="string" calcext:value-type="string">
            <text:p>EH-M</text:p>
          </table:table-cell>
          <table:table-cell table:number-columns-repeated="2"/>
          <table:table-cell table:formula="of:=[.$S$2]/(1/(1+[.$O$16]))/(1/(1+[.$AJ$16]))/(1/(1+[.$AV$16]))" office:value-type="float" office:value="76255598.158236" calcext:value-type="float">
            <text:p>76255598.158236</text:p>
          </table:table-cell>
          <table:table-cell table:style-name="ce6" office:value-type="string" calcext:value-type="string">
            <text:p>Resil</text:p>
          </table:table-cell>
          <table:table-cell table:style-name="ce10" table:formula="of:=[.O16]" office:value-type="percentage" office:value="46.88" calcext:value-type="percentage">
            <text:p>4688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9" office:value-type="percentage" office:value="0.09" calcext:value-type="percentage">
            <text:p>9.00%</text:p>
          </table:table-cell>
          <table:table-cell table:style-name="ce9" office:value-type="percentage" office:value="0.18" calcext:value-type="percentage">
            <text:p>18.00%</text:p>
          </table:table-cell>
          <table:table-cell table:number-columns-repeated="962"/>
        </table:table-row>
        <table:table-row table:style-name="ro1">
          <table:table-cell table:formula="of:=COM.MICROSOFT.CONCAT(&quot;End: &quot;;[.M203];[.E3])" office:value-type="string" office:string-value="End:  450" calcext:value-type="string">
            <text:p>End: <text:s/>450</text:p>
          </table:table-cell>
          <table:table-cell table:number-columns-repeated="2"/>
          <table:table-cell office:value-type="string" calcext:value-type="string">
            <text:p>Ashen</text:p>
          </table:table-cell>
          <table:table-cell table:style-name="ce9" table:formula="of:=SUM([.F11:.H11])" office:value-type="percentage" office:value="2" calcext:value-type="percentage">
            <text:p>200.00%</text:p>
          </table:table-cell>
          <table:table-cell/>
          <table:table-cell table:style-name="ce9" office:value-type="percentage" office:value="2" calcext:value-type="percentage">
            <text:p>200.00%</text:p>
          </table:table-cell>
          <table:table-cell table:number-columns-repeated="8"/>
          <table:table-cell office:value-type="string" calcext:value-type="string">
            <text:p>EH-P-Add</text:p>
          </table:table-cell>
          <table:table-cell table:style-name="ce19" table:formula="of:=1-1/(1+[.$O$16]+[.$AV$16]+[.$AM$16])" office:value-type="percentage" office:value="0.982239903385074" calcext:value-type="percentage">
            <text:p>98.2%</text:p>
          </table:table-cell>
          <table:table-cell table:formula="of:=1/(1-[.Q11])" office:value-type="float" office:value="56.3059999999999" calcext:value-type="float">
            <text:p>56.3059999999999</text:p>
          </table:table-cell>
          <table:table-cell table:formula="of:=[.$S$2]/(1/(1+[.$O$16]+[.$AV$16]))" office:value-type="float" office:value="1946025.89" calcext:value-type="float">
            <text:p>1946025.89</text:p>
          </table:table-cell>
          <table:table-cell table:style-name="ce6" office:value-type="string" calcext:value-type="string">
            <text:p>Speed</text:p>
          </table:table-cell>
          <table:table-cell table:style-name="ce10" table:formula="of:=[.AG16]" office:value-type="percentage" office:value="20.11" calcext:value-type="percentage">
            <text:p>2011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9" office:value-type="percentage" office:value="0.1" calcext:value-type="percentage">
            <text:p>10.00%</text:p>
          </table:table-cell>
          <table:table-cell table:style-name="ce9" office:value-type="percentage" office:value="0.2" calcext:value-type="percentage">
            <text:p>20.00%</text:p>
          </table:table-cell>
          <table:table-cell table:number-columns-repeated="962"/>
        </table:table-row>
        <table:table-row table:style-name="ro1">
          <table:table-cell table:formula="of:=COM.MICROSOFT.CONCAT(&quot;Str: &quot;; [.M204];[.F204];[.K204];[.G204];[.H204];[.I204])" office:value-type="string" office:string-value="Str:  545  [8,202.3]" calcext:value-type="string">
            <text:p>Str: <text:s/>545 <text:s/>[8,202.3]</text:p>
          </table:table-cell>
          <table:table-cell table:number-columns-repeated="2"/>
          <table:table-cell office:value-type="string" calcext:value-type="string">
            <text:p>Space</text:p>
          </table:table-cell>
          <table:table-cell table:style-name="ce9" table:formula="of:=SUM([.F12:.H12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7"/>
          <table:table-cell office:value-type="string" calcext:value-type="string">
            <text:p>EH-M-Add</text:p>
          </table:table-cell>
          <table:table-cell table:style-name="ce19" table:formula="of:=1-1/(1+[.$O$16]+[.$AJ$16]+[.$AV$16])" office:value-type="percentage" office:value="0.98320908052925" calcext:value-type="percentage">
            <text:p>98.3%</text:p>
          </table:table-cell>
          <table:table-cell table:formula="of:=1/(1-[.Q12])" office:value-type="float" office:value="59.5560000000001" calcext:value-type="float">
            <text:p>59.5560000000001</text:p>
          </table:table-cell>
          <table:table-cell table:formula="of:=[.$S$2]/(1/(1+[.$O$16]+[.$AJ$16]+[.$AV$16]))" office:value-type="float" office:value="2106078.828" calcext:value-type="float">
            <text:p>2106078.828</text:p>
          </table:table-cell>
          <table:table-cell table:style-name="ce6" office:value-type="string" calcext:value-type="string">
            <text:p>Reflex</text:p>
          </table:table-cell>
          <table:table-cell table:style-name="ce10" table:formula="of:=[.AP16]" office:value-type="percentage" office:value="6.06" calcext:value-type="percentage">
            <text:p>606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table:style-name="ce9" office:value-type="percentage" office:value="0.11" calcext:value-type="percentage">
            <text:p>11.00%</text:p>
          </table:table-cell>
          <table:table-cell table:style-name="ce9" office:value-type="percentage" office:value="0.22" calcext:value-type="percentage">
            <text:p>22.00%</text:p>
          </table:table-cell>
          <table:table-cell table:number-columns-repeated="962"/>
        </table:table-row>
        <table:table-row table:style-name="ro1">
          <table:table-cell table:formula="of:=COM.MICROSOFT.CONCAT(&quot;Dex: &quot;; [.M205];[.F205];[.K205];[.G205];[.H205];[.I205])" office:value-type="string" office:string-value="Dex:  450  [3,600.0]" calcext:value-type="string">
            <text:p>Dex: <text:s/>450 <text:s/>[3,600.0]</text:p>
          </table:table-cell>
          <table:table-cell table:number-columns-repeated="3"/>
          <table:table-cell table:style-name="ce9"/>
          <table:table-cell table:number-columns-repeated="10"/>
          <table:table-cell office:value-type="string" calcext:value-type="string">
            <text:p>EH-BAL</text:p>
          </table:table-cell>
          <table:table-cell table:style-name="ce19" table:formula="of:=([.Q11]+[.Q12])/2" office:value-type="percentage" office:value="0.982724491957162" calcext:value-type="percentage">
            <text:p>98.3%</text:p>
          </table:table-cell>
          <table:table-cell table:style-name="ce14" table:formula="of:=([.R11]+[.R12])/2" office:value-type="float" office:value="57.931" calcext:value-type="float">
            <text:p>57.9</text:p>
          </table:table-cell>
          <table:table-cell table:style-name="ce14" table:formula="of:=([.S11]+[.S12])/2" office:value-type="float" office:value="2026052.359" calcext:value-type="float">
            <text:p>2026052.4</text:p>
          </table:table-cell>
          <table:table-cell table:style-name="ce6" table:number-columns-repeated="2"/>
          <table:table-cell table:number-columns-repeated="15"/>
          <table:table-cell table:style-name="ce9" table:formula="of:=[.AK47]+[.AL47]*[.E47]" office:value-type="percentage" office:value="0.116" calcext:value-type="percentage">
            <text:p>11.60%</text:p>
          </table:table-cell>
          <table:table-cell table:number-columns-repeated="9"/>
          <table:table-cell table:style-name="ce9" table:formula="of:=([.AT24]+[.AU24]*[.$E24])" office:value-type="percentage" office:value="0.55" calcext:value-type="percentage">
            <text:p>55.00%</text:p>
          </table:table-cell>
          <table:table-cell/>
          <table:table-cell table:style-name="ce9" table:formula="of:=[.AW47]+[.AX47]*[.E47]" office:value-type="percentage" office:value="0.096" calcext:value-type="percentage">
            <text:p>9.60%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9" office:value-type="percentage" office:value="0.12" calcext:value-type="percentage">
            <text:p>12.00%</text:p>
          </table:table-cell>
          <table:table-cell table:style-name="ce9" office:value-type="percentage" office:value="0.24" calcext:value-type="percentage">
            <text:p>24.00%</text:p>
          </table:table-cell>
          <table:table-cell table:number-columns-repeated="962"/>
        </table:table-row>
        <table:table-row table:style-name="ro1">
          <table:table-cell table:formula="of:=COM.MICROSOFT.CONCAT(&quot;Int: &quot;;[.M206]; [.F206];[.K206];[.G206]; [.H206]; [.I206])" office:value-type="string" office:string-value="Int: 1650 [24,832.5]" calcext:value-type="string">
            <text:p>Int: 1650 [24,832.5]</text:p>
          </table:table-cell>
          <table:table-cell table:number-columns-repeated="3"/>
          <table:table-cell table:style-name="ce9"/>
          <table:table-cell table:number-columns-repeated="11"/>
          <table:table-cell table:style-name="ce19"/>
          <table:table-cell table:style-name="ce14" table:number-columns-repeated="2"/>
          <table:table-cell table:style-name="ce6" table:number-columns-repeated="2"/>
          <table:table-cell table:number-columns-repeated="15"/>
          <table:table-cell table:style-name="ce9"/>
          <table:table-cell table:number-columns-repeated="9"/>
          <table:table-cell table:style-name="ce9"/>
          <table:table-cell/>
          <table:table-cell table:style-name="ce9"/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9" office:value-type="percentage" office:value="0.13" calcext:value-type="percentage">
            <text:p>13.00%</text:p>
          </table:table-cell>
          <table:table-cell table:style-name="ce9" office:value-type="percentage" office:value="0.26" calcext:value-type="percentage">
            <text:p>26.00%</text:p>
          </table:table-cell>
          <table:table-cell table:number-columns-repeated="962"/>
        </table:table-row>
        <table:table-row table:style-name="ro1">
          <table:table-cell table:formula="of:=COM.MICROSOFT.CONCAT(&quot;Wis: &quot;; [.M207];[.E7])" office:value-type="string" office:string-value="Wis: 1750" calcext:value-type="string">
            <text:p>Wis: 1750</text:p>
          </table:table-cell>
          <table:table-cell table:number-columns-repeated="3"/>
          <table:table-cell table:style-name="ce9"/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9" office:value-type="percentage" office:value="0.14" calcext:value-type="percentage">
            <text:p>14.00%</text:p>
          </table:table-cell>
          <table:table-cell table:style-name="ce9" office:value-type="percentage" office:value="0.28" calcext:value-type="percentage">
            <text:p>28.00%</text:p>
          </table:table-cell>
          <table:table-cell table:number-columns-repeated="962"/>
        </table:table-row>
        <table:table-row table:style-name="ro1">
          <table:table-cell table:number-columns-repeated="4"/>
          <table:table-cell table:style-name="ce9"/>
          <table:table-cell table:number-columns-repeated="8"/>
          <table:table-cell office:value-type="string" calcext:value-type="string">
            <text:p>Total:</text:p>
          </table:table-cell>
          <table:table-cell table:style-name="ce10" table:formula="of:=SUM([.O21:.O158])" office:value-type="percentage" office:value="46.88" calcext:value-type="percentage">
            <text:p>4688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R21:.R158])" office:value-type="percentage" office:value="17.55" calcext:value-type="percentage">
            <text:p>175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U21:.U158])" office:value-type="percentage" office:value="19.5" calcext:value-type="percentage">
            <text:p>19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X21:.X158])" office:value-type="percentage" office:value="14.05" calcext:value-type="percentage">
            <text:p>1405.00%</text:p>
          </table:table-cell>
          <table:table-cell table:style-name="ce10"/>
          <table:table-cell office:value-type="string" calcext:value-type="string">
            <text:p>Total:</text:p>
          </table:table-cell>
          <table:table-cell table:style-name="ce10" table:formula="of:=SUM([.AA21:.AA158])" office:value-type="percentage" office:value="7" calcext:value-type="percentage">
            <text:p>700.00%</text:p>
          </table:table-cell>
          <table:table-cell table:style-name="ce10" table:number-columns-repeated="2"/>
          <table:table-cell table:style-name="ce10" table:formula="of:=SUM([.AD21:.AD158])" office:value-type="percentage" office:value="14.05" calcext:value-type="percentage">
            <text:p>140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G21:.AG158])" office:value-type="percentage" office:value="20.11" calcext:value-type="percentage">
            <text:p>2011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J21:.AJ158])" office:value-type="percentage" office:value="4.526" calcext:value-type="percentage">
            <text:p>452.6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M21:.AM158])" office:value-type="percentage" office:value="1.276" calcext:value-type="percentage">
            <text:p>127.6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P21:.AP158])" office:value-type="percentage" office:value="6.06" calcext:value-type="percentage">
            <text:p>606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S21:.AS158])" office:value-type="percentage" office:value="7.8" calcext:value-type="percentage">
            <text:p>78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V21:.AV158])" office:value-type="percentage" office:value="7.15" calcext:value-type="percentage">
            <text:p>71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Y21:.AY158])" office:value-type="percentage" office:value="1.056" calcext:value-type="percentage">
            <text:p>105.60%</text:p>
          </table:table-cell>
          <table:table-cell table:style-name="ce6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9" office:value-type="percentage" office:value="0.15" calcext:value-type="percentage">
            <text:p>15.00%</text:p>
          </table:table-cell>
          <table:table-cell table:style-name="ce9" office:value-type="percentage" office:value="0.3" calcext:value-type="percentage">
            <text:p>30.00%</text:p>
          </table:table-cell>
          <table:table-cell table:style-name="ce6" table:number-columns-repeated="962"/>
        </table:table-row>
        <table:table-row table:style-name="ro1">
          <table:table-cell table:style-name="ce14" table:formula="of:=COM.MICROSOFT.CONCAT(&quot;Resilience: &quot;; [.F209])" office:value-type="string" office:string-value="Resilience: 4,688.0%" calcext:value-type="string">
            <text:p>Resilience: 4,688.0%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Heal</text:p>
          </table:table-cell>
          <table:table-cell table:style-name="ce6" office:value-type="string" calcext:value-type="string">
            <text:p>Ash</text:p>
          </table:table-cell>
          <table:table-cell table:style-name="ce6" office:value-type="string" calcext:value-type="string">
            <text:p>Space</text:p>
          </table:table-cell>
          <table:table-cell table:style-name="ce6" office:value-type="string" calcext:value-type="string">
            <text:p>Multiplier</text:p>
          </table:table-cell>
          <table:table-cell table:style-name="ce6" office:value-type="string" calcext:value-type="string">
            <text:p>Raw</text:p>
          </table:table-cell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Resilience</text:p>
          </table:table-cell>
          <table:table-cell table:style-name="ce6" table:number-columns-repeated="2"/>
          <table:table-cell table:style-name="ce6" office:value-type="string" calcext:value-type="string">
            <text:p>Regen</text:p>
          </table:table-cell>
          <table:table-cell table:style-name="ce6" table:number-columns-repeated="2"/>
          <table:table-cell table:style-name="ce6" office:value-type="string" calcext:value-type="string">
            <text:p>Damage</text:p>
          </table:table-cell>
          <table:table-cell table:style-name="ce6" table:number-columns-repeated="2"/>
          <table:table-cell table:style-name="ce6" office:value-type="string" calcext:value-type="string">
            <text:p>Strength</text:p>
          </table:table-cell>
          <table:table-cell table:style-name="ce6" table:number-columns-repeated="2"/>
          <table:table-cell table:style-name="ce6" office:value-type="string" calcext:value-type="string">
            <text:p>Dexterity</text:p>
          </table:table-cell>
          <table:table-cell table:style-name="ce6" table:number-columns-repeated="2"/>
          <table:table-cell table:style-name="ce6" office:value-type="string" calcext:value-type="string">
            <text:p>Intelligence</text:p>
          </table:table-cell>
          <table:table-cell table:style-name="ce6" table:number-columns-repeated="2"/>
          <table:table-cell table:style-name="ce6" office:value-type="string" calcext:value-type="string">
            <text:p>Speed</text:p>
          </table:table-cell>
          <table:table-cell table:style-name="ce6" table:number-columns-repeated="2"/>
          <table:table-cell table:style-name="ce6" office:value-type="string" calcext:value-type="string">
            <text:p>Magic Resistance</text:p>
          </table:table-cell>
          <table:table-cell table:style-name="ce6" table:number-columns-repeated="2"/>
          <table:table-cell table:style-name="ce6" office:value-type="string" calcext:value-type="string">
            <text:p>Physical Resistance</text:p>
          </table:table-cell>
          <table:table-cell table:style-name="ce6" table:number-columns-repeated="2"/>
          <table:table-cell table:style-name="ce6" office:value-type="string" calcext:value-type="string">
            <text:p>Reflexes</text:p>
          </table:table-cell>
          <table:table-cell table:style-name="ce6" table:number-columns-repeated="2"/>
          <table:table-cell table:style-name="ce6" office:value-type="string" calcext:value-type="string">
            <text:p>Perception</text:p>
          </table:table-cell>
          <table:table-cell table:style-name="ce6" table:number-columns-repeated="2"/>
          <table:table-cell table:style-name="ce6" office:value-type="string" calcext:value-type="string">
            <text:p>Durability</text:p>
          </table:table-cell>
          <table:table-cell table:style-name="ce6" table:number-columns-repeated="2"/>
          <table:table-cell table:style-name="ce6" office:value-type="string" calcext:value-type="string">
            <text:p>Health</text:p>
          </table:table-cell>
          <table:table-cell table:style-name="ce6" table:number-columns-repeated="2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9" office:value-type="percentage" office:value="0.16" calcext:value-type="percentage">
            <text:p>16.00%</text:p>
          </table:table-cell>
          <table:table-cell table:style-name="ce9" office:value-type="percentage" office:value="0.32" calcext:value-type="percentage">
            <text:p>32.00%</text:p>
          </table:table-cell>
          <table:table-cell table:number-columns-repeated="962"/>
        </table:table-row>
        <table:table-row table:style-name="ro1">
          <table:table-cell table:style-name="ce9" table:formula="of:=COM.MICROSOFT.CONCAT(&quot;Speed+:     &quot;;[.F210])" office:value-type="string" office:string-value="Speed+:     2,011.0%" calcext:value-type="string">
            <text:p>Speed+: <text:s text:c="4"/>2,011.0%</text:p>
          </table:table-cell>
          <table:table-cell table:style-name="ce6" office:value-type="string" calcext:value-type="string">
            <text:p>The Arcane Eternal</text:p>
          </table:table-cell>
          <table:table-cell/>
          <table:table-cell table:style-name="ce6" table:formula="of:=[.B1]" office:value-type="float" office:value="505" calcext:value-type="float">
            <text:p>505</text:p>
          </table:table-cell>
          <table:table-cell table:number-columns-repeated="8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style-name="ce2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9" office:value-type="percentage" office:value="0.34" calcext:value-type="percentage">
            <text:p>34.00%</text:p>
          </table:table-cell>
          <table:table-cell table:style-name="ce2" table:number-columns-repeated="962"/>
        </table:table-row>
        <table:table-row table:style-name="ro1">
          <table:table-cell table:style-name="ce9" table:formula="of:=COM.MICROSOFT.CONCAT(&quot;Damage+:    &quot;; [.F211])" office:value-type="string" office:string-value="Damage+:    1,950.0%" calcext:value-type="string">
            <text:p>Damage+: <text:s text:c="3"/>1,950.0%</text:p>
          </table:table-cell>
          <table:table-cell table:style-name="ce2" office:value-type="string" calcext:value-type="string">
            <text:p>Archon Strike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19]+([.C19]-1)*20" office:value-type="float" office:value="70" calcext:value-type="float">
            <text:p>7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34" table:formula="of:=1+IF([.F19]=1;[.$E$9];0%)+IF([.H19]=1;[.$E$11];0%)+IF([.G19]=1;[.$E$10];0%)" office:value-type="percentage" office:value="4" calcext:value-type="percentage">
            <text:p>400.00%</text:p>
          </table:table-cell>
          <table:table-cell table:style-name="ce2" table:number-columns-repeated="41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9" office:value-type="percentage" office:value="0.18" calcext:value-type="percentage">
            <text:p>18.00%</text:p>
          </table:table-cell>
          <table:table-cell table:style-name="ce9" office:value-type="percentage" office:value="0.36" calcext:value-type="percentage">
            <text:p>36.00%</text:p>
          </table:table-cell>
          <table:table-cell table:number-columns-repeated="962"/>
        </table:table-row>
        <table:table-row table:style-name="ro1">
          <table:table-cell/>
          <table:table-cell office:value-type="string" calcext:value-type="string">
            <text:p>Sentinel Reconstruction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formula="of:=[.D20]+([.C20]-1)*20" office:value-type="float" office:value="41" calcext:value-type="float">
            <text:p>4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F20]=1;[.$E$9];0%)+IF([.H20]=1;[.$E$11];0%)+IF([.G20]=1;[.$E$10];0%)" office:value-type="percentage" office:value="4" calcext:value-type="percentage">
            <text:p>400.00%</text:p>
          </table:table-cell>
          <table:table-cell table:number-columns-repeated="41"/>
          <table:table-cell table:style-name="ce3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9" office:value-type="percentage" office:value="0.19" calcext:value-type="percentage">
            <text:p>19.00%</text:p>
          </table:table-cell>
          <table:table-cell table:style-name="ce9" office:value-type="percentage" office:value="0.38" calcext:value-type="percentage">
            <text:p>38.00%</text:p>
          </table:table-cell>
          <table:table-cell table:style-name="ce3" table:number-columns-repeated="962"/>
        </table:table-row>
        <table:table-row table:style-name="ro1">
          <table:table-cell table:formula="of:=COM.MICROSOFT.CONCAT(&quot;Health: &quot;; [.E213];[.C213])" office:value-type="string" office:string-value="Health:   35,363" calcext:value-type="string">
            <text:p>Health: <text:s text:c="2"/>35,363</text:p>
          </table:table-cell>
          <table:table-cell table:style-name="ce3" office:value-type="string" calcext:value-type="string">
            <text:p>Azarinth Awakening [E]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3" table:formula="of:=[.D21]+([.C21]-1)*20" office:value-type="float" office:value="41" calcext:value-type="float">
            <text:p>4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5" table:formula="of:=1+IF([.F21]=1;[.$E$9];0%)+IF([.H21]=1;[.$E$11];0%)+IF([.G21]=1;[.$E$10];0%)" office:value-type="percentage" office:value="10" calcext:value-type="percentage">
            <text:p>1000.00%</text:p>
          </table:table-cell>
          <table:table-cell table:style-name="ce35" table:formula="of:=([.M21]+[.N21]*[.$E21])" office:value-type="percentage" office:value="0.705" calcext:value-type="percentage">
            <text:p>70.50%</text:p>
          </table:table-cell>
          <table:table-cell table:style-name="ce35" table:formula="of:=[.O21]" office:value-type="percentage" office:value="7.05" calcext:value-type="percentage">
            <text:p>705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M21]+[.N21]*[.$E21])*[.$J21]" office:value-type="percentage" office:value="7.05" calcext:value-type="percentage">
            <text:p>705.00%</text:p>
          </table:table-cell>
          <table:table-cell table:style-name="ce3" table:number-columns-repeated="6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V21]+[.W21]*[.$E21])*[.$J21]" office:value-type="percentage" office:value="7.05" calcext:value-type="percentage">
            <text:p>705.00%</text:p>
          </table:table-cell>
          <table:table-cell table:style-name="ce35" table:number-columns-repeated="3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B21]+[.AC21]*[.$E21])*[.$J21]" office:value-type="percentage" office:value="7.05" calcext:value-type="percentage">
            <text:p>705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E21]+[.AF21]*[.$E21])*[.$J21]" office:value-type="percentage" office:value="7.05" calcext:value-type="percentage">
            <text:p>705.00%</text:p>
          </table:table-cell>
          <table:table-cell table:style-name="ce3" table:number-columns-repeated="18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9" office:value-type="percentage" office:value="0.2" calcext:value-type="percentage">
            <text:p>20.00%</text:p>
          </table:table-cell>
          <table:table-cell table:style-name="ce9" office:value-type="percentage" office:value="0.4" calcext:value-type="percentage">
            <text:p>40.00%</text:p>
          </table:table-cell>
          <table:table-cell table:number-columns-repeated="962"/>
        </table:table-row>
        <table:table-row table:style-name="ro1">
          <table:table-cell table:formula="of:=COM.MICROSOFT.CONCAT(&quot;Stamina:&quot;; [.E214];[.C214])" office:value-type="string" office:string-value="Stamina:   4,500" calcext:value-type="string">
            <text:p>Stamina: <text:s text:c="2"/>4,500</text:p>
          </table:table-cell>
          <table:table-cell office:value-type="string" calcext:value-type="string">
            <text:p>Transfer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22]+([.C22]-1)*20" office:value-type="float" office:value="70" calcext:value-type="float">
            <text:p>70</text:p>
          </table:table-cell>
          <table:table-cell table:number-columns-repeated="4"/>
          <table:table-cell table:style-name="ce9" table:formula="of:=1+IF([.F22]=1;[.$E$9];0%)+IF([.H22]=1;[.$E$11];0%)+IF([.G22]=1;[.$E$10];0%)" office:value-type="percentage" office:value="1" calcext:value-type="percentage">
            <text:p>100.00%</text:p>
          </table:table-cell>
          <table:table-cell table:style-name="ce9" table:number-columns-repeated="5"/>
          <table:table-cell table:number-columns-repeated="6"/>
          <table:table-cell table:style-name="ce9" table:number-columns-repeated="12"/>
          <table:table-cell table:number-columns-repeated="18"/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style-name="ce36" office:value-type="percentage" office:value="0.26" calcext:value-type="percentage">
            <text:p>26.00%</text:p>
          </table:table-cell>
          <table:table-cell table:style-name="ce9" office:value-type="percentage" office:value="0.42" calcext:value-type="percentage">
            <text:p>42.00%</text:p>
          </table:table-cell>
          <table:table-cell table:style-name="ce4" table:number-columns-repeated="962"/>
        </table:table-row>
        <table:table-row table:style-name="ro1">
          <table:table-cell table:formula="of:=COM.MICROSOFT.CONCAT(&quot;Mana:   &quot;; [.E215];[.C215])" office:value-type="string" office:string-value="Mana:    105,000" calcext:value-type="string">
            <text:p>Mana: <text:s text:c="3"/>105,000</text:p>
          </table:table-cell>
          <table:table-cell table:style-name="ce4" office:value-type="string" calcext:value-type="string">
            <text:p>Arcane Dominion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style-name="ce4" table:formula="of:=[.D23]+([.C23]-1)*20" office:value-type="float" office:value="70" calcext:value-type="float">
            <text:p>70</text:p>
          </table:table-cell>
          <table:table-cell table:style-name="ce4" table:number-columns-repeated="4"/>
          <table:table-cell table:style-name="ce36" table:formula="of:=1+IF([.F23]=1;[.$E$9];0%)+IF([.H23]=1;[.$E$11];0%)+IF([.G23]=1;[.$E$10];0%)" office:value-type="percentage" office:value="1" calcext:value-type="percentage">
            <text:p>100.00%</text:p>
          </table:table-cell>
          <table:table-cell table:style-name="ce36" table:number-columns-repeated="5"/>
          <table:table-cell table:style-name="ce4" table:number-columns-repeated="6"/>
          <table:table-cell table:style-name="ce36" table:number-columns-repeated="12"/>
          <table:table-cell table:style-name="ce4" table:number-columns-repeated="18"/>
          <table:table-cell table:style-name="ce13" table:number-columns-repeated="6"/>
          <table:table-cell table:number-columns-repeated="2" table:style-name="ce13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style-name="ce37" office:value-type="percentage" office:value="0.27" calcext:value-type="percentage">
            <text:p>27.00%</text:p>
          </table:table-cell>
          <table:table-cell table:style-name="ce9" office:value-type="percentage" office:value="0.44" calcext:value-type="percentage">
            <text:p>44.00%</text:p>
          </table:table-cell>
          <table:table-cell table:style-name="ce13" table:number-columns-repeated="962"/>
        </table:table-row>
        <table:table-row table:style-name="ro1">
          <table:table-cell/>
          <table:table-cell table:style-name="ce13" office:value-type="string" calcext:value-type="string">
            <text:p>Sentinel Core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24]+([.C24]-1)*20" office:value-type="float" office:value="70" calcext:value-type="float">
            <text:p>7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F24]=1;[.$E$9];0%)+IF([.H24]=1;[.$E$11];0%)+IF([.G24]=1;[.$E$10];0%)" office:value-type="percentage" office:value="13" calcext:value-type="percentage">
            <text:p>1300.00%</text:p>
          </table:table-cell>
          <table:table-cell table:style-name="ce37" table:formula="of:=([.P24]+[.Q24]*[.$E24])" office:value-type="percentage" office:value="1.35" calcext:value-type="percentage">
            <text:p>135.00%</text:p>
          </table:table-cell>
          <table:table-cell table:style-name="ce37" table:formula="of:=[.R24]" office:value-type="percentage" office:value="17.55" calcext:value-type="percentage">
            <text:p>1755.00%</text:p>
          </table:table-cell>
          <table:table-cell table:style-name="ce13" table:number-columns-repeated="3"/>
          <table:table-cell table:style-name="ce37" office:value-type="percentage" office:value="1" calcext:value-type="percentage">
            <text:p>10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P24]+[.Q24]*[.$E24])*[.$J24]" office:value-type="percentage" office:value="17.55" calcext:value-type="percentage">
            <text:p>1755.00%</text:p>
          </table:table-cell>
          <table:table-cell table:style-name="ce13" table:number-columns-repeated="15"/>
          <table:table-cell table:style-name="ce37" office:value-type="percentage" office:value="0.25" calcext:value-type="percentage">
            <text:p>25.00%</text:p>
          </table:table-cell>
          <table:table-cell table:style-name="ce13" office:value-type="float" office:value="0" calcext:value-type="float">
            <text:p>0</text:p>
          </table:table-cell>
          <table:table-cell table:style-name="ce37" table:formula="of:=([.AH24]+[.AI24]*[.$E24])*[.$J24]" office:value-type="percentage" office:value="3.25" calcext:value-type="percentage">
            <text:p>325.00%</text:p>
          </table:table-cell>
          <table:table-cell table:style-name="ce37" table:number-columns-repeated="3"/>
          <table:table-cell table:style-name="ce13" table:number-columns-repeated="6"/>
          <table:table-cell table:style-name="ce37" office:value-type="percentage" office:value="0.2" calcext:value-type="percentage">
            <text:p>2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T24]+[.AU24]*[.$E24])*[.$J24]" office:value-type="percentage" office:value="7.15" calcext:value-type="percentage">
            <text:p>715.00%</text:p>
          </table:table-cell>
          <table:table-cell table:style-name="ce13" table:number-columns-repeated="3"/>
          <table:table-cell table:style-name="ce15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style-name="ce36" office:value-type="percentage" office:value="0.28" calcext:value-type="percentage">
            <text:p>28.00%</text:p>
          </table:table-cell>
          <table:table-cell table:style-name="ce9" office:value-type="percentage" office:value="0.46" calcext:value-type="percentage">
            <text:p>46.00%</text:p>
          </table:table-cell>
          <table:table-cell table:style-name="ce15" table:number-columns-repeated="962"/>
        </table:table-row>
        <table:table-row table:style-name="ro1">
          <table:table-cell office:value-type="string" calcext:value-type="string">
            <text:p>Regen:</text:p>
          </table:table-cell>
          <table:table-cell table:style-name="ce15" office:value-type="string" calcext:value-type="string">
            <text:p>Eternal Brawling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25]+([.C25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38" table:formula="of:=1+IF([.F25]=1;[.$E$9];0%)+IF([.H25]=1;[.$E$11];0%)+IF([.G25]=1;[.$E$10];0%)" office:value-type="percentage" office:value="10" calcext:value-type="percentage">
            <text:p>1000.00%</text:p>
          </table:table-cell>
          <table:table-cell table:style-name="ce38" table:formula="of:=([.S25]+[.T25]*[.$E25])" office:value-type="percentage" office:value="1.1" calcext:value-type="percentage">
            <text:p>110.00%</text:p>
          </table:table-cell>
          <table:table-cell table:style-name="ce38" table:formula="of:=[.U25]" office:value-type="percentage" office:value="11" calcext:value-type="percentage">
            <text:p>1100.00%</text:p>
          </table:table-cell>
          <table:table-cell table:style-name="ce15" table:number-columns-repeated="6"/>
          <table:table-cell table:style-name="ce38" office:value-type="percentage" office:value="0.75" calcext:value-type="percentage">
            <text:p>7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S25]+[.T25]*[.$E25])*[.$J25]" office:value-type="percentage" office:value="11" calcext:value-type="percentage">
            <text:p>1100.00%</text:p>
          </table:table-cell>
          <table:table-cell table:style-name="ce15" table:number-columns-repeated="30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37" office:value-type="percentage" office:value="0.29" calcext:value-type="percentage">
            <text:p>29.00%</text:p>
          </table:table-cell>
          <table:table-cell table:style-name="ce9" office:value-type="percentage" office:value="0.48" calcext:value-type="percentage">
            <text:p>48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D218:.K218])" office:value-type="string" office:string-value="hp/sec:   0.34% [120.3] [294.0 seconds]" calcext:value-type="string">
            <text:p>hp/sec: <text:s text:c="2"/>0.34% [120.3] [294.0 seconds]</text:p>
          </table:table-cell>
          <table:table-cell table:style-name="ce13" office:value-type="string" calcext:value-type="string">
            <text:p>Eternal Huntr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26]+([.C26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6]=1;[.$E$9];0%)+IF([.H26]=1;[.$E$11];0%)+IF([.G26]=1;[.$E$10];0%)" office:value-type="percentage" office:value="10" calcext:value-type="percentage">
            <text:p>10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0"/>
          <table:table-cell table:style-name="ce16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36" office:value-type="percentage" office:value="0.3" calcext:value-type="percentage">
            <text:p>30.00%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16" table:number-columns-repeated="962"/>
        </table:table-row>
        <table:table-row table:style-name="ro1">
          <table:table-cell table:formula="of:=COM.MICROSOFT.CONCAT([.D219:.K219])" office:value-type="string" office:string-value="w/Mantle: 0.43% [152.7] [231.6 seconds]" calcext:value-type="string">
            <text:p>w/Mantle: 0.43% [152.7] [231.6 seconds]</text:p>
          </table:table-cell>
          <table:table-cell table:style-name="ce16" office:value-type="string" calcext:value-type="string">
            <text:p>Eternal Sight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27]+([.C27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39" table:formula="of:=1+IF([.F27]=1;[.$E$9];0%)+IF([.H27]=1;[.$E$11];0%)+IF([.G27]=1;[.$E$10];0%)" office:value-type="percentage" office:value="10" calcext:value-type="percentage">
            <text:p>1000.00%</text:p>
          </table:table-cell>
          <table:table-cell table:style-name="ce39" table:number-columns-repeated="2"/>
          <table:table-cell table:style-name="ce16" table:number-columns-repeated="6"/>
          <table:table-cell table:style-name="ce39" table:number-columns-repeated="3"/>
          <table:table-cell table:style-name="ce16" table:number-columns-repeated="30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style-name="ce37" office:value-type="percentage" office:value="0.31" calcext:value-type="percentage">
            <text:p>31.00%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D220:.K220])" office:value-type="string" office:string-value="mp/sec:   0.33% [341.3] [307.7 seconds]" calcext:value-type="string">
            <text:p>mp/sec: <text:s text:c="2"/>0.33% [341.3] [307.7 seconds]</text:p>
          </table:table-cell>
          <table:table-cell table:style-name="ce13" office:value-type="string" calcext:value-type="string">
            <text:p>Arcane Circulation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28]+([.C28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8]=1;[.$E$9];0%)+IF([.H28]=1;[.$E$11];0%)+IF([.G28]=1;[.$E$10];0%)" office:value-type="percentage" office:value="10" calcext:value-type="percentage">
            <text:p>10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0"/>
          <table:table-cell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style-name="ce36" office:value-type="percentage" office:value="0.32" calcext:value-type="percentage">
            <text:p>32.00%</text:p>
          </table:table-cell>
          <table:table-cell table:style-name="ce9" office:value-type="percentage" office:value="0.54" calcext:value-type="percentage">
            <text:p>54.00%</text:p>
          </table:table-cell>
          <table:table-cell table:number-columns-repeated="962"/>
        </table:table-row>
        <table:table-row table:style-name="ro1">
          <table:table-cell table:formula="of:=COM.MICROSOFT.CONCAT([.D221:.K221])" office:value-type="string" office:string-value="w/Med:    0.40% [422.1] [248.8 seconds]" calcext:value-type="string">
            <text:p>w/Med: <text:s text:c="3"/>0.40% [422.1] [248.8 seconds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3"/>
          <table:table-cell table:number-columns-repeated="6"/>
          <table:table-cell table:style-name="ce9" table:number-columns-repeated="3"/>
          <table:table-cell table:number-columns-repeated="3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style-name="ce37" office:value-type="percentage" office:value="0.33" calcext:value-type="percentage">
            <text:p>33.00%</text:p>
          </table:table-cell>
          <table:table-cell table:style-name="ce9" office:value-type="percentage" office:value="0.56" calcext:value-type="percentage">
            <text:p>56.00%</text:p>
          </table:table-cell>
          <table:table-cell table:number-columns-repeated="962"/>
        </table:table-row>
        <table:table-row table:style-name="ro1">
          <table:table-cell/>
          <table:table-cell table:style-name="ce6" office:value-type="string" calcext:value-type="string">
            <text:p>The Ashen Titan</text:p>
          </table:table-cell>
          <table:table-cell table:style-name="ce6"/>
          <table:table-cell table:style-name="ce6" table:formula="of:=[.B2]" office:value-type="float" office:value="500" calcext:value-type="float">
            <text:p>500</text:p>
          </table:table-cell>
          <table:table-cell table:style-name="ce6"/>
          <table:table-cell table:number-columns-repeated="46"/>
          <table:table-cell table:style-name="ce2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style-name="ce36" office:value-type="percentage" office:value="0.34" calcext:value-type="percentage">
            <text:p>34.00%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2" table:number-columns-repeated="962"/>
        </table:table-row>
        <table:table-row table:style-name="ro1">
          <table:table-cell table:formula="of:=COM.MICROSOFT.CONCAT(&quot;Mitigation:       &quot;; [.D223];[.E223];[.F223];[.G223]; [.H223]; [.I223])" office:value-type="string" office:string-value="Mitigation:       98.272%     [hp x  57.93]" calcext:value-type="string">
            <text:p>Mitigation: <text:s text:c="6"/>98.272% <text:s text:c="4"/>[hp x <text:s/>57.93]</text:p>
          </table:table-cell>
          <table:table-cell table:style-name="ce2" office:value-type="string" calcext:value-type="string">
            <text:p>Mantle of the Titan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31]+([.C31]-1)*20" office:value-type="float" office:value="70" calcext:value-type="float">
            <text:p>7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4" table:formula="of:=1+IF([.F31]=1;[.$E$9];0%)+IF([.H31]=1;[.$E$11];0%)+IF([.G31]=1;[.$E$10];0%)" office:value-type="percentage" office:value="12" calcext:value-type="percentage">
            <text:p>1200.00%</text:p>
          </table:table-cell>
          <table:table-cell table:style-name="ce34" table:formula="of:=([.M31]+[.N31]*[.$E31])" office:value-type="percentage" office:value="1.6" calcext:value-type="percentage">
            <text:p>160.00%</text:p>
          </table:table-cell>
          <table:table-cell table:style-name="ce34" table:formula="of:=[.O31]" office:value-type="percentage" office:value="19.2" calcext:value-type="percentage">
            <text:p>1920.00%</text:p>
          </table:table-cell>
          <table:table-cell table:style-name="ce34" office:value-type="percentage" office:value="1.25" calcext:value-type="percentage">
            <text:p>125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M31]+[.N31]*[.$E31])*[.$J31]" office:value-type="percentage" office:value="19.2" calcext:value-type="percentage">
            <text:p>1920.00%</text:p>
          </table:table-cell>
          <table:table-cell table:style-name="ce2" table:number-columns-repeated="6"/>
          <table:table-cell table:style-name="ce34" table:number-columns-repeated="12"/>
          <table:table-cell table:style-name="ce2" table:number-columns-repeated="18"/>
          <table:table-cell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style-name="ce37" office:value-type="percentage" office:value="0.35" calcext:value-type="percentage">
            <text:p>35.00%</text:p>
          </table:table-cell>
          <table:table-cell table:style-name="ce9" office:value-type="percentage" office:value="0.6" calcext:value-type="percentage">
            <text:p>60.00%</text:p>
          </table:table-cell>
          <table:table-cell table:number-columns-repeated="962"/>
        </table:table-row>
        <table:table-row table:style-name="ro1">
          <table:table-cell table:formula="of:=COM.MICROSOFT.CONCAT(&quot;Effective Health: &quot;; [.D224]; [.E224]; [.F224]; [.G224]; [.H224]; [.I224])" office:value-type="string" office:string-value="Effective Health: 2,026,052.4 [hp x 119.11]" calcext:value-type="string">
            <text:p>Effective Health: 2,026,052.4 [hp x 119.11]</text:p>
          </table:table-cell>
          <table:table-cell office:value-type="string" calcext:value-type="string">
            <text:p>Titan Core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2]+([.C32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32]=1;[.$E$9];0%)+IF([.H32]=1;[.$E$11];0%)+IF([.G32]=1;[.$E$10];0%)" office:value-type="percentage" office:value="10" calcext:value-type="percentage">
            <text:p>1000.00%</text:p>
          </table:table-cell>
          <table:table-cell table:style-name="ce9" table:formula="of:=([.M32]+[.N32]*[.$E32])" office:value-type="percentage" office:value="0.7" calcext:value-type="percentage">
            <text:p>70.00%</text:p>
          </table:table-cell>
          <table:table-cell table:style-name="ce9" table:formula="of:=[.O32]" office:value-type="percentage" office:value="7" calcext:value-type="percentage">
            <text:p>70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32]+[.N32]*[.$E32])*[.$J32]" office:value-type="percentage" office:value="7" calcext:value-type="percentage">
            <text:p>700.00%</text:p>
          </table:table-cell>
          <table:table-cell table:number-columns-repeated="6"/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V32]+[.W32]*[.$E32])*[.$J32]" office:value-type="percentage" office:value="7" calcext:value-type="percentage">
            <text:p>70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Y32]+[.Z32]*[.$E32])*[.$J32]" office:value-type="percentage" office:value="7" calcext:value-type="percentage">
            <text:p>70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B32]+[.AC32]*[.$E32])*[.$J32]" office:value-type="percentage" office:value="7" calcext:value-type="percentage">
            <text:p>70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E32]+[.AF32]*[.$E32])*[.$J32]" office:value-type="percentage" office:value="7" calcext:value-type="percentage">
            <text:p>700.00%</text:p>
          </table:table-cell>
          <table:table-cell table:number-columns-repeated="18"/>
          <table:table-cell table:style-name="ce3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style-name="ce36" office:value-type="percentage" office:value="0.36" calcext:value-type="percentage">
            <text:p>36.00%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3" table:number-columns-repeated="962"/>
        </table:table-row>
        <table:table-row table:style-name="ro1">
          <table:table-cell/>
          <table:table-cell table:style-name="ce3" office:value-type="string" calcext:value-type="string">
            <text:p>Origin of Ash and Embers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33]+([.C33]-1)*20" office:value-type="float" office:value="70" calcext:value-type="float">
            <text:p>70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5" table:formula="of:=1+IF([.F33]=1;[.$E$9];0%)+IF([.H33]=1;[.$E$11];0%)+IF([.G33]=1;[.$E$10];0%)" office:value-type="percentage" office:value="3" calcext:value-type="percentage">
            <text:p>300.00%</text:p>
          </table:table-cell>
          <table:table-cell table:style-name="ce3" table:number-columns-repeated="41"/>
          <table:table-cell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style-name="ce37" office:value-type="percentage" office:value="0.37" calcext:value-type="percentage">
            <text:p>37.00%</text:p>
          </table:table-cell>
          <table:table-cell table:style-name="ce9" office:value-type="percentage" office:value="0.64" calcext:value-type="percentage">
            <text:p>64.00%</text:p>
          </table:table-cell>
          <table:table-cell table:number-columns-repeated="962"/>
        </table:table-row>
        <table:table-row table:style-name="ro1">
          <table:table-cell table:formula="of:=COM.MICROSOFT.CONCAT(&quot;First: &quot;; [.B18])" office:value-type="string" office:string-value="First: The Arcane Eternal" calcext:value-type="string">
            <text:p>First: The Arcane Eternal</text:p>
          </table:table-cell>
          <table:table-cell office:value-type="string" calcext:value-type="string">
            <text:p>Embered Heart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4]+([.C34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9" table:formula="of:=1+IF([.F34]=1;[.$E$9];0%)+IF([.H34]=1;[.$E$11];0%)+IF([.G34]=1;[.$E$10];0%)" office:value-type="percentage" office:value="12" calcext:value-type="percentage">
            <text:p>1200.00%</text:p>
          </table:table-cell>
          <table:table-cell table:number-columns-repeated="41"/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table:style-name="ce36" office:value-type="percentage" office:value="0.38" calcext:value-type="percentage">
            <text:p>38.00%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4" table:number-columns-repeated="962"/>
        </table:table-row>
        <table:table-row table:style-name="ro1">
          <table:table-cell table:formula="of:=COM.MICROSOFT.CONCAT([.H227]; &quot;-&quot;; [.I227]; [.J227]; [.B19]; [.K227]; [.D227]; [.L227]; [.M227]; [.N227]; [.O227];[.P227];[.Q227];[.R227] )" office:value-type="string" office:string-value="3-30 Archon Strike                x4 " calcext:value-type="string">
            <text:p>3-30 Archon Strike <text:s text:c="15"/>x4 </text:p>
          </table:table-cell>
          <table:table-cell table:style-name="ce4" office:value-type="string" calcext:value-type="string">
            <text:p>Tempered Seal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style-name="ce4" table:formula="of:=[.D35]+([.C35]-1)*20" office:value-type="float" office:value="70" calcext:value-type="float">
            <text:p>70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6" table:formula="of:=1+IF([.F35]=1;[.$E$9];0%)+IF([.H35]=1;[.$E$11];0%)+IF([.G35]=1;[.$E$10];0%)" office:value-type="percentage" office:value="3" calcext:value-type="percentage">
            <text:p>300.00%</text:p>
          </table:table-cell>
          <table:table-cell table:style-name="ce4" table:number-columns-repeated="41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style-name="ce37" office:value-type="percentage" office:value="0.39" calcext:value-type="percentage">
            <text:p>39.00%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28]; &quot;-&quot;; [.I228]; [.J228]; [.B20]; [.K228]; [.D228]; [.L228]; [.M228]; [.N228]; [.O228];[.P228];[.Q228];[.R228] )" office:value-type="string" office:string-value="3-1  Sentinel Reconstruction [E]  x4 " calcext:value-type="string">
            <text:p>3-1 <text:s/>Sentinel Reconstruction [E] <text:s/>x4 </text:p>
          </table:table-cell>
          <table:table-cell table:style-name="ce13" office:value-type="string" calcext:value-type="string">
            <text:p>Authority of Ash and Ember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6]+([.C36]-1)*20" office:value-type="float" office:value="70" calcext:value-type="float">
            <text:p>70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6]=1;[.$E$9];0%)+IF([.H36]=1;[.$E$11];0%)+IF([.G36]=1;[.$E$10];0%)" office:value-type="percentage" office:value="3" calcext:value-type="percentage">
            <text:p>300.00%</text:p>
          </table:table-cell>
          <table:table-cell table:style-name="ce13" table:number-columns-repeated="41"/>
          <table:table-cell table:style-name="ce15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style-name="ce36" office:value-type="percentage" office:value="0.4" calcext:value-type="percentage">
            <text:p>40.00%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15" table:number-columns-repeated="962"/>
        </table:table-row>
        <table:table-row table:style-name="ro1">
          <table:table-cell table:formula="of:=COM.MICROSOFT.CONCAT([.H229]; &quot;-&quot;; [.I229]; [.J229]; [.B21]; [.K229]; [.D229]; [.L229]; [.M229]; [.N229]; [.O229];[.P229];[.Q229];[.R229] )" office:value-type="string" office:string-value="3-1  Azarinth Awakening [E]      x10 [70.5% =&gt; 705.0% Resilience, Speed, Intelligence and Strength]" calcext:value-type="string">
            <text:p>3-1 <text:s/>Azarinth Awakening [E] <text:s text:c="5"/>x10 [70.5% =&gt; 705.0% Resilience, Speed, Intelligence and Strength]</text:p>
          </table:table-cell>
          <table:table-cell table:style-name="ce15" office:value-type="string" calcext:value-type="string">
            <text:p>Ashen Wings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37]+([.C37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8" table:formula="of:=1+IF([.F37]=1;[.$E$9];0%)+IF([.H37]=1;[.$E$11];0%)+IF([.G37]=1;[.$E$10];0%)" office:value-type="percentage" office:value="12" calcext:value-type="percentage">
            <text:p>1200.00%</text:p>
          </table:table-cell>
          <table:table-cell table:style-name="ce15" table:number-columns-repeated="41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style-name="ce37" office:value-type="percentage" office:value="0.41" calcext:value-type="percentage">
            <text:p>41.00%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30]; &quot;-&quot;; [.I230]; [.J230]; [.B22]; [.K230]; [.D230]; [.L230]; [.M230]; [.N230]; [.O230];[.P230];[.Q230];[.R230] )" office:value-type="string" office:string-value="3-30 Transfer [E]                 x1 " calcext:value-type="string">
            <text:p>3-30 Transfer [E] <text:s text:c="16"/>x1 </text:p>
          </table:table-cell>
          <table:table-cell table:style-name="ce13" office:value-type="string" calcext:value-type="string">
            <text:p>Vision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8]+([.C38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8]=1;[.$E$9];0%)+IF([.H38]=1;[.$E$11];0%)+IF([.G38]=1;[.$E$10];0%)" office:value-type="percentage" office:value="12" calcext:value-type="percentage">
            <text:p>1200.00%</text:p>
          </table:table-cell>
          <table:table-cell table:style-name="ce37" table:formula="of:=([.AQ38]+[.AR38]*[.$E38])" office:value-type="percentage" office:value="0.65" calcext:value-type="percentage">
            <text:p>65.00%</text:p>
          </table:table-cell>
          <table:table-cell table:style-name="ce37" table:formula="of:=[.AS38]" office:value-type="percentage" office:value="7.8" calcext:value-type="percentage">
            <text:p>780.00%</text:p>
          </table:table-cell>
          <table:table-cell table:style-name="ce37" table:number-columns-repeated="3"/>
          <table:table-cell table:style-name="ce13" table:number-columns-repeated="6"/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37" office:value-type="percentage" office:value="0.3" calcext:value-type="percentage">
            <text:p>3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Q38]+[.AR38]*[.$E38])*[.$J38]" office:value-type="percentage" office:value="7.8" calcext:value-type="percentage">
            <text:p>780.00%</text:p>
          </table:table-cell>
          <table:table-cell table:style-name="ce13" table:number-columns-repeated="6"/>
          <table:table-cell table:style-name="ce16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table:style-name="ce36" office:value-type="percentage" office:value="0.42" calcext:value-type="percentage">
            <text:p>42.00%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16" table:number-columns-repeated="962"/>
        </table:table-row>
        <table:table-row table:style-name="ro1">
          <table:table-cell table:formula="of:=COM.MICROSOFT.CONCAT([.H231]; &quot;-&quot;; [.I231]; [.J231]; [.B23]; [.K231]; [.D231]; [.L231]; [.M231]; [.N231]; [.O231];[.P231];[.Q231];[.R231] )" office:value-type="string" office:string-value="3-30 Arcane Dominion              x1 " calcext:value-type="string">
            <text:p>3-30 Arcane Dominion <text:s text:c="13"/>x1 </text:p>
          </table:table-cell>
          <table:table-cell table:style-name="ce16" office:value-type="string" calcext:value-type="string">
            <text:p>Avatar of Ash [E]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1" calcext:value-type="float">
            <text:p>1</text:p>
          </table:table-cell>
          <table:table-cell table:style-name="ce16" table:formula="of:=[.D39]+([.C39]-1)*20" office:value-type="float" office:value="41" calcext:value-type="float">
            <text:p>41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39" table:formula="of:=1+IF([.F39]=1;[.$E$9];0%)+IF([.H39]=1;[.$E$11];0%)+IF([.G39]=1;[.$E$10];0%)" office:value-type="percentage" office:value="12" calcext:value-type="percentage">
            <text:p>1200.00%</text:p>
          </table:table-cell>
          <table:table-cell table:style-name="ce39" table:formula="of:=([.AE39]+[.AF39]*[.$E39])" office:value-type="percentage" office:value="0.505" calcext:value-type="percentage">
            <text:p>50.50%</text:p>
          </table:table-cell>
          <table:table-cell table:style-name="ce39" table:formula="of:=[.AG39]" office:value-type="percentage" office:value="6.06" calcext:value-type="percentage">
            <text:p>606.00%</text:p>
          </table:table-cell>
          <table:table-cell table:style-name="ce39" table:number-columns-repeated="3"/>
          <table:table-cell table:style-name="ce16" table:number-columns-repeated="6"/>
          <table:table-cell table:style-name="ce39" table:number-columns-repeated="9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E39]+[.AF39]*[.$E39])*[.$J39]" office:value-type="percentage" office:value="6.06" calcext:value-type="percentage">
            <text:p>606.00%</text:p>
          </table:table-cell>
          <table:table-cell table:style-name="ce16" table:number-columns-repeated="6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N39]+[.AO39]*[.$E39])*[.$J39]" office:value-type="percentage" office:value="6.06" calcext:value-type="percentage">
            <text:p>606.00%</text:p>
          </table:table-cell>
          <table:table-cell table:style-name="ce16" table:number-columns-repeated="9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table:style-name="ce37" office:value-type="percentage" office:value="0.43" calcext:value-type="percentage">
            <text:p>43.00%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32]; &quot;-&quot;; [.I232]; [.J232]; [.B24]; [.K232]; [.D232]; [.L232]; [.M232]; [.N232]; [.O232];[.P232];[.Q232];[.R232] )" office:value-type="string" office:string-value="3-30 Sentinel Core               x13 [55.0% =&gt; 715.0% Durability, 135.0% =&gt; 1,755.0% Health Regen, 25.0% =&gt; 325.0% Magic Resistance]" calcext:value-type="string">
            <text:p>3-30 Sentinel Core <text:s text:c="14"/>x13 [55.0% =&gt; 715.0% Durability, 135.0% =&gt; 1,755.0% Health Regen, 25.0% =&gt; 325.0% Magic Resistance]</text:p>
          </table:table-cell>
          <table:table-cell table:style-name="ce13" office:value-type="string" calcext:value-type="string">
            <text:p>Embered Form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40]+([.C40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40]=1;[.$E$9];0%)+IF([.H40]=1;[.$E$11];0%)+IF([.G40]=1;[.$E$10];0%)" office:value-type="percentage" office:value="10" calcext:value-type="percentage">
            <text:p>1000.00%</text:p>
          </table:table-cell>
          <table:table-cell table:style-name="ce37" table:formula="of:=([.S40]+[.T40]*[.$E40])" office:value-type="percentage" office:value="0.85" calcext:value-type="percentage">
            <text:p>85.00%</text:p>
          </table:table-cell>
          <table:table-cell table:style-name="ce37" table:formula="of:=[.U40]" office:value-type="percentage" office:value="8.5" calcext:value-type="percentage">
            <text:p>850.00%</text:p>
          </table:table-cell>
          <table:table-cell table:style-name="ce37" table:number-columns-repeated="3"/>
          <table:table-cell table:style-name="ce13" table:number-columns-repeated="3"/>
          <table:table-cell table:style-name="ce37" office:value-type="percentage" office:value="0.5" calcext:value-type="percentage">
            <text:p>5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S40]+[.T40]*[.$E40])*[.$J40]" office:value-type="percentage" office:value="8.5" calcext:value-type="percentage">
            <text:p>850.00%</text:p>
          </table:table-cell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table:style-name="ce36" office:value-type="percentage" office:value="0.44" calcext:value-type="percentage">
            <text:p>44.00%</text:p>
          </table:table-cell>
          <table:table-cell table:style-name="ce9" office:value-type="percentage" office:value="0.78" calcext:value-type="percentage">
            <text:p>78.00%</text:p>
          </table:table-cell>
          <table:table-cell table:number-columns-repeated="962"/>
        </table:table-row>
        <table:table-row table:style-name="ro1">
          <table:table-cell table:formula="of:=COM.MICROSOFT.CONCAT([.H233]; &quot;-&quot;; [.I233]; [.J233]; [.B25]; [.K233]; [.D233]; [.L233]; [.M233]; [.N233]; [.O233];[.P233];[.Q233];[.R233] )" office:value-type="string" office:string-value="3-30 Eternal Brawling            x10 [110.0% =&gt; 1,100.0% Damage]" calcext:value-type="string">
            <text:p>3-30 Eternal Brawling <text:s text:c="11"/>x10 [110.0% =&gt; 1,100.0% Damage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6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15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37" office:value-type="percentage" office:value="0.45" calcext:value-type="percentage">
            <text:p>45.00%</text:p>
          </table:table-cell>
          <table:table-cell table:style-name="ce9" office:value-type="percentage" office:value="0.8" calcext:value-type="percentage">
            <text:p>80.00%</text:p>
          </table:table-cell>
          <table:table-cell table:number-columns-repeated="962"/>
        </table:table-row>
        <table:table-row table:style-name="ro1">
          <table:table-cell table:formula="of:=COM.MICROSOFT.CONCAT([.H234]; &quot;-&quot;; [.I234]; [.J234]; [.B26]; [.K234]; [.D234]; [.L234]; [.M234]; [.N234]; [.O234];[.P234];[.Q234];[.R234] )" office:value-type="string" office:string-value="3-30 Eternal Huntress            x10 " calcext:value-type="string">
            <text:p>3-30 Eternal Huntress <text:s text:c="11"/>x10 </text:p>
          </table:table-cell>
          <table:table-cell table:style-name="ce6" office:value-type="string" calcext:value-type="string">
            <text:p>The Faen Valkyrie</text:p>
          </table:table-cell>
          <table:table-cell table:style-name="ce6"/>
          <table:table-cell table:style-name="ce6" table:formula="of:=[.B3]" office:value-type="float" office:value="465" calcext:value-type="float">
            <text:p>465</text:p>
          </table:table-cell>
          <table:table-cell table:style-name="ce6"/>
          <table:table-cell table:number-columns-repeated="4"/>
          <table:table-cell table:style-name="ce9" table:number-columns-repeated="5"/>
          <table:table-cell table:style-name="ce9" office:value-type="percentage" office:value="2.5" calcext:value-type="percentage">
            <text:p>25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"/>
          <table:table-cell table:style-name="ce2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style-name="ce34" office:value-type="percentage" office:value="0.51" calcext:value-type="percentage">
            <text:p>51.00%</text:p>
          </table:table-cell>
          <table:table-cell table:style-name="ce9" office:value-type="percentage" office:value="0.82" calcext:value-type="percentage">
            <text:p>82.00%</text:p>
          </table:table-cell>
          <table:table-cell table:style-name="ce2" table:number-columns-repeated="962"/>
        </table:table-row>
        <table:table-row table:style-name="ro1">
          <table:table-cell table:formula="of:=COM.MICROSOFT.CONCAT([.H235]; &quot;-&quot;; [.I235]; [.J235]; [.B27]; [.K235]; [.D235]; [.L235]; [.M235]; [.N235]; [.O235];[.P235];[.Q235];[.R235] )" office:value-type="string" office:string-value="3-30 Eternal Sight               x10 " calcext:value-type="string">
            <text:p>3-30 Eternal Sight <text:s text:c="14"/>x10 </text:p>
          </table:table-cell>
          <table:table-cell table:style-name="ce2" office:value-type="string" calcext:value-type="string">
            <text:p>Phaseshift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21" calcext:value-type="float">
            <text:p>21</text:p>
          </table:table-cell>
          <table:table-cell table:style-name="ce2" table:formula="of:=[.D43]+([.C43]-1)*20" office:value-type="float" office:value="61" calcext:value-type="float">
            <text:p>61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34" table:formula="of:=1+IF([.F43]=1;[.$E$9];0%)+IF([.H43]=1;[.$E$11];0%)+IF([.G43]=1;[.$E$10];0%)+IF([.I43];[.$E$12];0%)" office:value-type="percentage" office:value="2" calcext:value-type="percentage">
            <text:p>200.00%</text:p>
          </table:table-cell>
          <table:table-cell table:style-name="ce34" table:number-columns-repeated="5"/>
          <table:table-cell table:style-name="ce2" table:number-columns-repeated="3"/>
          <table:table-cell table:style-name="ce34" table:number-columns-repeated="15"/>
          <table:table-cell table:style-name="ce2" table:number-columns-repeated="6"/>
          <table:table-cell table:style-name="ce34" table:number-columns-repeated="3"/>
          <table:table-cell table:style-name="ce2" table:number-columns-repeated="9"/>
          <table:table-cell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9" office:value-type="percentage" office:value="0.84" calcext:value-type="percentage">
            <text:p>84.00%</text:p>
          </table:table-cell>
          <table:table-cell table:number-columns-repeated="962"/>
        </table:table-row>
        <table:table-row table:style-name="ro1">
          <table:table-cell table:formula="of:=COM.MICROSOFT.CONCAT([.H236]; &quot;-&quot;; [.I236]; [.J236]; [.B28]; [.K236]; [.D236]; [.L236]; [.M236]; [.N236]; [.O236];[.P236];[.Q236];[.R236] )" office:value-type="string" office:string-value="3-30 Arcane Circulation          x10 [112.5% to Deconstruction/Reconstruction]" calcext:value-type="string">
            <text:p>3-30 Arcane Circulation <text:s text:c="9"/>x10 [112.5% to Deconstruction/Reconstruction]</text:p>
          </table:table-cell>
          <table:table-cell office:value-type="string" calcext:value-type="string">
            <text:p>Flare of Crea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7" calcext:value-type="float">
            <text:p>27</text:p>
          </table:table-cell>
          <table:table-cell table:formula="of:=[.D44]+([.C44]-1)*20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44]=1;[.$E$9];0%)+IF([.H44]=1;[.$E$11];0%)+IF([.G44]=1;[.$E$10];0%)+IF([.I44];[.$E$12];0%)" office:value-type="percentage" office:value="10" calcext:value-type="percentage">
            <text:p>1000.00%</text:p>
          </table:table-cell>
          <table:table-cell table:style-name="ce9" table:formula="of:=([.M44]+[.N44]*[.$E44])" office:value-type="percentage" office:value="0.585" calcext:value-type="percentage">
            <text:p>58.50%</text:p>
          </table:table-cell>
          <table:table-cell table:style-name="ce9" table:formula="of:=[.O44]" office:value-type="percentage" office:value="5.85" calcext:value-type="percentage">
            <text:p>585.00%</text:p>
          </table:table-cell>
          <table:table-cell table:style-name="ce9" office:value-type="percentage" office:value="0.25" calcext:value-type="percentage">
            <text:p>2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44]+[.N44]*[.$E44])*[.$J44]" office:value-type="percentage" office:value="5.85" calcext:value-type="percentage">
            <text:p>585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"/>
          <table:table-cell table:style-name="ce3" table:number-columns-repeated="6"/>
          <table:table-cell table:number-columns-repeated="2" table:style-name="ce4"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table:style-name="ce34" office:value-type="percentage" office:value="0.53" calcext:value-type="percentage">
            <text:p>53.00%</text:p>
          </table:table-cell>
          <table:table-cell table:style-name="ce9" office:value-type="percentage" office:value="0.86" calcext:value-type="percentage">
            <text:p>86.00%</text:p>
          </table:table-cell>
          <table:table-cell table:style-name="ce3" table:number-columns-repeated="962"/>
        </table:table-row>
        <table:table-row table:style-name="ro1">
          <table:table-cell/>
          <table:table-cell table:style-name="ce3" office:value-type="string" calcext:value-type="string">
            <text:p>Displacement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24" calcext:value-type="float">
            <text:p>24</text:p>
          </table:table-cell>
          <table:table-cell table:style-name="ce3" table:formula="of:=[.D45]+([.C45]-1)*20" office:value-type="float" office:value="64" calcext:value-type="float">
            <text:p>64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5" table:formula="of:=1+IF([.F45]=1;[.$E$9];0%)+IF([.H45]=1;[.$E$11];0%)+IF([.G45]=1;[.$E$10];0%)+IF([.I45];[.$E$12];0%)" office:value-type="percentage" office:value="2" calcext:value-type="percentage">
            <text:p>200.00%</text:p>
          </table:table-cell>
          <table:table-cell table:style-name="ce35" table:number-columns-repeated="5"/>
          <table:table-cell table:style-name="ce3" table:number-columns-repeated="3"/>
          <table:table-cell table:style-name="ce35" table:number-columns-repeated="15"/>
          <table:table-cell table:style-name="ce3" table:number-columns-repeated="6"/>
          <table:table-cell table:style-name="ce35" table:number-columns-repeated="3"/>
          <table:table-cell table:style-name="ce3" table:number-columns-repeated="9"/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table:style-name="ce9" office:value-type="percentage" office:value="0.54" calcext:value-type="percentage">
            <text:p>54.00%</text:p>
          </table:table-cell>
          <table:table-cell table:style-name="ce9" office:value-type="percentage" office:value="0.88" calcext:value-type="percentage">
            <text:p>88.00%</text:p>
          </table:table-cell>
          <table:table-cell table:style-name="ce13" table:number-columns-repeated="962"/>
        </table:table-row>
        <table:table-row table:style-name="ro1">
          <table:table-cell table:formula="of:=COM.MICROSOFT.CONCAT(&quot;Second: &quot;; [.B30])" office:value-type="string" office:string-value="Second: The Ashen Titan" calcext:value-type="string">
            <text:p>Second: The Ashen Titan</text:p>
          </table:table-cell>
          <table:table-cell table:style-name="ce13" office:value-type="string" calcext:value-type="string">
            <text:p>Space Shift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20" calcext:value-type="float">
            <text:p>20</text:p>
          </table:table-cell>
          <table:table-cell table:style-name="ce13" table:formula="of:=[.D46]+([.C46]-1)*20" office:value-type="float" office:value="60" calcext:value-type="float">
            <text:p>60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37" table:formula="of:=1+IF([.F46]=1;[.$E$9];0%)+IF([.H46]=1;[.$E$11];0%)+IF([.G46]=1;[.$E$10];0%)+IF([.I46];[.$E$12];0%)" office:value-type="percentage" office:value="2" calcext:value-type="percentage">
            <text:p>2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style-name="ce15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style-name="ce34" office:value-type="percentage" office:value="0.55" calcext:value-type="percentage">
            <text:p>55.00%</text:p>
          </table:table-cell>
          <table:table-cell table:style-name="ce9" office:value-type="percentage" office:value="0.9" calcext:value-type="percentage">
            <text:p>90.00%</text:p>
          </table:table-cell>
          <table:table-cell table:style-name="ce15" table:number-columns-repeated="962"/>
        </table:table-row>
        <table:table-row table:style-name="ro1">
          <table:table-cell table:formula="of:=COM.MICROSOFT.CONCAT([.H239]; &quot;-&quot;; [.I239]; [.J239]; [.B31]; [.K239]; [.D239]; [.L239]; [.M239]; [.N239]; [.O239];[.P239];[.Q239];[.R239] )" office:value-type="string" office:string-value="3-30 Mantle of the Titan         x12 [160.0% =&gt; 1,920.0% Resilience]" calcext:value-type="string">
            <text:p>3-30 Mantle of the Titan <text:s text:c="8"/>x12 [160.0% =&gt; 1,920.0% Resilience]</text:p>
          </table:table-cell>
          <table:table-cell table:style-name="ce15" office:value-type="string" calcext:value-type="string">
            <text:p>Body of the Valkyrie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26" calcext:value-type="float">
            <text:p>26</text:p>
          </table:table-cell>
          <table:table-cell table:style-name="ce15" table:formula="of:=[.D47]+([.C47]-1)*20" office:value-type="float" office:value="66" calcext:value-type="float">
            <text:p>66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38" table:formula="of:=1+IF([.F47]=1;[.$E$9];0%)+IF([.H47]=1;[.$E$11];0%)+IF([.G47]=1;[.$E$10];0%)+IF([.I47];[.$E$12];0%)" office:value-type="percentage" office:value="11" calcext:value-type="percentage">
            <text:p>1100.00%</text:p>
          </table:table-cell>
          <table:table-cell table:style-name="ce38" table:formula="of:=([.M47]+[.N47]*[.$E47])" office:value-type="percentage" office:value="0.48" calcext:value-type="percentage">
            <text:p>48.00%</text:p>
          </table:table-cell>
          <table:table-cell table:style-name="ce38" table:formula="of:=[.O47]" office:value-type="percentage" office:value="5.28" calcext:value-type="percentage">
            <text:p>528.00%</text:p>
          </table:table-cell>
          <table:table-cell table:style-name="ce38" office:value-type="percentage" office:value="0.15" calcext:value-type="percentage">
            <text:p>1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M47]+[.N47]*[.$E47])*[.$J47]" office:value-type="percentage" office:value="5.28" calcext:value-type="percentage">
            <text:p>528.00%</text:p>
          </table:table-cell>
          <table:table-cell table:style-name="ce15" table:number-columns-repeated="3"/>
          <table:table-cell table:style-name="ce38" table:number-columns-repeated="15"/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H47]+[.AI47]*[.$E47])*[.$J47]" office:value-type="percentage" office:value="1.276" calcext:value-type="percentage">
            <text:p>127.60%</text:p>
          </table:table-cell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K47]+[.AL47]*[.$E47])*[.$J47]" office:value-type="percentage" office:value="1.276" calcext:value-type="percentage">
            <text:p>127.60%</text:p>
          </table:table-cell>
          <table:table-cell table:style-name="ce38" table:number-columns-repeated="3"/>
          <table:table-cell table:style-name="ce15" table:number-columns-repeated="6"/>
          <table:table-cell table:style-name="ce38" office:value-type="percentage" office:value="0.03" calcext:value-type="percentage">
            <text:p>3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W47]+[.AX47]*[.$E47])*[.$J47]" office:value-type="percentage" office:value="1.056" calcext:value-type="percentage">
            <text:p>105.60%</text:p>
          </table:table-cell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style-name="ce9" office:value-type="percentage" office:value="0.56" calcext:value-type="percentage">
            <text:p>56.00%</text:p>
          </table:table-cell>
          <table:table-cell table:style-name="ce9" office:value-type="percentage" office:value="0.92" calcext:value-type="percentage">
            <text:p>92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40]; &quot;-&quot;; [.I240]; [.J240]; [.B32]; [.K240]; [.D240]; [.L240]; [.M240]; [.N240]; [.O240];[.P240];[.Q240];[.R240] )" office:value-type="string" office:string-value="3-30 Titan Core                  x10 [70.0% =&gt; 700.0% Resilience, Speed, Strength, Intelligence and Dexterity, 10% =&gt; 100% weight/min]" calcext:value-type="string">
            <text:p>3-30 Titan Core <text:s text:c="17"/>x10 [70.0% =&gt; 700.0% Resilience, Speed, Strength, Intelligence and Dexterity, 10% =&gt; 100% weight/min]</text:p>
          </table:table-cell>
          <table:table-cell table:style-name="ce13" office:value-type="string" calcext:value-type="string">
            <text:p>Space Awaren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13" table:formula="of:=[.D48]+([.C48]-1)*20" office:value-type="float" office:value="44" calcext:value-type="float">
            <text:p>44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48]=1;[.$E$9];0%)+IF([.H48]=1;[.$E$11];0%)+IF([.G48]=1;[.$E$10];0%)+IF([.I48];[.$E$12];0%)" office:value-type="percentage" office:value="10" calcext:value-type="percentage">
            <text:p>10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table:style-name="ce34" office:value-type="percentage" office:value="0.57" calcext:value-type="percentage">
            <text:p>57.00%</text:p>
          </table:table-cell>
          <table:table-cell table:style-name="ce9" office:value-type="percentage" office:value="0.94" calcext:value-type="percentage">
            <text:p>94.00%</text:p>
          </table:table-cell>
          <table:table-cell table:number-columns-repeated="962"/>
        </table:table-row>
        <table:table-row table:style-name="ro1">
          <table:table-cell table:formula="of:=COM.MICROSOFT.CONCAT([.H241]; &quot;-&quot;; [.I241]; [.J241]; [.B33]; [.K241]; [.D241]; [.L241]; [.M241]; [.N241]; [.O241];[.P241];[.Q241];[.R241] )" office:value-type="string" office:string-value="3-30 Origin of Ash and Embers     x3 " calcext:value-type="string">
            <text:p>3-30 Origin of Ash and Embers <text:s text:c="4"/>x3 </text:p>
          </table:table-cell>
          <table:table-cell table:number-columns-repeated="5"/>
          <table:table-cell office:value-type="string" calcext:value-type="string">
            <text:p>Potential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Left</text:p>
          </table:table-cell>
          <table:table-cell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2"/>
          <table:table-cell table:formula="of:=VLOOKUP(44;[.BH2:.BJ71];2)" office:value-type="float" office:value="0.54" calcext:value-type="float">
            <text:p>0.54</text:p>
          </table:table-cell>
          <table:table-cell table:number-columns-repeated="959"/>
        </table:table-row>
        <table:table-row table:style-name="ro1">
          <table:table-cell table:formula="of:=COM.MICROSOFT.CONCAT([.H242]; &quot;-&quot;; [.I242]; [.J242]; [.B34]; [.K242]; [.D242]; [.L242]; [.M242]; [.N242]; [.O242];[.P242];[.Q242];[.R242] )" office:value-type="string" office:string-value="3-30 Embered Heart               x12 " calcext:value-type="string">
            <text:p>3-30 Embered Heart <text:s text:c="14"/>x12 </text:p>
          </table:table-cell>
          <table:table-cell table:number-columns-repeated="56"/>
          <table:table-cell table:style-name="ce4" office:value-type="float" office:value="3" calcext:value-type="float">
            <text:p>3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table:style-name="ce34" office:value-type="percentage" office:value="0.59" calcext:value-type="percentage">
            <text:p>5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3]; &quot;-&quot;; [.I243]; [.J243]; [.B35]; [.K243]; [.D243]; [.L243]; [.M243]; [.N243]; [.O243];[.P243];[.Q243];[.R243] )" office:value-type="string" office:string-value="3-30 Tempered Seal                x3 " calcext:value-type="string">
            <text:p>3-30 Tempered Seal <text:s text:c="15"/>x3 </text:p>
          </table:table-cell>
          <table:table-cell table:number-columns-repeated="5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style-name="ce9" office:value-type="percentage" office:value="0.6" calcext:value-type="percentage">
            <text:p>6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4]; &quot;-&quot;; [.I244]; [.J244]; [.B36]; [.K244]; [.D244]; [.L244]; [.M244]; [.N244]; [.O244];[.P244];[.Q244];[.R244] )" office:value-type="string" office:string-value="3-30 Authority of Ash and Ember   x3 " calcext:value-type="string">
            <text:p>3-30 Authority of Ash and Ember <text:s text:c="2"/>x3 </text:p>
          </table:table-cell>
          <table:table-cell table:number-columns-repeated="5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style-name="ce34" office:value-type="percentage" office:value="0.61" calcext:value-type="percentage">
            <text:p>6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5]; &quot;-&quot;; [.I245]; [.J245]; [.B37]; [.K245]; [.D245]; [.L245]; [.M245]; [.N245]; [.O245];[.P245];[.Q245];[.R245] )" office:value-type="string" office:string-value="3-30 Ashen Wings                 x12 " calcext:value-type="string">
            <text:p>3-30 Ashen Wings <text:s text:c="16"/>x12 </text:p>
          </table:table-cell>
          <table:table-cell table:number-columns-repeated="5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6]; &quot;-&quot;; [.I246]; [.J246]; [.B38]; [.K246]; [.D246]; [.L246]; [.M246]; [.N246]; [.O246];[.P246];[.Q246];[.R246] )" office:value-type="string" office:string-value="3-30 Vision of Ash               x12 [65.0% =&gt; 780.0% Perception]" calcext:value-type="string">
            <text:p>3-30 Vision of Ash <text:s text:c="14"/>x12 [65.0% =&gt; 780.0% Perception]</text:p>
          </table:table-cell>
          <table:table-cell table:number-columns-repeated="50"/>
          <table:table-cell table:style-name="ce13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style-name="ce34" office:value-type="percentage" office:value="0.63" calcext:value-type="percentage">
            <text:p>6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47]; &quot;-&quot;; [.I247]; [.J247]; [.B39]; [.K247]; [.D247]; [.L247]; [.M247]; [.N247]; [.O247];[.P247];[.Q247];[.R247] )" office:value-type="string" office:string-value="3-1  Avatar of Ash [E]           x12 [50.5% =&gt; 606.0% Reflexes and Speed]" calcext:value-type="string">
            <text:p>3-1 <text:s/>Avatar of Ash [E] <text:s text:c="10"/>x12 [50.5% =&gt; 606.0% Reflexes and Speed]</text:p>
          </table:table-cell>
          <table:table-cell table:number-columns-repeated="9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table:style-name="ce9" office:value-type="percentage" office:value="0.64" calcext:value-type="percentage">
            <text:p>6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48]; &quot;-&quot;; [.I248]; [.J248]; [.B40]; [.K248]; [.D248]; [.L248]; [.M248]; [.N248]; [.O248];[.P248];[.Q248];[.R248] )" office:value-type="string" office:string-value="3-30 Embered Form                x10 [85.0% =&gt; 850.0% Damage]" calcext:value-type="string">
            <text:p>3-30 Embered Form <text:s text:c="15"/>x10 [85.0% =&gt; 850.0% Damage]</text:p>
          </table:table-cell>
          <table:table-cell table:number-columns-repeated="9"/>
          <table:table-cell table:style-name="ce13" table:number-columns-repeated="47"/>
          <table:table-cell table:style-name="ce4" office:value-type="float" office:value="3" calcext:value-type="float">
            <text:p>3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style-name="ce34" office:value-type="percentage" office:value="0.65" calcext:value-type="percentage">
            <text:p>6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number-columns-repeated="10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&quot;Third: &quot;; [.B42])" office:value-type="string" office:string-value="Third: The Faen Valkyrie" calcext:value-type="string">
            <text:p>Third: The Faen Valkyrie</text:p>
          </table:table-cell>
          <table:table-cell table:number-columns-repeated="9"/>
          <table:table-cell table:style-name="ce13" table:number-columns-repeated="41"/>
          <table:table-cell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table:style-name="ce34" office:value-type="percentage" office:value="0.67" calcext:value-type="percentage">
            <text:p>6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51]; &quot;-&quot;; [.I251]; [.J251]; [.B43]; [.K251]; [.D251]; [.L251]; [.M251]; [.N251]; [.O251];[.P251];[.Q251];[.R251] )" office:value-type="string" office:string-value="3-21 Phaseshift                   x2 " calcext:value-type="string">
            <text:p>3-21 Phaseshift <text:s text:c="18"/>x2 </text:p>
          </table:table-cell>
          <table:table-cell table:number-columns-repeated="5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52]; &quot;-&quot;; [.I252]; [.J252]; [.B44]; [.K252]; [.D252]; [.L252]; [.M252]; [.N252]; [.O252];[.P252];[.Q252];[.R252] )" office:value-type="string" office:string-value="3-27 Flare of Creation           x10 [58.5% =&gt; 585.0% Resilience]" calcext:value-type="string">
            <text:p>3-27 Flare of Creation <text:s text:c="10"/>x10 [58.5% =&gt; 585.0% Resilience]</text:p>
          </table:table-cell>
          <table:table-cell table:number-columns-repeated="10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table:style-name="ce34" office:value-type="percentage" office:value="0.69" calcext:value-type="percentage">
            <text:p>6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53]; &quot;-&quot;; [.I253]; [.J253]; [.B45]; [.K253]; [.D253]; [.L253]; [.M253]; [.N253]; [.O253];[.P253];[.Q253];[.R253] )" office:value-type="string" office:string-value="3-24 Displacement                 x2 " calcext:value-type="string">
            <text:p>3-24 Displacement <text:s text:c="16"/>x2 </text:p>
          </table:table-cell>
          <table:table-cell table:number-columns-repeated="10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54]; &quot;-&quot;; [.I254]; [.J254]; [.B46]; [.K254]; [.D254]; [.L254]; [.M254]; [.N254]; [.O254];[.P254];[.Q254];[.R254] )" office:value-type="string" office:string-value="3-20 Space Shift                  x2 " calcext:value-type="string">
            <text:p>3-20 Space Shift <text:s text:c="17"/>x2 </text:p>
          </table:table-cell>
          <table:table-cell table:number-columns-repeated="10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style-name="ce34" office:value-type="percentage" office:value="0.71" calcext:value-type="percentage">
            <text:p>7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style-name="ce21" table:formula="of:=COM.MICROSOFT.CONCAT([.H255]; &quot;-&quot;; [.I255]; [.J255]; [.B47]; [.K255]; [.D255]; [.L255]; [.M255]; [.N255]; [.O255];[.P255];[.Q255];[.R255]; [.T255];[.U255]; [.V255]; [.W255] )" office:value-type="string" office:string-value="3-26 Body of the Valkyrie        x11 [48.0% =&gt; 528.0% Resilience, 11.6% =&gt; 127.6% Physical Resistance, 5.0% =&gt; 127.6% Magic Resistance, 9.6% =&gt; 105.6% Health, 1.80% =&gt; 19.80%/minute]" calcext:value-type="string">
            <text:p>3-26 Body of the Valkyrie <text:s text:c="7"/>x11 [48.0% =&gt; 528.0% Resilience, 11.6% =&gt; 127.6% Physical Resistance, 5.0% =&gt; 127.6% Magic Resistance, 9.6% =&gt; 105.6% Health, 1.80% =&gt; 19.80%/minute]</text:p>
          </table:table-cell>
          <table:table-cell table:number-columns-repeated="10"/>
          <table:table-cell table:style-name="ce9"/>
          <table:table-cell table:number-columns-repeated="39"/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56]; &quot;-&quot;; [.I256]; [.J256]; [.B48]; [.K256]; [.D256]; [.L256]; [.M256]; [.N256]; [.O256];[.P256];[.Q256];[.R256] )" office:value-type="string" office:string-value="3-4  Space Awareness             x10 " calcext:value-type="string">
            <text:p>3-4 <text:s/>Space Awareness <text:s text:c="12"/>x10 </text:p>
          </table:table-cell>
          <table:table-cell table:number-columns-repeated="9"/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table:style-name="ce34" office:value-type="percentage" office:value="0.73" calcext:value-type="percentage">
            <text:p>7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number-columns-repeated="5"/>
          <table:table-cell office:value-type="string" calcext:value-type="string">
            <text:p>Skills</text:p>
          </table:table-cell>
          <table:table-cell office:value-type="string" calcext:value-type="string">
            <text:p>Award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Available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office:value-type="string" calcext:value-type="string">
            <text:p>General Skills:</text:p>
          </table:table-cell>
          <table:table-cell table:style-name="ce6" office:value-type="string" calcext:value-type="string">
            <text:p>General Skills: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formula="of:=SUM([.E67:.E146])" office:value-type="float" office:value="2108" calcext:value-type="float">
            <text:p>2108</text:p>
          </table:table-cell>
          <table:table-cell table:formula="of:=FLOOR([.F66]/100)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COUNTIF([.C67:.C146]; &quot;=3&quot;)" office:value-type="float" office:value="21" calcext:value-type="float">
            <text:p>21</text:p>
          </table:table-cell>
          <table:table-cell table:formula="of:=[.G66]+[.H66]-[.I66]" office:value-type="float" office:value="1" calcext:value-type="float">
            <text:p>1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table:style-name="ce34" office:value-type="percentage" office:value="0.75" calcext:value-type="percentage">
            <text:p>7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C67];&quot;-&quot;;[.D67];[.F67];[.B67])" office:value-type="string" office:string-value="1-3  Dancing" calcext:value-type="string">
            <text:p>1-3 <text:s/>Dancing</text:p>
          </table:table-cell>
          <table:table-cell office:value-type="string" calcext:value-type="string">
            <text:p>Danc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67]+([.C67]-1)*20" office:value-type="float" office:value="3" calcext:value-type="float">
            <text:p>3</text:p>
          </table:table-cell>
          <table:table-cell table:formula="of:=IF([.D67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39"/>
          <table:table-cell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6" calcext:value-type="float">
            <text:p>26</text:p>
          </table:table-cell>
          <table:table-cell office:value-type="float" office:value="66" calcext:value-type="float">
            <text:p>66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68];&quot;-&quot;;[.D68];[.F68];[.B68])" office:value-type="string" office:string-value="3-10 Deviant of Humanity" calcext:value-type="string">
            <text:p>3-10 Deviant of Humanity</text:p>
          </table:table-cell>
          <table:table-cell office:value-type="string" calcext:value-type="string">
            <text:p>Deviant of Humanity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[.D68]+([.C68]-1)*20" office:value-type="float" office:value="50" calcext:value-type="float">
            <text:p>50</text:p>
          </table:table-cell>
          <table:table-cell table:formula="of:=IF([.D68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34" office:value-type="percentage" office:value="0.77" calcext:value-type="percentage">
            <text:p>7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69];&quot;-&quot;;[.D69];[.F69];[.B69])" office:value-type="string" office:string-value="1-6  Elos Standard language" calcext:value-type="string">
            <text:p>1-6 <text:s/>Elos Standard language</text:p>
          </table:table-cell>
          <table:table-cell office:value-type="string" calcext:value-type="string">
            <text:p>Elos Standard languag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69]+([.C69]-1)*20" office:value-type="float" office:value="6" calcext:value-type="float">
            <text:p>6</text:p>
          </table:table-cell>
          <table:table-cell table:formula="of:=IF([.D69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table:style-name="ce9" office:value-type="percentage" office:value="0.78" calcext:value-type="percentage">
            <text:p>7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0];&quot;-&quot;;[.D70];[.F70];[.B70])" office:value-type="string" office:string-value="1-15 English Language" calcext:value-type="string">
            <text:p>1-15 English Language</text:p>
          </table:table-cell>
          <table:table-cell office:value-type="string" calcext:value-type="string">
            <text:p>English Languag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D70]+([.C70]-1)*20" office:value-type="float" office:value="15" calcext:value-type="float">
            <text:p>15</text:p>
          </table:table-cell>
          <table:table-cell table:formula="of:=IF([.D70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table:style-name="ce34" office:value-type="percentage" office:value="0.79" calcext:value-type="percentage">
            <text:p>7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1];&quot;-&quot;;[.D71];[.F71];[.B71])" office:value-type="string" office:string-value="1-6  Gourmet" calcext:value-type="string">
            <text:p>1-6 <text:s/>Gourmet</text:p>
          </table:table-cell>
          <table:table-cell table:style-name="ce13" office:value-type="string" calcext:value-type="string">
            <text:p>Gourm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[.D71]+([.C71]-1)*20" office:value-type="float" office:value="6" calcext:value-type="float">
            <text:p>6</text:p>
          </table:table-cell>
          <table:table-cell table:formula="of:=IF([.D71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style-name="ce9" office:value-type="percentage" office:value="0.8" calcext:value-type="percentage">
            <text:p>8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2];&quot;-&quot;;[.D72];[.F72];[.B72])" office:value-type="string" office:string-value="1-16 Harmony of the Drowned" calcext:value-type="string">
            <text:p>1-16 Harmony of the Drowned</text:p>
          </table:table-cell>
          <table:table-cell table:style-name="ce13" office:value-type="string" calcext:value-type="string">
            <text:p>Harmony of the Drowne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6" calcext:value-type="float">
            <text:p>16</text:p>
          </table:table-cell>
          <table:table-cell table:style-name="ce13" table:formula="of:=[.D72]+([.C72]-1)*20" office:value-type="float" office:value="16" calcext:value-type="float">
            <text:p>16</text:p>
          </table:table-cell>
          <table:table-cell table:formula="of:=IF([.D72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3];&quot;-&quot;;[.D73];[.F73];[.B73])" office:value-type="string" office:string-value="1-11 Heavy Archery" calcext:value-type="string">
            <text:p>1-11 Heavy Archery</text:p>
          </table:table-cell>
          <table:table-cell table:style-name="ce13" office:value-type="string" calcext:value-type="string">
            <text:p>Heavy Arch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73]+([.C73]-1)*20" office:value-type="float" office:value="11" calcext:value-type="float">
            <text:p>11</text:p>
          </table:table-cell>
          <table:table-cell table:formula="of:=IF([.D73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4];&quot;-&quot;;[.D74];[.F74];[.B74])" office:value-type="string" office:string-value="2-1  Identify" calcext:value-type="string">
            <text:p>2-1 <text:s/>Identify</text:p>
          </table:table-cell>
          <table:table-cell table:style-name="ce13" office:value-type="string" calcext:value-type="string">
            <text:p>Identify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74]+([.C74]-1)*20" office:value-type="float" office:value="21" calcext:value-type="float">
            <text:p>21</text:p>
          </table:table-cell>
          <table:table-cell table:formula="of:=IF([.D74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44"/>
          <table:table-cell table:formula="of:=VLOOKUP([.BD20])" office:value-type="string" office:string-value="" calcext:value-type="error">
            <text:p>Err:511</text:p>
          </table:table-cell>
          <table:table-cell table:number-columns-repeated="967"/>
        </table:table-row>
        <table:table-row table:style-name="ro1">
          <table:table-cell/>
          <table:table-cell table:style-name="ce13" table:number-columns-repeated="4"/>
          <table:table-cell table:formula="of:=IF([.D75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39"/>
          <table:table-cell table:style-name="ce13" table:number-columns-repeated="973"/>
        </table:table-row>
        <table:table-row table:style-name="ro1">
          <table:table-cell table:formula="of:=COM.MICROSOFT.CONCAT([.C76];&quot;-&quot;;[.D76];[.F76];[.B76])" office:value-type="string" office:string-value="3-14 Meditation" calcext:value-type="string">
            <text:p>3-14 Meditation</text:p>
          </table:table-cell>
          <table:table-cell office:value-type="string" calcext:value-type="string">
            <text:p>Meditation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[.D76]+([.C76]-1)*20" office:value-type="float" office:value="54" calcext:value-type="float">
            <text:p>54</text:p>
          </table:table-cell>
          <table:table-cell table:formula="of:=IF([.D76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7];&quot;-&quot;;[.D77];[.F77];[.B77])" office:value-type="string" office:string-value="3-14 Monster Hunter" calcext:value-type="string">
            <text:p>3-14 Monster Hunter</text:p>
          </table:table-cell>
          <table:table-cell office:value-type="string" calcext:value-type="string">
            <text:p>Monster Hunter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[.D77]+([.C77]-1)*20" office:value-type="float" office:value="54" calcext:value-type="float">
            <text:p>54</text:p>
          </table:table-cell>
          <table:table-cell table:formula="of:=IF([.D77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8];&quot;-&quot;;[.D78];[.F78];[.B78])" office:value-type="string" office:string-value="1-1  Monstrous" calcext:value-type="string">
            <text:p>1-1 <text:s/>Monstrous</text:p>
          </table:table-cell>
          <table:table-cell office:value-type="string" calcext:value-type="string">
            <text:p>Monstrou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78]+([.C78]-1)*20" office:value-type="float" office:value="1" calcext:value-type="float">
            <text:p>1</text:p>
          </table:table-cell>
          <table:table-cell table:formula="of:=IF([.D78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9];&quot;-&quot;;[.D79];[.F79];[.B79])" office:value-type="string" office:string-value="2-6  Oxygen Repository" calcext:value-type="string">
            <text:p>2-6 <text:s/>Oxygen Repository</text:p>
          </table:table-cell>
          <table:table-cell office:value-type="string" calcext:value-type="string">
            <text:p>Oxygen Repository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79]+([.C79]-1)*20" office:value-type="float" office:value="26" calcext:value-type="float">
            <text:p>26</text:p>
          </table:table-cell>
          <table:table-cell table:formula="of:=IF([.D79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0];&quot;-&quot;;[.D80];[.F80];[.B80])" office:value-type="string" office:string-value="2-7  Sage of Torment" calcext:value-type="string">
            <text:p>2-7 <text:s/>Sage of Torment</text:p>
          </table:table-cell>
          <table:table-cell office:value-type="string" calcext:value-type="string">
            <text:p>Sage of Torment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D80]+([.C80]-1)*20" office:value-type="float" office:value="27" calcext:value-type="float">
            <text:p>27</text:p>
          </table:table-cell>
          <table:table-cell table:formula="of:=IF([.D80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1];&quot;-&quot;;[.D81];[.F81];[.B81])" office:value-type="string" office:string-value="1-9  Soul Perception" calcext:value-type="string">
            <text:p>1-9 <text:s/>Soul Perception</text:p>
          </table:table-cell>
          <table:table-cell table:style-name="ce13" office:value-type="string" calcext:value-type="string">
            <text:p>Soul Percept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81]+([.C81]-1)*20" office:value-type="float" office:value="9" calcext:value-type="float">
            <text:p>9</text:p>
          </table:table-cell>
          <table:table-cell table:formula="of:=IF([.D81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2];&quot;-&quot;;[.D82];[.F82];[.B82])" office:value-type="string" office:string-value="1-6  Teaching" calcext:value-type="string">
            <text:p>1-6 <text:s/>Teaching</text:p>
          </table:table-cell>
          <table:table-cell table:style-name="ce13" office:value-type="string" calcext:value-type="string">
            <text:p>Teach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[.D82]+([.C82]-1)*20" office:value-type="float" office:value="6" calcext:value-type="float">
            <text:p>6</text:p>
          </table:table-cell>
          <table:table-cell table:formula="of:=IF([.D82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39"/>
          <table:table-cell table:number-columns-repeated="973"/>
        </table:table-row>
        <table:table-row table:style-name="ro1">
          <table:table-cell table:formula="of:=COM.MICROSOFT.CONCAT([.C83];&quot;-&quot;;[.D83];[.F83];[.B83])" office:value-type="string" office:string-value="3-21 Veteran" calcext:value-type="string">
            <text:p>3-21 Veteran</text:p>
          </table:table-cell>
          <table:table-cell table:style-name="ce13" office:value-type="string" calcext:value-type="string">
            <text:p>Veter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1" calcext:value-type="float">
            <text:p>21</text:p>
          </table:table-cell>
          <table:table-cell table:style-name="ce13" table:formula="of:=[.D83]+([.C83]-1)*20" office:value-type="float" office:value="61" calcext:value-type="float">
            <text:p>61</text:p>
          </table:table-cell>
          <table:table-cell table:formula="of:=IF([.D83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84];&quot;-&quot;;[.D84];[.F84];[.B84])" office:value-type="string" office:string-value="1-9  Warhammer Mastery" calcext:value-type="string">
            <text:p>1-9 <text:s/>Warhammer Mastery</text:p>
          </table:table-cell>
          <table:table-cell table:style-name="ce13" office:value-type="string" calcext:value-type="string">
            <text:p>Warhammer Mast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84]+([.C84]-1)*20" office:value-type="float" office:value="9" calcext:value-type="float">
            <text:p>9</text:p>
          </table:table-cell>
          <table:table-cell table:formula="of:=IF([.D84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number-columns-repeated="11"/>
          <table:table-cell table:style-name="ce9"/>
          <table:table-cell table:number-columns-repeated="1012"/>
        </table:table-row>
        <table:table-row table:style-name="ro1">
          <table:table-cell table:formula="of:=[.B86]" office:value-type="string" office:string-value="Resistances:" calcext:value-type="string">
            <text:p>Resistances:</text:p>
          </table:table-cell>
          <table:table-cell table:style-name="ce6" office:value-type="string" calcext:value-type="string">
            <text:p>Resistances:</text:p>
          </table:table-cell>
          <table:table-cell table:number-columns-repeated="9"/>
          <table:table-cell table:style-name="ce9"/>
          <table:table-cell table:number-columns-repeated="1012"/>
        </table:table-row>
        <table:table-row table:style-name="ro1">
          <table:table-cell table:formula="of:=COM.MICROSOFT.CONCAT([.C87];&quot;-&quot;;[.D87];[.F87];&quot; [&quot;; [.G87]; &quot; - &quot;; [.H87]; &quot;] &quot;;[.B87])" office:value-type="string" office:string-value="3-20  [70% - 95%] Arcane Magic Resistance" calcext:value-type="string">
            <text:p>3-20 <text:s/>[70% - 95%] Arcane Magic Resistance</text:p>
          </table:table-cell>
          <table:table-cell office:value-type="string" calcext:value-type="string">
            <text:p>Arcane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[.D87]+([.C87]-1)*20" office:value-type="float" office:value="60" calcext:value-type="float">
            <text:p>60</text:p>
          </table:table-cell>
          <table:table-cell table:formula="of:=IF([.D87]&lt;10;&quot;  &quot;; &quot; &quot;)" office:value-type="string" office:string-value=" " calcext:value-type="string">
            <text:p><text:s/></text:p>
          </table:table-cell>
          <table:table-cell table:formula="of:=TEXT(VLOOKUP([.E87];[.$BH$2:.$BJ$71];2); &quot;0#%&quot;)" office:value-type="string" office:string-value="70%" calcext:value-type="string">
            <text:p>70%</text:p>
          </table:table-cell>
          <table:table-cell table:formula="of:=TEXT(VLOOKUP([.E87];[.$BH$2:.$BJ$71];3);  &quot;0#%&quot;)" office:value-type="string" office:string-value="95%" calcext:value-type="string">
            <text:p>95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88];&quot;-&quot;;[.D88];[.F88];&quot; [&quot;; [.G88]; &quot; - &quot;; [.H88]; &quot;] &quot;;[.B88])" office:value-type="string" office:string-value="2-2   [27% - 44%] Ash Magic Resistance" calcext:value-type="string">
            <text:p>2-2 <text:s text:c="2"/>[27% - 44%] Ash Magic Resistance</text:p>
          </table:table-cell>
          <table:table-cell office:value-type="string" calcext:value-type="string">
            <text:p>Ash Magic Resistance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D88]+([.C88]-1)*20" office:value-type="float" office:value="22" calcext:value-type="float">
            <text:p>22</text:p>
          </table:table-cell>
          <table:table-cell table:formula="of:=IF([.D88]&lt;10;&quot;  &quot;; &quot; &quot;)" office:value-type="string" office:string-value="  " calcext:value-type="string">
            <text:p><text:s text:c="2"/></text:p>
          </table:table-cell>
          <table:table-cell table:formula="of:=TEXT(VLOOKUP([.E88];[.$BH$2:.$BJ$71];2); &quot;0#%&quot;)" office:value-type="string" office:string-value="27%" calcext:value-type="string">
            <text:p>27%</text:p>
          </table:table-cell>
          <table:table-cell table:formula="of:=TEXT(VLOOKUP([.E88];[.$BH$2:.$BJ$71];3);  &quot;0#%&quot;)" office:value-type="string" office:string-value="44%" calcext:value-type="string">
            <text:p>44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89];&quot;-&quot;;[.D89];[.F89];&quot; [&quot;; [.G89]; &quot; - &quot;; [.H89]; &quot;] &quot;;[.B89])" office:value-type="string" office:string-value="2-20  [45% - 80%] Astral Magic Resistance" calcext:value-type="string">
            <text:p>2-20 <text:s/>[45% - 80%] Astral Magic Resistance</text:p>
          </table:table-cell>
          <table:table-cell office:value-type="string" calcext:value-type="string">
            <text:p>Astral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89]+([.C89]-1)*20" office:value-type="float" office:value="40" calcext:value-type="float">
            <text:p>40</text:p>
          </table:table-cell>
          <table:table-cell table:formula="of:=IF([.D89]&lt;10;&quot;  &quot;; &quot; &quot;)" office:value-type="string" office:string-value=" " calcext:value-type="string">
            <text:p><text:s/></text:p>
          </table:table-cell>
          <table:table-cell table:formula="of:=TEXT(VLOOKUP([.E89];[.$BH$2:.$BJ$71];2); &quot;0#%&quot;)" office:value-type="string" office:string-value="45%" calcext:value-type="string">
            <text:p>45%</text:p>
          </table:table-cell>
          <table:table-cell table:formula="of:=TEXT(VLOOKUP([.E89];[.$BH$2:.$BJ$71];3);  &quot;0#%&quot;)" office:value-type="string" office:string-value="80%" calcext:value-type="string">
            <text:p>80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90];&quot;-&quot;;[.D90];[.F90];&quot; [&quot;; [.G90]; &quot; - &quot;; [.H90]; &quot;] &quot;;[.B90])" office:value-type="string" office:string-value="3-4   [54% - 88%] Blast Resistance" calcext:value-type="string">
            <text:p>3-4 <text:s text:c="2"/>[54% - 88%] Blast Resistance</text:p>
          </table:table-cell>
          <table:table-cell office:value-type="string" calcext:value-type="string">
            <text:p>Blas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90]+([.C90]-1)*20" office:value-type="float" office:value="44" calcext:value-type="float">
            <text:p>44</text:p>
          </table:table-cell>
          <table:table-cell table:formula="of:=IF([.D90]&lt;10;&quot;  &quot;; &quot; &quot;)" office:value-type="string" office:string-value="  " calcext:value-type="string">
            <text:p><text:s text:c="2"/></text:p>
          </table:table-cell>
          <table:table-cell table:formula="of:=TEXT(VLOOKUP([.E90];[.$BH$2:.$BJ$71];2); &quot;0#%&quot;)" office:value-type="string" office:string-value="54%" calcext:value-type="string">
            <text:p>54%</text:p>
          </table:table-cell>
          <table:table-cell table:formula="of:=TEXT(VLOOKUP([.E90];[.$BH$2:.$BJ$71];3);  &quot;0#%&quot;)" office:value-type="string" office:string-value="88%" calcext:value-type="string">
            <text:p>88%</text:p>
          </table:table-cell>
          <table:table-cell table:number-columns-repeated="3"/>
          <table:table-cell table:style-name="ce9"/>
          <table:table-cell table:number-columns-repeated="39"/>
          <table:table-cell table:style-name="ce13" table:number-columns-repeated="973"/>
        </table:table-row>
        <table:table-row table:style-name="ro1">
          <table:table-cell table:formula="of:=COM.MICROSOFT.CONCAT([.C91];&quot;-&quot;;[.D91];[.F91];&quot; [&quot;; [.G91]; &quot; - &quot;; [.H91]; &quot;] &quot;;[.B91])" office:value-type="string" office:string-value="2-1   [26% - 42%] Blight Resistance" calcext:value-type="string">
            <text:p>2-1 <text:s text:c="2"/>[26% - 42%] Blight Resistance</text:p>
          </table:table-cell>
          <table:table-cell office:value-type="string" calcext:value-type="string">
            <text:p>Blight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91]+([.C91]-1)*20" office:value-type="float" office:value="21" calcext:value-type="float">
            <text:p>21</text:p>
          </table:table-cell>
          <table:table-cell table:formula="of:=IF([.D91]&lt;10;&quot;  &quot;; &quot; &quot;)" office:value-type="string" office:string-value="  " calcext:value-type="string">
            <text:p><text:s text:c="2"/></text:p>
          </table:table-cell>
          <table:table-cell table:formula="of:=TEXT(VLOOKUP([.E91];[.$BH$2:.$BJ$71];2); &quot;0#%&quot;)" office:value-type="string" office:string-value="26%" calcext:value-type="string">
            <text:p>26%</text:p>
          </table:table-cell>
          <table:table-cell table:formula="of:=TEXT(VLOOKUP([.E91];[.$BH$2:.$BJ$71];3);  &quot;0#%&quot;)" office:value-type="string" office:string-value="42%" calcext:value-type="string">
            <text:p>42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2];&quot;-&quot;;[.D92];[.F92];&quot; [&quot;; [.G92]; &quot; - &quot;; [.H92]; &quot;] &quot;;[.B92])" office:value-type="string" office:string-value="3-18  [68% - 95%] Blood Magic Resistance" calcext:value-type="string">
            <text:p>3-18 <text:s/>[68% - 95%] Blood Magic Resistance</text:p>
          </table:table-cell>
          <table:table-cell table:style-name="ce13" office:value-type="string" calcext:value-type="string">
            <text:p>Bl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92]+([.C92]-1)*20" office:value-type="float" office:value="58" calcext:value-type="float">
            <text:p>58</text:p>
          </table:table-cell>
          <table:table-cell table:formula="of:=IF([.D92]&lt;10;&quot;  &quot;; &quot; &quot;)" office:value-type="string" office:string-value=" " calcext:value-type="string">
            <text:p><text:s/></text:p>
          </table:table-cell>
          <table:table-cell table:formula="of:=TEXT(VLOOKUP([.E92];[.$BH$2:.$BJ$71];2); &quot;0#%&quot;)" office:value-type="string" office:string-value="68%" calcext:value-type="string">
            <text:p>68%</text:p>
          </table:table-cell>
          <table:table-cell table:formula="of:=TEXT(VLOOKUP([.E92];[.$BH$2:.$BJ$71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3];&quot;-&quot;;[.D93];[.F93];&quot; [&quot;; [.G93]; &quot; - &quot;; [.H93]; &quot;] &quot;;[.B93])" office:value-type="string" office:string-value="2-20  [45% - 80%] Blood Manipulation Resistance" calcext:value-type="string">
            <text:p>2-20 <text:s/>[45% - 80%] Blood Manipulation Resistance</text:p>
          </table:table-cell>
          <table:table-cell table:style-name="ce13" office:value-type="string" calcext:value-type="string">
            <text:p>Blood Manipulat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3]+([.C93]-1)*20" office:value-type="float" office:value="40" calcext:value-type="float">
            <text:p>40</text:p>
          </table:table-cell>
          <table:table-cell table:formula="of:=IF([.D93]&lt;10;&quot;  &quot;; &quot; &quot;)" office:value-type="string" office:string-value=" " calcext:value-type="string">
            <text:p><text:s/></text:p>
          </table:table-cell>
          <table:table-cell table:formula="of:=TEXT(VLOOKUP([.E93];[.$BH$2:.$BJ$71];2); &quot;0#%&quot;)" office:value-type="string" office:string-value="45%" calcext:value-type="string">
            <text:p>45%</text:p>
          </table:table-cell>
          <table:table-cell table:formula="of:=TEXT(VLOOKUP([.E93];[.$BH$2:.$BJ$7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4];&quot;-&quot;;[.D94];[.F94];&quot; [&quot;; [.G94]; &quot; - &quot;; [.H94]; &quot;] &quot;;[.B94])" office:value-type="string" office:string-value="2-16  [41% - 72%] Bone Magic Resistance" calcext:value-type="string">
            <text:p>2-16 <text:s/>[41% - 72%] Bone Magic Resistance</text:p>
          </table:table-cell>
          <table:table-cell table:style-name="ce13" office:value-type="string" calcext:value-type="string">
            <text:p>Bon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6" calcext:value-type="float">
            <text:p>16</text:p>
          </table:table-cell>
          <table:table-cell table:style-name="ce13" table:formula="of:=[.D94]+([.C94]-1)*20" office:value-type="float" office:value="36" calcext:value-type="float">
            <text:p>36</text:p>
          </table:table-cell>
          <table:table-cell table:formula="of:=IF([.D94]&lt;10;&quot;  &quot;; &quot; &quot;)" office:value-type="string" office:string-value=" " calcext:value-type="string">
            <text:p><text:s/></text:p>
          </table:table-cell>
          <table:table-cell table:formula="of:=TEXT(VLOOKUP([.E94];[.$BH$2:.$BJ$71];2); &quot;0#%&quot;)" office:value-type="string" office:string-value="41%" calcext:value-type="string">
            <text:p>41%</text:p>
          </table:table-cell>
          <table:table-cell table:formula="of:=TEXT(VLOOKUP([.E94];[.$BH$2:.$BJ$71];3);  &quot;0#%&quot;)" office:value-type="string" office:string-value="72%" calcext:value-type="string">
            <text:p>72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5];&quot;-&quot;;[.D95];[.F95];&quot; [&quot;; [.G95]; &quot; - &quot;; [.H95]; &quot;] &quot;;[.B95])" office:value-type="string" office:string-value="2-20  [45% - 80%] Corrosion Resistance" calcext:value-type="string">
            <text:p>2-20 <text:s/>[45% - 80%] Corrosion Resistance</text:p>
          </table:table-cell>
          <table:table-cell table:style-name="ce13" office:value-type="string" calcext:value-type="string">
            <text:p>Corros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5]+([.C95]-1)*20" office:value-type="float" office:value="40" calcext:value-type="float">
            <text:p>40</text:p>
          </table:table-cell>
          <table:table-cell table:formula="of:=IF([.D95]&lt;10;&quot;  &quot;; &quot; &quot;)" office:value-type="string" office:string-value=" " calcext:value-type="string">
            <text:p><text:s/></text:p>
          </table:table-cell>
          <table:table-cell table:formula="of:=TEXT(VLOOKUP([.E95];[.$BH$2:.$BJ$71];2); &quot;0#%&quot;)" office:value-type="string" office:string-value="45%" calcext:value-type="string">
            <text:p>45%</text:p>
          </table:table-cell>
          <table:table-cell table:formula="of:=TEXT(VLOOKUP([.E95];[.$BH$2:.$BJ$7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6];&quot;-&quot;;[.D96];[.F96];&quot; [&quot;; [.G96]; &quot; - &quot;; [.H96]; &quot;] &quot;;[.B96])" office:value-type="string" office:string-value="2-14  [39% - 68%] Crystal Resistance" calcext:value-type="string">
            <text:p>2-14 <text:s/>[39% - 68%] Crystal Resistance</text:p>
          </table:table-cell>
          <table:table-cell table:style-name="ce13" office:value-type="string" calcext:value-type="string">
            <text:p>Crystal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D96]+([.C96]-1)*20" office:value-type="float" office:value="34" calcext:value-type="float">
            <text:p>34</text:p>
          </table:table-cell>
          <table:table-cell table:formula="of:=IF([.D96]&lt;10;&quot;  &quot;; &quot; &quot;)" office:value-type="string" office:string-value=" " calcext:value-type="string">
            <text:p><text:s/></text:p>
          </table:table-cell>
          <table:table-cell table:formula="of:=TEXT(VLOOKUP([.E96];[.$BH$2:.$BJ$71];2); &quot;0#%&quot;)" office:value-type="string" office:string-value="39%" calcext:value-type="string">
            <text:p>39%</text:p>
          </table:table-cell>
          <table:table-cell table:formula="of:=TEXT(VLOOKUP([.E96];[.$BH$2:.$BJ$71];3);  &quot;0#%&quot;)" office:value-type="string" office:string-value="68%" calcext:value-type="string">
            <text:p>68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7];&quot;-&quot;;[.D97];[.F97];&quot; [&quot;; [.G97]; &quot; - &quot;; [.H97]; &quot;] &quot;;[.B97])" office:value-type="string" office:string-value="2-20  [45% - 80%] Curse Resistance" calcext:value-type="string">
            <text:p>2-20 <text:s/>[45% - 80%] Curse Resistance</text:p>
          </table:table-cell>
          <table:table-cell table:style-name="ce13" office:value-type="string" calcext:value-type="string">
            <text:p>Curs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7]+([.C97]-1)*20" office:value-type="float" office:value="40" calcext:value-type="float">
            <text:p>40</text:p>
          </table:table-cell>
          <table:table-cell table:formula="of:=IF([.D97]&lt;10;&quot;  &quot;; &quot; &quot;)" office:value-type="string" office:string-value=" " calcext:value-type="string">
            <text:p><text:s/></text:p>
          </table:table-cell>
          <table:table-cell table:formula="of:=TEXT(VLOOKUP([.E97];[.$BH$2:.$BJ$71];2); &quot;0#%&quot;)" office:value-type="string" office:string-value="45%" calcext:value-type="string">
            <text:p>45%</text:p>
          </table:table-cell>
          <table:table-cell table:formula="of:=TEXT(VLOOKUP([.E97];[.$BH$2:.$BJ$7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9];&quot;-&quot;;[.D99];[.F99];&quot; [&quot;; [.G99]; &quot; - &quot;; [.H99]; &quot;] &quot;;[.B99])" office:value-type="string" office:string-value="2-6   [31% - 52%] Dark Magic Resistance" calcext:value-type="string">
            <text:p>2-6 <text:s text:c="2"/>[31% - 52%] Dark Magic Resistance</text:p>
          </table:table-cell>
          <table:table-cell office:value-type="string" calcext:value-type="string">
            <text:p>Dark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99]+([.C99]-1)*20" office:value-type="float" office:value="26" calcext:value-type="float">
            <text:p>26</text:p>
          </table:table-cell>
          <table:table-cell table:formula="of:=IF([.D99]&lt;10;&quot;  &quot;; &quot; &quot;)" office:value-type="string" office:string-value="  " calcext:value-type="string">
            <text:p><text:s text:c="2"/></text:p>
          </table:table-cell>
          <table:table-cell table:formula="of:=TEXT(VLOOKUP([.E99];[.$BH$2:.$BJ$71];2); &quot;0#%&quot;)" office:value-type="string" office:string-value="31%" calcext:value-type="string">
            <text:p>31%</text:p>
          </table:table-cell>
          <table:table-cell table:formula="of:=TEXT(VLOOKUP([.E99];[.$BH$2:.$BJ$71];3);  &quot;0#%&quot;)" office:value-type="string" office:string-value="52%" calcext:value-type="string">
            <text:p>52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0];&quot;-&quot;;[.D100];[.F100];&quot; [&quot;; [.G100]; &quot; - &quot;; [.H100]; &quot;] &quot;;[.B100])" office:value-type="string" office:string-value="2-20  [45% - 80%] Death Magic Resistance" calcext:value-type="string">
            <text:p>2-20 <text:s/>[45% - 80%] Death Magic Resistance</text:p>
          </table:table-cell>
          <table:table-cell office:value-type="string" calcext:value-type="string">
            <text:p>Deat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00]+([.C100]-1)*20" office:value-type="float" office:value="40" calcext:value-type="float">
            <text:p>40</text:p>
          </table:table-cell>
          <table:table-cell table:formula="of:=IF([.D100]&lt;10;&quot;  &quot;; &quot; &quot;)" office:value-type="string" office:string-value=" " calcext:value-type="string">
            <text:p><text:s/></text:p>
          </table:table-cell>
          <table:table-cell table:formula="of:=TEXT(VLOOKUP([.E100];[.$BH$2:.$BJ$71];2); &quot;0#%&quot;)" office:value-type="string" office:string-value="45%" calcext:value-type="string">
            <text:p>45%</text:p>
          </table:table-cell>
          <table:table-cell table:formula="of:=TEXT(VLOOKUP([.E100];[.$BH$2:.$BJ$71];3);  &quot;0#%&quot;)" office:value-type="string" office:string-value="80%" calcext:value-type="string">
            <text:p>80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1];&quot;-&quot;;[.D101];[.F101];&quot; [&quot;; [.G101]; &quot; - &quot;; [.H101]; &quot;] &quot;;[.B101])" office:value-type="string" office:string-value="2-6   [31% - 52%] Devour Resistance" calcext:value-type="string">
            <text:p>2-6 <text:s text:c="2"/>[31% - 52%] Devour Resistance</text:p>
          </table:table-cell>
          <table:table-cell office:value-type="string" calcext:value-type="string">
            <text:p>Devour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101]+([.C101]-1)*20" office:value-type="float" office:value="26" calcext:value-type="float">
            <text:p>26</text:p>
          </table:table-cell>
          <table:table-cell table:formula="of:=IF([.D101]&lt;10;&quot;  &quot;; &quot; &quot;)" office:value-type="string" office:string-value="  " calcext:value-type="string">
            <text:p><text:s text:c="2"/></text:p>
          </table:table-cell>
          <table:table-cell table:formula="of:=TEXT(VLOOKUP([.E101];[.$BH$2:.$BJ$71];2); &quot;0#%&quot;)" office:value-type="string" office:string-value="31%" calcext:value-type="string">
            <text:p>31%</text:p>
          </table:table-cell>
          <table:table-cell table:formula="of:=TEXT(VLOOKUP([.E101];[.$BH$2:.$BJ$71];3);  &quot;0#%&quot;)" office:value-type="string" office:string-value="52%" calcext:value-type="string">
            <text:p>52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39"/>
          <table:table-cell table:number-columns-repeated="973"/>
        </table:table-row>
        <table:table-row table:style-name="ro1">
          <table:table-cell table:formula="of:=COM.MICROSOFT.CONCAT([.C102];&quot;-&quot;;[.D102];[.F102];&quot; [&quot;; [.G102]; &quot; - &quot;; [.H102]; &quot;] &quot;;[.B102])" office:value-type="string" office:string-value="2-3   [28% - 46%] Diamond Magic Resistance" calcext:value-type="string">
            <text:p>2-3 <text:s text:c="2"/>[28% - 46%] Diamond Magic Resistance</text:p>
          </table:table-cell>
          <table:table-cell office:value-type="string" calcext:value-type="string">
            <text:p>Diamon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102]+([.C102]-1)*20" office:value-type="float" office:value="23" calcext:value-type="float">
            <text:p>23</text:p>
          </table:table-cell>
          <table:table-cell table:formula="of:=IF([.D102]&lt;10;&quot;  &quot;; &quot; &quot;)" office:value-type="string" office:string-value="  " calcext:value-type="string">
            <text:p><text:s text:c="2"/></text:p>
          </table:table-cell>
          <table:table-cell table:formula="of:=TEXT(VLOOKUP([.E102];[.$BH$2:.$BJ$71];2); &quot;0#%&quot;)" office:value-type="string" office:string-value="28%" calcext:value-type="string">
            <text:p>28%</text:p>
          </table:table-cell>
          <table:table-cell table:formula="of:=TEXT(VLOOKUP([.E102];[.$BH$2:.$BJ$71];3);  &quot;0#%&quot;)" office:value-type="string" office:string-value="46%" calcext:value-type="string">
            <text:p>46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3];&quot;-&quot;;[.D103];[.F103];&quot; [&quot;; [.G103]; &quot; - &quot;; [.H103]; &quot;] &quot;;[.B103])" office:value-type="string" office:string-value="1-9   [09% - 18%] Divination Magic Resistance" calcext:value-type="string">
            <text:p>1-9 <text:s text:c="2"/>[09% - 18%] Divination Magic Resistance</text:p>
          </table:table-cell>
          <table:table-cell office:value-type="string" calcext:value-type="string">
            <text:p>Divinatio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D103]+([.C103]-1)*20" office:value-type="float" office:value="9" calcext:value-type="float">
            <text:p>9</text:p>
          </table:table-cell>
          <table:table-cell table:formula="of:=IF([.D103]&lt;10;&quot;  &quot;; &quot; &quot;)" office:value-type="string" office:string-value="  " calcext:value-type="string">
            <text:p><text:s text:c="2"/></text:p>
          </table:table-cell>
          <table:table-cell table:formula="of:=TEXT(VLOOKUP([.E103];[.$BH$2:.$BJ$71];2); &quot;0#%&quot;)" office:value-type="string" office:string-value="09%" calcext:value-type="string">
            <text:p>09%</text:p>
          </table:table-cell>
          <table:table-cell table:formula="of:=TEXT(VLOOKUP([.E103];[.$BH$2:.$BJ$71];3);  &quot;0#%&quot;)" office:value-type="string" office:string-value="18%" calcext:value-type="string">
            <text:p>18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4];&quot;-&quot;;[.D104];[.F104];&quot; [&quot;; [.G104]; &quot; - &quot;; [.H104]; &quot;] &quot;;[.B104])" office:value-type="string" office:string-value="1-6   [07% - 12%] Dust Magic Resistance" calcext:value-type="string">
            <text:p>1-6 <text:s text:c="2"/>[07% - 12%] Dust Magic Resistance</text:p>
          </table:table-cell>
          <table:table-cell office:value-type="string" calcext:value-type="string">
            <text:p>Dust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104]+([.C104]-1)*20" office:value-type="float" office:value="6" calcext:value-type="float">
            <text:p>6</text:p>
          </table:table-cell>
          <table:table-cell table:formula="of:=IF([.D104]&lt;10;&quot;  &quot;; &quot; &quot;)" office:value-type="string" office:string-value="  " calcext:value-type="string">
            <text:p><text:s text:c="2"/></text:p>
          </table:table-cell>
          <table:table-cell table:formula="of:=TEXT(VLOOKUP([.E104];[.$BH$2:.$BJ$71];2); &quot;0#%&quot;)" office:value-type="string" office:string-value="07%" calcext:value-type="string">
            <text:p>07%</text:p>
          </table:table-cell>
          <table:table-cell table:formula="of:=TEXT(VLOOKUP([.E104];[.$BH$2:.$BJ$71];3);  &quot;0#%&quot;)" office:value-type="string" office:string-value="12%" calcext:value-type="string">
            <text:p>12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5];&quot;-&quot;;[.D105];[.F105];&quot; [&quot;; [.G105]; &quot; - &quot;; [.H105]; &quot;] &quot;;[.B105])" office:value-type="string" office:string-value="3-1   [51% - 82%] Earth Resistance" calcext:value-type="string">
            <text:p>3-1 <text:s text:c="2"/>[51% - 82%] Earth Resistance</text:p>
          </table:table-cell>
          <table:table-cell office:value-type="string" calcext:value-type="string">
            <text:p>Earth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D105]+([.C105]-1)*20" office:value-type="float" office:value="41" calcext:value-type="float">
            <text:p>41</text:p>
          </table:table-cell>
          <table:table-cell table:formula="of:=IF([.D105]&lt;10;&quot;  &quot;; &quot; &quot;)" office:value-type="string" office:string-value="  " calcext:value-type="string">
            <text:p><text:s text:c="2"/></text:p>
          </table:table-cell>
          <table:table-cell table:formula="of:=TEXT(VLOOKUP([.E105];[.$BH$2:.$BJ$71];2); &quot;0#%&quot;)" office:value-type="string" office:string-value="51%" calcext:value-type="string">
            <text:p>51%</text:p>
          </table:table-cell>
          <table:table-cell table:formula="of:=TEXT(VLOOKUP([.E105];[.$BH$2:.$BJ$71];3);  &quot;0#%&quot;)" office:value-type="string" office:string-value="82%" calcext:value-type="string">
            <text:p>82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6];&quot;-&quot;;[.D106];[.F106];&quot; [&quot;; [.G106]; &quot; - &quot;; [.H106]; &quot;] &quot;;[.B106])" office:value-type="string" office:string-value="2-1   [26% - 42%] Emerald Magic Resistance" calcext:value-type="string">
            <text:p>2-1 <text:s text:c="2"/>[26% - 42%] Emerald Magic Resistance</text:p>
          </table:table-cell>
          <table:table-cell office:value-type="string" calcext:value-type="string">
            <text:p>Emeral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106]+([.C106]-1)*20" office:value-type="float" office:value="21" calcext:value-type="float">
            <text:p>21</text:p>
          </table:table-cell>
          <table:table-cell table:formula="of:=IF([.D106]&lt;10;&quot;  &quot;; &quot; &quot;)" office:value-type="string" office:string-value="  " calcext:value-type="string">
            <text:p><text:s text:c="2"/></text:p>
          </table:table-cell>
          <table:table-cell table:formula="of:=TEXT(VLOOKUP([.E106];[.$BH$2:.$BJ$71];2); &quot;0#%&quot;)" office:value-type="string" office:string-value="26%" calcext:value-type="string">
            <text:p>26%</text:p>
          </table:table-cell>
          <table:table-cell table:formula="of:=TEXT(VLOOKUP([.E106];[.$BH$2:.$BJ$71];3);  &quot;0#%&quot;)" office:value-type="string" office:string-value="42%" calcext:value-type="string">
            <text:p>42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7];&quot;-&quot;;[.D107];[.F107];&quot; [&quot;; [.G107]; &quot; - &quot;; [.H107]; &quot;] &quot;;[.B107])" office:value-type="string" office:string-value="2-1   [26% - 42%] Fear Resistance" calcext:value-type="string">
            <text:p>2-1 <text:s text:c="2"/>[26% - 42%] Fear Resistance</text:p>
          </table:table-cell>
          <table:table-cell table:style-name="ce13" office:value-type="string" calcext:value-type="string">
            <text:p>Fear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07]+([.C107]-1)*20" office:value-type="float" office:value="21" calcext:value-type="float">
            <text:p>21</text:p>
          </table:table-cell>
          <table:table-cell table:formula="of:=IF([.D107]&lt;10;&quot;  &quot;; &quot; &quot;)" office:value-type="string" office:string-value="  " calcext:value-type="string">
            <text:p><text:s text:c="2"/></text:p>
          </table:table-cell>
          <table:table-cell table:formula="of:=TEXT(VLOOKUP([.E107];[.$BH$2:.$BJ$71];2); &quot;0#%&quot;)" office:value-type="string" office:string-value="26%" calcext:value-type="string">
            <text:p>26%</text:p>
          </table:table-cell>
          <table:table-cell table:formula="of:=TEXT(VLOOKUP([.E107];[.$BH$2:.$BJ$71];3);  &quot;0#%&quot;)" office:value-type="string" office:string-value="42%" calcext:value-type="string">
            <text:p>42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8];&quot;-&quot;;[.D108];[.F108];&quot; [&quot;; [.G108]; &quot; - &quot;; [.H108]; &quot;] &quot;;[.B108])" office:value-type="string" office:string-value="1-9   [09% - 18%] Flesh Magic Resistance" calcext:value-type="string">
            <text:p>1-9 <text:s text:c="2"/>[09% - 18%] Flesh Magic Resistance</text:p>
          </table:table-cell>
          <table:table-cell table:style-name="ce13" office:value-type="string" calcext:value-type="string">
            <text:p>Flesh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08]+([.C108]-1)*20" office:value-type="float" office:value="9" calcext:value-type="float">
            <text:p>9</text:p>
          </table:table-cell>
          <table:table-cell table:formula="of:=IF([.D108]&lt;10;&quot;  &quot;; &quot; &quot;)" office:value-type="string" office:string-value="  " calcext:value-type="string">
            <text:p><text:s text:c="2"/></text:p>
          </table:table-cell>
          <table:table-cell table:formula="of:=TEXT(VLOOKUP([.E108];[.$BH$2:.$BJ$71];2); &quot;0#%&quot;)" office:value-type="string" office:string-value="09%" calcext:value-type="string">
            <text:p>09%</text:p>
          </table:table-cell>
          <table:table-cell table:formula="of:=TEXT(VLOOKUP([.E108];[.$BH$2:.$BJ$71];3);  &quot;0#%&quot;)" office:value-type="string" office:string-value="18%" calcext:value-type="string">
            <text:p>18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9];&quot;-&quot;;[.D109];[.F109];&quot; [&quot;; [.G109]; &quot; - &quot;; [.H109]; &quot;] &quot;;[.B109])" office:value-type="string" office:string-value="1-1   [05% - 05%] Gold Magic Resistance" calcext:value-type="string">
            <text:p>1-1 <text:s text:c="2"/>[05% - 05%] Gold Magic Resistance</text:p>
          </table:table-cell>
          <table:table-cell table:style-name="ce13" office:value-type="string" calcext:value-type="string">
            <text:p>Gold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09]+([.C109]-1)*20" office:value-type="float" office:value="1" calcext:value-type="float">
            <text:p>1</text:p>
          </table:table-cell>
          <table:table-cell table:formula="of:=IF([.D109]&lt;10;&quot;  &quot;; &quot; &quot;)" office:value-type="string" office:string-value="  " calcext:value-type="string">
            <text:p><text:s text:c="2"/></text:p>
          </table:table-cell>
          <table:table-cell table:formula="of:=TEXT(VLOOKUP([.E109];[.$BH$2:.$BJ$71];2); &quot;0#%&quot;)" office:value-type="string" office:string-value="05%" calcext:value-type="string">
            <text:p>05%</text:p>
          </table:table-cell>
          <table:table-cell table:formula="of:=TEXT(VLOOKUP([.E109];[.$BH$2:.$BJ$71];3);  &quot;0#%&quot;)" office:value-type="string" office:string-value="05%" calcext:value-type="string">
            <text:p>05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10];&quot;-&quot;;[.D110];[.F110];&quot; [&quot;; [.G110]; &quot; - &quot;; [.H110]; &quot;] &quot;;[.B110])" office:value-type="string" office:string-value="2-20  [45% - 80%] Gravity Magic Resistance" calcext:value-type="string">
            <text:p>2-20 <text:s/>[45% - 80%] Gravity Magic Resistance</text:p>
          </table:table-cell>
          <table:table-cell table:style-name="ce13" office:value-type="string" calcext:value-type="string">
            <text:p>Gravity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0]+([.C110]-1)*20" office:value-type="float" office:value="40" calcext:value-type="float">
            <text:p>40</text:p>
          </table:table-cell>
          <table:table-cell table:formula="of:=IF([.D110]&lt;10;&quot;  &quot;; &quot; &quot;)" office:value-type="string" office:string-value=" " calcext:value-type="string">
            <text:p><text:s/></text:p>
          </table:table-cell>
          <table:table-cell table:formula="of:=TEXT(VLOOKUP([.E110];[.$BH$2:.$BJ$71];2); &quot;0#%&quot;)" office:value-type="string" office:string-value="45%" calcext:value-type="string">
            <text:p>45%</text:p>
          </table:table-cell>
          <table:table-cell table:formula="of:=TEXT(VLOOKUP([.E110];[.$BH$2:.$BJ$71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11];&quot;-&quot;;[.D111];[.F111];&quot; [&quot;; [.G111]; &quot; - &quot;; [.H111]; &quot;] &quot;;[.B111])" office:value-type="string" office:string-value="2-20  [45% - 80%] Health Drain Resistance" calcext:value-type="string">
            <text:p>2-20 <text:s/>[45% - 80%] Health Drain Resistance</text:p>
          </table:table-cell>
          <table:table-cell table:style-name="ce13" office:value-type="string" calcext:value-type="string">
            <text:p>Health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1]+([.C111]-1)*20" office:value-type="float" office:value="40" calcext:value-type="float">
            <text:p>40</text:p>
          </table:table-cell>
          <table:table-cell table:formula="of:=IF([.D111]&lt;10;&quot;  &quot;; &quot; &quot;)" office:value-type="string" office:string-value=" " calcext:value-type="string">
            <text:p><text:s/></text:p>
          </table:table-cell>
          <table:table-cell table:formula="of:=TEXT(VLOOKUP([.E111];[.$BH$2:.$BJ$71];2); &quot;0#%&quot;)" office:value-type="string" office:string-value="45%" calcext:value-type="string">
            <text:p>45%</text:p>
          </table:table-cell>
          <table:table-cell table:formula="of:=TEXT(VLOOKUP([.E111];[.$BH$2:.$BJ$71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/>
          <table:table-cell table:style-name="ce9"/>
          <table:table-cell table:number-columns-repeated="39"/>
          <table:table-cell table:style-name="ce13" table:number-columns-repeated="973"/>
        </table:table-row>
        <table:table-row table:style-name="ro1">
          <table:table-cell table:formula="of:=COM.MICROSOFT.CONCAT([.C112];&quot;-&quot;;[.D112];[.F112];&quot; [&quot;; [.G112]; &quot; - &quot;; [.H112]; &quot;] &quot;;[.B112])" office:value-type="string" office:string-value="3-22  [72% - 95%] Heat Resistance" calcext:value-type="string">
            <text:p>3-22 <text:s/>[72% - 95%] Heat Resistance</text:p>
          </table:table-cell>
          <table:table-cell table:style-name="ce13" office:value-type="string" calcext:value-type="string">
            <text:p>Heat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2" calcext:value-type="float">
            <text:p>22</text:p>
          </table:table-cell>
          <table:table-cell table:style-name="ce13" table:formula="of:=[.D112]+([.C112]-1)*20" office:value-type="float" office:value="62" calcext:value-type="float">
            <text:p>62</text:p>
          </table:table-cell>
          <table:table-cell table:formula="of:=IF([.D112]&lt;10;&quot;  &quot;; &quot; &quot;)" office:value-type="string" office:string-value=" " calcext:value-type="string">
            <text:p><text:s/></text:p>
          </table:table-cell>
          <table:table-cell table:formula="of:=TEXT(VLOOKUP([.E112];[.$BH$2:.$BJ$71];2); &quot;0#%&quot;)" office:value-type="string" office:string-value="72%" calcext:value-type="string">
            <text:p>72%</text:p>
          </table:table-cell>
          <table:table-cell table:formula="of:=TEXT(VLOOKUP([.E112];[.$BH$2:.$BJ$71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3];&quot;-&quot;;[.D113];[.F113];&quot; [&quot;; [.G113]; &quot; - &quot;; [.H113]; &quot;] &quot;;[.B113])" office:value-type="string" office:string-value="2-20  [45% - 80%] Ice Resistance" calcext:value-type="string">
            <text:p>2-20 <text:s/>[45% - 80%] Ice Resistance</text:p>
          </table:table-cell>
          <table:table-cell table:style-name="ce13" office:value-type="string" calcext:value-type="string">
            <text:p>Ic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3]+([.C113]-1)*20" office:value-type="float" office:value="40" calcext:value-type="float">
            <text:p>40</text:p>
          </table:table-cell>
          <table:table-cell table:formula="of:=IF([.D113]&lt;10;&quot;  &quot;; &quot; &quot;)" office:value-type="string" office:string-value=" " calcext:value-type="string">
            <text:p><text:s/></text:p>
          </table:table-cell>
          <table:table-cell table:formula="of:=TEXT(VLOOKUP([.E113];[.$BH$2:.$BJ$71];2); &quot;0#%&quot;)" office:value-type="string" office:string-value="45%" calcext:value-type="string">
            <text:p>45%</text:p>
          </table:table-cell>
          <table:table-cell table:formula="of:=TEXT(VLOOKUP([.E113];[.$BH$2:.$BJ$7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4];&quot;-&quot;;[.D114];[.F114];&quot; [&quot;; [.G114]; &quot; - &quot;; [.H114]; &quot;] &quot;;[.B114])" office:value-type="string" office:string-value="3-3   [53% - 86%] Lava Magic Resistance" calcext:value-type="string">
            <text:p>3-3 <text:s text:c="2"/>[53% - 86%] Lava Magic Resistance</text:p>
          </table:table-cell>
          <table:table-cell table:style-name="ce13" office:value-type="string" calcext:value-type="string">
            <text:p>Lava Magic Resistance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table:formula="of:=[.D114]+([.C114]-1)*20" office:value-type="float" office:value="43" calcext:value-type="float">
            <text:p>43</text:p>
          </table:table-cell>
          <table:table-cell table:formula="of:=IF([.D114]&lt;10;&quot;  &quot;; &quot; &quot;)" office:value-type="string" office:string-value="  " calcext:value-type="string">
            <text:p><text:s text:c="2"/></text:p>
          </table:table-cell>
          <table:table-cell table:formula="of:=TEXT(VLOOKUP([.E114];[.$BH$2:.$BJ$71];2); &quot;0#%&quot;)" office:value-type="string" office:string-value="53%" calcext:value-type="string">
            <text:p>53%</text:p>
          </table:table-cell>
          <table:table-cell table:formula="of:=TEXT(VLOOKUP([.E114];[.$BH$2:.$BJ$71];3);  &quot;0#%&quot;)" office:value-type="string" office:string-value="86%" calcext:value-type="string">
            <text:p>86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5];&quot;-&quot;;[.D115];[.F115];&quot; [&quot;; [.G115]; &quot; - &quot;; [.H115]; &quot;] &quot;;[.B115])" office:value-type="string" office:string-value="3-3   [53% - 86%] Light Magic Resistance" calcext:value-type="string">
            <text:p>3-3 <text:s text:c="2"/>[53% - 86%] Light Magic Resistance</text:p>
          </table:table-cell>
          <table:table-cell table:style-name="ce13" office:value-type="string" calcext:value-type="string">
            <text:p>Light Magic Resistance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table:formula="of:=[.D115]+([.C115]-1)*20" office:value-type="float" office:value="43" calcext:value-type="float">
            <text:p>43</text:p>
          </table:table-cell>
          <table:table-cell table:formula="of:=IF([.D115]&lt;10;&quot;  &quot;; &quot; &quot;)" office:value-type="string" office:string-value="  " calcext:value-type="string">
            <text:p><text:s text:c="2"/></text:p>
          </table:table-cell>
          <table:table-cell table:formula="of:=TEXT(VLOOKUP([.E115];[.$BH$2:.$BJ$71];2); &quot;0#%&quot;)" office:value-type="string" office:string-value="53%" calcext:value-type="string">
            <text:p>53%</text:p>
          </table:table-cell>
          <table:table-cell table:formula="of:=TEXT(VLOOKUP([.E115];[.$BH$2:.$BJ$71];3);  &quot;0#%&quot;)" office:value-type="string" office:string-value="86%" calcext:value-type="string">
            <text:p>86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6];&quot;-&quot;;[.D116];[.F116];&quot; [&quot;; [.G116]; &quot; - &quot;; [.H116]; &quot;] &quot;;[.B116])" office:value-type="string" office:string-value="3-9   [59% - 95%] Lightning Resistance" calcext:value-type="string">
            <text:p>3-9 <text:s text:c="2"/>[59% - 95%] Lightning Resistance</text:p>
          </table:table-cell>
          <table:table-cell table:style-name="ce13" office:value-type="string" calcext:value-type="string">
            <text:p>Lightning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16]+([.C116]-1)*20" office:value-type="float" office:value="49" calcext:value-type="float">
            <text:p>49</text:p>
          </table:table-cell>
          <table:table-cell table:formula="of:=IF([.D116]&lt;10;&quot;  &quot;; &quot; &quot;)" office:value-type="string" office:string-value="  " calcext:value-type="string">
            <text:p><text:s text:c="2"/></text:p>
          </table:table-cell>
          <table:table-cell table:formula="of:=TEXT(VLOOKUP([.E116];[.$BH$2:.$BJ$71];2); &quot;0#%&quot;)" office:value-type="string" office:string-value="59%" calcext:value-type="string">
            <text:p>59%</text:p>
          </table:table-cell>
          <table:table-cell table:formula="of:=TEXT(VLOOKUP([.E116];[.$BH$2:.$BJ$71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8];&quot;-&quot;;[.D118];[.F118];&quot; [&quot;; [.G118]; &quot; - &quot;; [.H118]; &quot;] &quot;;[.B118])" office:value-type="string" office:string-value="3-7   [57% - 94%] Mana Drain Resistance" calcext:value-type="string">
            <text:p>3-7 <text:s text:c="2"/>[57% - 94%] Mana Drain Resistance</text:p>
          </table:table-cell>
          <table:table-cell office:value-type="string" calcext:value-type="string">
            <text:p>Mana Drai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D118]+([.C118]-1)*20" office:value-type="float" office:value="47" calcext:value-type="float">
            <text:p>47</text:p>
          </table:table-cell>
          <table:table-cell table:formula="of:=IF([.D118]&lt;10;&quot;  &quot;; &quot; &quot;)" office:value-type="string" office:string-value="  " calcext:value-type="string">
            <text:p><text:s text:c="2"/></text:p>
          </table:table-cell>
          <table:table-cell table:formula="of:=TEXT(VLOOKUP([.E118];[.$BH$2:.$BJ$71];2); &quot;0#%&quot;)" office:value-type="string" office:string-value="57%" calcext:value-type="string">
            <text:p>57%</text:p>
          </table:table-cell>
          <table:table-cell table:formula="of:=TEXT(VLOOKUP([.E118];[.$BH$2:.$BJ$71];3);  &quot;0#%&quot;)" office:value-type="string" office:string-value="94%" calcext:value-type="string">
            <text:p>94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9];&quot;-&quot;;[.D119];[.F119];&quot; [&quot;; [.G119]; &quot; - &quot;; [.H119]; &quot;] &quot;;[.B119])" office:value-type="string" office:string-value="3-17  [67% - 95%] Mental Resistance" calcext:value-type="string">
            <text:p>3-17 <text:s/>[67% - 95%] Mental Resistance</text:p>
          </table:table-cell>
          <table:table-cell office:value-type="string" calcext:value-type="string">
            <text:p>Mental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[.D119]+([.C119]-1)*20" office:value-type="float" office:value="57" calcext:value-type="float">
            <text:p>57</text:p>
          </table:table-cell>
          <table:table-cell table:formula="of:=IF([.D119]&lt;10;&quot;  &quot;; &quot; &quot;)" office:value-type="string" office:string-value=" " calcext:value-type="string">
            <text:p><text:s/></text:p>
          </table:table-cell>
          <table:table-cell table:formula="of:=TEXT(VLOOKUP([.E119];[.$BH$2:.$BJ$71];2); &quot;0#%&quot;)" office:value-type="string" office:string-value="67%" calcext:value-type="string">
            <text:p>67%</text:p>
          </table:table-cell>
          <table:table-cell table:formula="of:=TEXT(VLOOKUP([.E119];[.$BH$2:.$BJ$71];3);  &quot;0#%&quot;)" office:value-type="string" office:string-value="95%" calcext:value-type="string">
            <text:p>95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0];&quot;-&quot;;[.D120];[.F120];&quot; [&quot;; [.G120]; &quot; - &quot;; [.H120]; &quot;] &quot;;[.B120])" office:value-type="string" office:string-value="2-20  [45% - 80%] Mist Magic Resistance" calcext:value-type="string">
            <text:p>2-20 <text:s/>[45% - 80%] Mist Magic Resistance</text:p>
          </table:table-cell>
          <table:table-cell office:value-type="string" calcext:value-type="string">
            <text:p>Mist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20]+([.C120]-1)*20" office:value-type="float" office:value="40" calcext:value-type="float">
            <text:p>40</text:p>
          </table:table-cell>
          <table:table-cell table:formula="of:=IF([.D120]&lt;10;&quot;  &quot;; &quot; &quot;)" office:value-type="string" office:string-value=" " calcext:value-type="string">
            <text:p><text:s/></text:p>
          </table:table-cell>
          <table:table-cell table:formula="of:=TEXT(VLOOKUP([.E120];[.$BH$2:.$BJ$71];2); &quot;0#%&quot;)" office:value-type="string" office:string-value="45%" calcext:value-type="string">
            <text:p>45%</text:p>
          </table:table-cell>
          <table:table-cell table:formula="of:=TEXT(VLOOKUP([.E120];[.$BH$2:.$BJ$71];3);  &quot;0#%&quot;)" office:value-type="string" office:string-value="80%" calcext:value-type="string">
            <text:p>80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39"/>
          <table:table-cell table:number-columns-repeated="973"/>
        </table:table-row>
        <table:table-row table:style-name="ro1">
          <table:table-cell table:formula="of:=COM.MICROSOFT.CONCAT([.C121];&quot;-&quot;;[.D121];[.F121];&quot; [&quot;; [.G121]; &quot; - &quot;; [.H121]; &quot;] &quot;;[.B121])" office:value-type="string" office:string-value="1-3   [06% - 07%] Obsidian Magic Resistance" calcext:value-type="string">
            <text:p>1-3 <text:s text:c="2"/>[06% - 07%] Obsidian Magic Resistance</text:p>
          </table:table-cell>
          <table:table-cell office:value-type="string" calcext:value-type="string">
            <text:p>Obsidia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121]+([.C121]-1)*20" office:value-type="float" office:value="3" calcext:value-type="float">
            <text:p>3</text:p>
          </table:table-cell>
          <table:table-cell table:formula="of:=IF([.D121]&lt;10;&quot;  &quot;; &quot; &quot;)" office:value-type="string" office:string-value="  " calcext:value-type="string">
            <text:p><text:s text:c="2"/></text:p>
          </table:table-cell>
          <table:table-cell table:formula="of:=TEXT(VLOOKUP([.E121];[.$BH$2:.$BJ$71];2); &quot;0#%&quot;)" office:value-type="string" office:string-value="06%" calcext:value-type="string">
            <text:p>06%</text:p>
          </table:table-cell>
          <table:table-cell table:formula="of:=TEXT(VLOOKUP([.E121];[.$BH$2:.$BJ$71];3);  &quot;0#%&quot;)" office:value-type="string" office:string-value="07%" calcext:value-type="string">
            <text:p>07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2];&quot;-&quot;;[.D122];[.F122];&quot; [&quot;; [.G122]; &quot; - &quot;; [.H122]; &quot;] &quot;;[.B122])" office:value-type="string" office:string-value="3-3   [53% - 86%] Pain Tolerance" calcext:value-type="string">
            <text:p>3-3 <text:s text:c="2"/>[53% - 86%] Pain Tolerance</text:p>
          </table:table-cell>
          <table:table-cell office:value-type="string" calcext:value-type="string">
            <text:p>Pain Tolerance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122]+([.C122]-1)*20" office:value-type="float" office:value="43" calcext:value-type="float">
            <text:p>43</text:p>
          </table:table-cell>
          <table:table-cell table:formula="of:=IF([.D122]&lt;10;&quot;  &quot;; &quot; &quot;)" office:value-type="string" office:string-value="  " calcext:value-type="string">
            <text:p><text:s text:c="2"/></text:p>
          </table:table-cell>
          <table:table-cell table:formula="of:=TEXT(VLOOKUP([.E122];[.$BH$2:.$BJ$71];2); &quot;0#%&quot;)" office:value-type="string" office:string-value="53%" calcext:value-type="string">
            <text:p>53%</text:p>
          </table:table-cell>
          <table:table-cell table:formula="of:=TEXT(VLOOKUP([.E122];[.$BH$2:.$BJ$71];3);  &quot;0#%&quot;)" office:value-type="string" office:string-value="86%" calcext:value-type="string">
            <text:p>86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3];&quot;-&quot;;[.D123];[.F123];&quot; [&quot;; [.G123]; &quot; - &quot;; [.H123]; &quot;] &quot;;[.B123])" office:value-type="string" office:string-value="1-4   [06% - 08%] Petrification Resistance" calcext:value-type="string">
            <text:p>1-4 <text:s text:c="2"/>[06% - 08%] Petrification Resistance</text:p>
          </table:table-cell>
          <table:table-cell office:value-type="string" calcext:value-type="string">
            <text:p>Petrification Resistanc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D123]+([.C123]-1)*20" office:value-type="float" office:value="4" calcext:value-type="float">
            <text:p>4</text:p>
          </table:table-cell>
          <table:table-cell table:formula="of:=IF([.D123]&lt;10;&quot;  &quot;; &quot; &quot;)" office:value-type="string" office:string-value="  " calcext:value-type="string">
            <text:p><text:s text:c="2"/></text:p>
          </table:table-cell>
          <table:table-cell table:formula="of:=TEXT(VLOOKUP([.E123];[.$BH$2:.$BJ$71];2); &quot;0#%&quot;)" office:value-type="string" office:string-value="06%" calcext:value-type="string">
            <text:p>06%</text:p>
          </table:table-cell>
          <table:table-cell table:formula="of:=TEXT(VLOOKUP([.E123];[.$BH$2:.$BJ$71];3);  &quot;0#%&quot;)" office:value-type="string" office:string-value="08%" calcext:value-type="string">
            <text:p>08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4];&quot;-&quot;;[.D124];[.F124];&quot; [&quot;; [.G124]; &quot; - &quot;; [.H124]; &quot;] &quot;;[.B124])" office:value-type="string" office:string-value="3-2   [52% - 84%] Poison Resistance" calcext:value-type="string">
            <text:p>3-2 <text:s text:c="2"/>[52% - 84%] Poison Resistance</text:p>
          </table:table-cell>
          <table:table-cell office:value-type="string" calcext:value-type="string">
            <text:p>Poiso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124]+([.C124]-1)*20" office:value-type="float" office:value="42" calcext:value-type="float">
            <text:p>42</text:p>
          </table:table-cell>
          <table:table-cell table:formula="of:=IF([.D124]&lt;10;&quot;  &quot;; &quot; &quot;)" office:value-type="string" office:string-value="  " calcext:value-type="string">
            <text:p><text:s text:c="2"/></text:p>
          </table:table-cell>
          <table:table-cell table:formula="of:=TEXT(VLOOKUP([.E124];[.$BH$2:.$BJ$71];2); &quot;0#%&quot;)" office:value-type="string" office:string-value="52%" calcext:value-type="string">
            <text:p>52%</text:p>
          </table:table-cell>
          <table:table-cell table:formula="of:=TEXT(VLOOKUP([.E124];[.$BH$2:.$BJ$71];3);  &quot;0#%&quot;)" office:value-type="string" office:string-value="84%" calcext:value-type="string">
            <text:p>84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5];&quot;-&quot;;[.D125];[.F125];&quot; [&quot;; [.G125]; &quot; - &quot;; [.H125]; &quot;] &quot;;[.B125])" office:value-type="string" office:string-value="3-4   [54% - 88%] Rot Resistance" calcext:value-type="string">
            <text:p>3-4 <text:s text:c="2"/>[54% - 88%] Rot Resistance</text:p>
          </table:table-cell>
          <table:table-cell office:value-type="string" calcext:value-type="string">
            <text:p>Ro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125]+([.C125]-1)*20" office:value-type="float" office:value="44" calcext:value-type="float">
            <text:p>44</text:p>
          </table:table-cell>
          <table:table-cell table:formula="of:=IF([.D125]&lt;10;&quot;  &quot;; &quot; &quot;)" office:value-type="string" office:string-value="  " calcext:value-type="string">
            <text:p><text:s text:c="2"/></text:p>
          </table:table-cell>
          <table:table-cell table:formula="of:=TEXT(VLOOKUP([.E125];[.$BH$2:.$BJ$71];2); &quot;0#%&quot;)" office:value-type="string" office:string-value="54%" calcext:value-type="string">
            <text:p>54%</text:p>
          </table:table-cell>
          <table:table-cell table:formula="of:=TEXT(VLOOKUP([.E125];[.$BH$2:.$BJ$71];3);  &quot;0#%&quot;)" office:value-type="string" office:string-value="88%" calcext:value-type="string">
            <text:p>88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6];&quot;-&quot;;[.D126];[.F126];&quot; [&quot;; [.G126]; &quot; - &quot;; [.H126]; &quot;] &quot;;[.B126])" office:value-type="string" office:string-value="1-14  [14% - 28%] Ruby Magic Resistance" calcext:value-type="string">
            <text:p>1-14 <text:s/>[14% - 28%] Ruby Magic Resistance</text:p>
          </table:table-cell>
          <table:table-cell office:value-type="string" calcext:value-type="string">
            <text:p>Ruby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26]+([.C126]-1)*20" office:value-type="float" office:value="14" calcext:value-type="float">
            <text:p>14</text:p>
          </table:table-cell>
          <table:table-cell table:formula="of:=IF([.D126]&lt;10;&quot;  &quot;; &quot; &quot;)" office:value-type="string" office:string-value=" " calcext:value-type="string">
            <text:p><text:s/></text:p>
          </table:table-cell>
          <table:table-cell table:formula="of:=TEXT(VLOOKUP([.E126];[.$BH$2:.$BJ$71];2); &quot;0#%&quot;)" office:value-type="string" office:string-value="14%" calcext:value-type="string">
            <text:p>14%</text:p>
          </table:table-cell>
          <table:table-cell table:formula="of:=TEXT(VLOOKUP([.E126];[.$BH$2:.$BJ$71];3);  &quot;0#%&quot;)" office:value-type="string" office:string-value="28%" calcext:value-type="string">
            <text:p>28%</text:p>
          </table:table-cell>
          <table:table-cell table:number-columns-repeated="3"/>
          <table:table-cell table:style-name="ce9"/>
          <table:table-cell table:number-columns-repeated="39"/>
          <table:table-cell table:style-name="ce13" table:number-columns-repeated="973"/>
        </table:table-row>
        <table:table-row table:style-name="ro1">
          <table:table-cell table:formula="of:=COM.MICROSOFT.CONCAT([.C127];&quot;-&quot;;[.D127];[.F127];&quot; [&quot;; [.G127]; &quot; - &quot;; [.H127]; &quot;] &quot;;[.B127])" office:value-type="string" office:string-value="2-20  [45% - 80%] Sand Magic Resistance" calcext:value-type="string">
            <text:p>2-20 <text:s/>[45% - 80%] Sand Magic Resistance</text:p>
          </table:table-cell>
          <table:table-cell table:style-name="ce13" office:value-type="string" calcext:value-type="string">
            <text:p>San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27]+([.C127]-1)*20" office:value-type="float" office:value="40" calcext:value-type="float">
            <text:p>40</text:p>
          </table:table-cell>
          <table:table-cell table:formula="of:=IF([.D127]&lt;10;&quot;  &quot;; &quot; &quot;)" office:value-type="string" office:string-value=" " calcext:value-type="string">
            <text:p><text:s/></text:p>
          </table:table-cell>
          <table:table-cell table:formula="of:=TEXT(VLOOKUP([.E127];[.$BH$2:.$BJ$71];2); &quot;0#%&quot;)" office:value-type="string" office:string-value="45%" calcext:value-type="string">
            <text:p>45%</text:p>
          </table:table-cell>
          <table:table-cell table:formula="of:=TEXT(VLOOKUP([.E127];[.$BH$2:.$BJ$7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8];&quot;-&quot;;[.D128];[.F128];&quot; [&quot;; [.G128]; &quot; - &quot;; [.H128]; &quot;] &quot;;[.B128])" office:value-type="string" office:string-value="1-13  [13% - 26%] Sapphire Magic Resistance" calcext:value-type="string">
            <text:p>1-13 <text:s/>[13% - 26%] Sapphire Magic Resistance</text:p>
          </table:table-cell>
          <table:table-cell table:style-name="ce13" office:value-type="string" calcext:value-type="string">
            <text:p>Sapphire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28]+([.C128]-1)*20" office:value-type="float" office:value="13" calcext:value-type="float">
            <text:p>13</text:p>
          </table:table-cell>
          <table:table-cell table:formula="of:=IF([.D128]&lt;10;&quot;  &quot;; &quot; &quot;)" office:value-type="string" office:string-value=" " calcext:value-type="string">
            <text:p><text:s/></text:p>
          </table:table-cell>
          <table:table-cell table:formula="of:=TEXT(VLOOKUP([.E128];[.$BH$2:.$BJ$71];2); &quot;0#%&quot;)" office:value-type="string" office:string-value="13%" calcext:value-type="string">
            <text:p>13%</text:p>
          </table:table-cell>
          <table:table-cell table:formula="of:=TEXT(VLOOKUP([.E128];[.$BH$2:.$BJ$71];3);  &quot;0#%&quot;)" office:value-type="string" office:string-value="26%" calcext:value-type="string">
            <text:p>26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9];&quot;-&quot;;[.D129];[.F129];&quot; [&quot;; [.G129]; &quot; - &quot;; [.H129]; &quot;] &quot;;[.B129])" office:value-type="string" office:string-value="1-1   [05% - 05%] Silver Magic Resistance" calcext:value-type="string">
            <text:p>1-1 <text:s text:c="2"/>[05% - 05%] Silver Magic Resistance</text:p>
          </table:table-cell>
          <table:table-cell table:style-name="ce13" office:value-type="string" calcext:value-type="string">
            <text:p>Silver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29]+([.C129]-1)*20" office:value-type="float" office:value="1" calcext:value-type="float">
            <text:p>1</text:p>
          </table:table-cell>
          <table:table-cell table:formula="of:=IF([.D129]&lt;10;&quot;  &quot;; &quot; &quot;)" office:value-type="string" office:string-value="  " calcext:value-type="string">
            <text:p><text:s text:c="2"/></text:p>
          </table:table-cell>
          <table:table-cell table:formula="of:=TEXT(VLOOKUP([.E129];[.$BH$2:.$BJ$71];2); &quot;0#%&quot;)" office:value-type="string" office:string-value="05%" calcext:value-type="string">
            <text:p>05%</text:p>
          </table:table-cell>
          <table:table-cell table:formula="of:=TEXT(VLOOKUP([.E129];[.$BH$2:.$BJ$71];3);  &quot;0#%&quot;)" office:value-type="string" office:string-value="05%" calcext:value-type="string">
            <text:p>05%</text:p>
          </table:table-cell>
          <table:table-cell table:style-name="ce13" table:number-columns-repeated="3"/>
          <table:table-cell table:style-name="ce37"/>
          <table:table-cell table:style-name="ce13" table:number-columns-repeated="39"/>
          <table:table-cell table:number-columns-repeated="973"/>
        </table:table-row>
        <table:table-row table:style-name="ro1">
          <table:table-cell table:formula="of:=COM.MICROSOFT.CONCAT([.C130];&quot;-&quot;;[.D130];[.F130];&quot; [&quot;; [.G130]; &quot; - &quot;; [.H130]; &quot;] &quot;;[.B130])" office:value-type="string" office:string-value="2-3   [28% - 46%] Smoke Magic Resistance" calcext:value-type="string">
            <text:p>2-3 <text:s text:c="2"/>[28% - 46%] Smoke Magic Resistance</text:p>
          </table:table-cell>
          <table:table-cell table:style-name="ce13" office:value-type="string" calcext:value-type="string">
            <text:p>Smok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D130]+([.C130]-1)*20" office:value-type="float" office:value="23" calcext:value-type="float">
            <text:p>23</text:p>
          </table:table-cell>
          <table:table-cell table:formula="of:=IF([.D130]&lt;10;&quot;  &quot;; &quot; &quot;)" office:value-type="string" office:string-value="  " calcext:value-type="string">
            <text:p><text:s text:c="2"/></text:p>
          </table:table-cell>
          <table:table-cell table:formula="of:=TEXT(VLOOKUP([.E130];[.$BH$2:.$BJ$71];2); &quot;0#%&quot;)" office:value-type="string" office:string-value="28%" calcext:value-type="string">
            <text:p>28%</text:p>
          </table:table-cell>
          <table:table-cell table:formula="of:=TEXT(VLOOKUP([.E130];[.$BH$2:.$BJ$71];3);  &quot;0#%&quot;)" office:value-type="string" office:string-value="46%" calcext:value-type="string">
            <text:p>46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31];&quot;-&quot;;[.D131];[.F131];&quot; [&quot;; [.G131]; &quot; - &quot;; [.H131]; &quot;] &quot;;[.B131])" office:value-type="string" office:string-value="2-13  [38% - 66%] Soul Magic Resistance" calcext:value-type="string">
            <text:p>2-13 <text:s/>[38% - 66%] Soul Magic Resistance</text:p>
          </table:table-cell>
          <table:table-cell table:style-name="ce13" office:value-type="string" calcext:value-type="string">
            <text:p>Soul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31]+([.C131]-1)*20" office:value-type="float" office:value="33" calcext:value-type="float">
            <text:p>33</text:p>
          </table:table-cell>
          <table:table-cell table:formula="of:=IF([.D131]&lt;10;&quot;  &quot;; &quot; &quot;)" office:value-type="string" office:string-value=" " calcext:value-type="string">
            <text:p><text:s/></text:p>
          </table:table-cell>
          <table:table-cell table:formula="of:=TEXT(VLOOKUP([.E131];[.$BH$2:.$BJ$71];2); &quot;0#%&quot;)" office:value-type="string" office:string-value="38%" calcext:value-type="string">
            <text:p>38%</text:p>
          </table:table-cell>
          <table:table-cell table:formula="of:=TEXT(VLOOKUP([.E131];[.$BH$2:.$BJ$71];3);  &quot;0#%&quot;)" office:value-type="string" office:string-value="66%" calcext:value-type="string">
            <text:p>66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2];&quot;-&quot;;[.D132];[.F132];&quot; [&quot;; [.G132]; &quot; - &quot;; [.H132]; &quot;] &quot;;[.B132])" office:value-type="string" office:string-value="1-18  [18% - 36%] Sound Magic Resistance" calcext:value-type="string">
            <text:p>1-18 <text:s/>[18% - 36%] Sound Magic Resistance</text:p>
          </table:table-cell>
          <table:table-cell table:style-name="ce13" office:value-type="string" calcext:value-type="string">
            <text:p>Sound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32]+([.C132]-1)*20" office:value-type="float" office:value="18" calcext:value-type="float">
            <text:p>18</text:p>
          </table:table-cell>
          <table:table-cell table:formula="of:=IF([.D132]&lt;10;&quot;  &quot;; &quot; &quot;)" office:value-type="string" office:string-value=" " calcext:value-type="string">
            <text:p><text:s/></text:p>
          </table:table-cell>
          <table:table-cell table:formula="of:=TEXT(VLOOKUP([.E132];[.$BH$2:.$BJ$71];2); &quot;0#%&quot;)" office:value-type="string" office:string-value="18%" calcext:value-type="string">
            <text:p>18%</text:p>
          </table:table-cell>
          <table:table-cell table:formula="of:=TEXT(VLOOKUP([.E132];[.$BH$2:.$BJ$71];3);  &quot;0#%&quot;)" office:value-type="string" office:string-value="36%" calcext:value-type="string">
            <text:p>36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3];&quot;-&quot;;[.D133];[.F133];&quot; [&quot;; [.G133]; &quot; - &quot;; [.H133]; &quot;] &quot;;[.B133])" office:value-type="string" office:string-value="3-5   [55% - 90%] Space Magic Resistance" calcext:value-type="string">
            <text:p>3-5 <text:s text:c="2"/>[55% - 90%] Space Magic Resistance</text:p>
          </table:table-cell>
          <table:table-cell table:style-name="ce13" office:value-type="string" calcext:value-type="string">
            <text:p>Space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133]+([.C133]-1)*20" office:value-type="float" office:value="45" calcext:value-type="float">
            <text:p>45</text:p>
          </table:table-cell>
          <table:table-cell table:formula="of:=IF([.D133]&lt;10;&quot;  &quot;; &quot; &quot;)" office:value-type="string" office:string-value="  " calcext:value-type="string">
            <text:p><text:s text:c="2"/></text:p>
          </table:table-cell>
          <table:table-cell table:formula="of:=TEXT(VLOOKUP([.E133];[.$BH$2:.$BJ$71];2); &quot;0#%&quot;)" office:value-type="string" office:string-value="55%" calcext:value-type="string">
            <text:p>55%</text:p>
          </table:table-cell>
          <table:table-cell table:formula="of:=TEXT(VLOOKUP([.E133];[.$BH$2:.$BJ$71];3);  &quot;0#%&quot;)" office:value-type="string" office:string-value="90%" calcext:value-type="string">
            <text:p>90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4];&quot;-&quot;;[.D134];[.F134];&quot; [&quot;; [.G134]; &quot; - &quot;; [.H134]; &quot;] &quot;;[.B134])" office:value-type="string" office:string-value="2-20  [45% - 80%] Stamina Drain Resistance" calcext:value-type="string">
            <text:p>2-20 <text:s/>[45% - 80%] Stamina Drain Resistance</text:p>
          </table:table-cell>
          <table:table-cell table:style-name="ce13" office:value-type="string" calcext:value-type="string">
            <text:p>Stamina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4]+([.C134]-1)*20" office:value-type="float" office:value="40" calcext:value-type="float">
            <text:p>40</text:p>
          </table:table-cell>
          <table:table-cell table:formula="of:=IF([.D134]&lt;10;&quot;  &quot;; &quot; &quot;)" office:value-type="string" office:string-value=" " calcext:value-type="string">
            <text:p><text:s/></text:p>
          </table:table-cell>
          <table:table-cell table:formula="of:=TEXT(VLOOKUP([.E134];[.$BH$2:.$BJ$71];2); &quot;0#%&quot;)" office:value-type="string" office:string-value="45%" calcext:value-type="string">
            <text:p>45%</text:p>
          </table:table-cell>
          <table:table-cell table:formula="of:=TEXT(VLOOKUP([.E134];[.$BH$2:.$BJ$71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6];&quot;-&quot;;[.D136];[.F136];&quot; [&quot;; [.G136]; &quot; - &quot;; [.H136]; &quot;] &quot;;[.B136])" office:value-type="string" office:string-value="2-20  [45% - 80%] Time Magic Resistance" calcext:value-type="string">
            <text:p>2-20 <text:s/>[45% - 80%] Time Magic Resistance</text:p>
          </table:table-cell>
          <table:table-cell office:value-type="string" calcext:value-type="string">
            <text:p>Time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36]+([.C136]-1)*20" office:value-type="float" office:value="40" calcext:value-type="float">
            <text:p>40</text:p>
          </table:table-cell>
          <table:table-cell table:formula="of:=IF([.D136]&lt;10;&quot;  &quot;; &quot; &quot;)" office:value-type="string" office:string-value=" " calcext:value-type="string">
            <text:p><text:s/></text:p>
          </table:table-cell>
          <table:table-cell table:formula="of:=TEXT(VLOOKUP([.E136];[.$BH$2:.$BJ$71];2); &quot;0#%&quot;)" office:value-type="string" office:string-value="45%" calcext:value-type="string">
            <text:p>45%</text:p>
          </table:table-cell>
          <table:table-cell table:formula="of:=TEXT(VLOOKUP([.E136];[.$BH$2:.$BJ$71];3);  &quot;0#%&quot;)" office:value-type="string" office:string-value="80%" calcext:value-type="string">
            <text:p>80%</text:p>
          </table:table-cell>
          <table:table-cell table:number-columns-repeated="1016"/>
        </table:table-row>
        <table:table-row table:style-name="ro1">
          <table:table-cell table:formula="of:=COM.MICROSOFT.CONCAT([.C137];&quot;-&quot;;[.D137];[.F137];&quot; [&quot;; [.G137]; &quot; - &quot;; [.H137]; &quot;] &quot;;[.B137])" office:value-type="string" office:string-value="1-18  [18% - 36%] Topaz Magic Resistance" calcext:value-type="string">
            <text:p>1-18 <text:s/>[18% - 36%] Topaz Magic Resistance</text:p>
          </table:table-cell>
          <table:table-cell office:value-type="string" calcext:value-type="string">
            <text:p>Topaz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137]+([.C137]-1)*20" office:value-type="float" office:value="18" calcext:value-type="float">
            <text:p>18</text:p>
          </table:table-cell>
          <table:table-cell table:formula="of:=IF([.D137]&lt;10;&quot;  &quot;; &quot; &quot;)" office:value-type="string" office:string-value=" " calcext:value-type="string">
            <text:p><text:s/></text:p>
          </table:table-cell>
          <table:table-cell table:formula="of:=TEXT(VLOOKUP([.E137];[.$BH$2:.$BJ$71];2); &quot;0#%&quot;)" office:value-type="string" office:string-value="18%" calcext:value-type="string">
            <text:p>18%</text:p>
          </table:table-cell>
          <table:table-cell table:formula="of:=TEXT(VLOOKUP([.E137];[.$BH$2:.$BJ$71];3);  &quot;0#%&quot;)" office:value-type="string" office:string-value="36%" calcext:value-type="string">
            <text:p>36%</text:p>
          </table:table-cell>
          <table:table-cell table:number-columns-repeated="1016"/>
        </table:table-row>
        <table:table-row table:style-name="ro1">
          <table:table-cell table:formula="of:=COM.MICROSOFT.CONCAT([.C138];&quot;-&quot;;[.D138];[.F138];&quot; [&quot;; [.G138]; &quot; - &quot;; [.H138]; &quot;] &quot;;[.B138])" office:value-type="string" office:string-value="1-14  [14% - 28%] Vine Magic Resistance" calcext:value-type="string">
            <text:p>1-14 <text:s/>[14% - 28%] Vine Magic Resistance</text:p>
          </table:table-cell>
          <table:table-cell office:value-type="string" calcext:value-type="string">
            <text:p>Vine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38]+([.C138]-1)*20" office:value-type="float" office:value="14" calcext:value-type="float">
            <text:p>14</text:p>
          </table:table-cell>
          <table:table-cell table:formula="of:=IF([.D138]&lt;10;&quot;  &quot;; &quot; &quot;)" office:value-type="string" office:string-value=" " calcext:value-type="string">
            <text:p><text:s/></text:p>
          </table:table-cell>
          <table:table-cell table:formula="of:=TEXT(VLOOKUP([.E138];[.$BH$2:.$BJ$71];2); &quot;0#%&quot;)" office:value-type="string" office:string-value="14%" calcext:value-type="string">
            <text:p>14%</text:p>
          </table:table-cell>
          <table:table-cell table:formula="of:=TEXT(VLOOKUP([.E138];[.$BH$2:.$BJ$71];3);  &quot;0#%&quot;)" office:value-type="string" office:string-value="28%" calcext:value-type="string">
            <text:p>28%</text:p>
          </table:table-cell>
          <table:table-cell table:number-columns-repeated="1016"/>
        </table:table-row>
        <table:table-row table:style-name="ro1">
          <table:table-cell table:formula="of:=COM.MICROSOFT.CONCAT([.C139];&quot;-&quot;;[.D139];[.F139];&quot; [&quot;; [.G139]; &quot; - &quot;; [.H139]; &quot;] &quot;;[.B139])" office:value-type="string" office:string-value="3-8   [58% - 95%] Void Magic Resistance" calcext:value-type="string">
            <text:p>3-8 <text:s text:c="2"/>[58% - 95%] Void Magic Resistance</text:p>
          </table:table-cell>
          <table:table-cell office:value-type="string" calcext:value-type="string">
            <text:p>Void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D139]+([.C139]-1)*20" office:value-type="float" office:value="48" calcext:value-type="float">
            <text:p>48</text:p>
          </table:table-cell>
          <table:table-cell table:formula="of:=IF([.D139]&lt;10;&quot;  &quot;; &quot; &quot;)" office:value-type="string" office:string-value="  " calcext:value-type="string">
            <text:p><text:s text:c="2"/></text:p>
          </table:table-cell>
          <table:table-cell table:formula="of:=TEXT(VLOOKUP([.E139];[.$BH$2:.$BJ$71];2); &quot;0#%&quot;)" office:value-type="string" office:string-value="58%" calcext:value-type="string">
            <text:p>58%</text:p>
          </table:table-cell>
          <table:table-cell table:formula="of:=TEXT(VLOOKUP([.E139];[.$BH$2:.$BJ$71];3);  &quot;0#%&quot;)" office:value-type="string" office:string-value="95%" calcext:value-type="string">
            <text:p>95%</text:p>
          </table:table-cell>
          <table:table-cell table:number-columns-repeated="1016"/>
        </table:table-row>
        <table:table-row table:style-name="ro1">
          <table:table-cell table:formula="of:=COM.MICROSOFT.CONCAT([.C140];&quot;-&quot;;[.D140];[.F140];&quot; [&quot;; [.G140]; &quot; - &quot;; [.H140]; &quot;] &quot;;[.B140])" office:value-type="string" office:string-value="3-4   [54% - 88%] Water Resistance" calcext:value-type="string">
            <text:p>3-4 <text:s text:c="2"/>[54% - 88%] Water Resistance</text:p>
          </table:table-cell>
          <table:table-cell table:style-name="ce13" office:value-type="string" calcext:value-type="string">
            <text:p>Water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D140]+([.C140]-1)*20" office:value-type="float" office:value="44" calcext:value-type="float">
            <text:p>44</text:p>
          </table:table-cell>
          <table:table-cell table:formula="of:=IF([.D140]&lt;10;&quot;  &quot;; &quot; &quot;)" office:value-type="string" office:string-value="  " calcext:value-type="string">
            <text:p><text:s text:c="2"/></text:p>
          </table:table-cell>
          <table:table-cell table:formula="of:=TEXT(VLOOKUP([.E140];[.$BH$2:.$BJ$71];2); &quot;0#%&quot;)" office:value-type="string" office:string-value="54%" calcext:value-type="string">
            <text:p>54%</text:p>
          </table:table-cell>
          <table:table-cell table:formula="of:=TEXT(VLOOKUP([.E140];[.$BH$2:.$BJ$71];3);  &quot;0#%&quot;)" office:value-type="string" office:string-value="88%" calcext:value-type="string">
            <text:p>88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41];&quot;-&quot;;[.D141];[.F141];&quot; [&quot;; [.G141]; &quot; - &quot;; [.H141]; &quot;] &quot;;[.B141])" office:value-type="string" office:string-value="3-7   [57% - 94%] Wind Resistance" calcext:value-type="string">
            <text:p>3-7 <text:s text:c="2"/>[57% - 94%] Wind Resistance</text:p>
          </table:table-cell>
          <table:table-cell table:style-name="ce13" office:value-type="string" calcext:value-type="string">
            <text:p>Wind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formula="of:=[.D141]+([.C141]-1)*20" office:value-type="float" office:value="47" calcext:value-type="float">
            <text:p>47</text:p>
          </table:table-cell>
          <table:table-cell table:formula="of:=IF([.D141]&lt;10;&quot;  &quot;; &quot; &quot;)" office:value-type="string" office:string-value="  " calcext:value-type="string">
            <text:p><text:s text:c="2"/></text:p>
          </table:table-cell>
          <table:table-cell table:formula="of:=TEXT(VLOOKUP([.E141];[.$BH$2:.$BJ$71];2); &quot;0#%&quot;)" office:value-type="string" office:string-value="57%" calcext:value-type="string">
            <text:p>57%</text:p>
          </table:table-cell>
          <table:table-cell table:formula="of:=TEXT(VLOOKUP([.E141];[.$BH$2:.$BJ$71];3);  &quot;0#%&quot;)" office:value-type="string" office:string-value="94%" calcext:value-type="string">
            <text:p>94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42];&quot;-&quot;;[.D142];[.F142];&quot; [&quot;; [.G142]; &quot; - &quot;; [.H142]; &quot;] &quot;;[.B142])" office:value-type="string" office:string-value="2-20  [45% - 80%] Wood Magic Resistance" calcext:value-type="string">
            <text:p>2-20 <text:s/>[45% - 80%] Wood Magic Resistance</text:p>
          </table:table-cell>
          <table:table-cell table:style-name="ce13" office:value-type="string" calcext:value-type="string">
            <text:p>Woo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42]+([.C142]-1)*20" office:value-type="float" office:value="40" calcext:value-type="float">
            <text:p>40</text:p>
          </table:table-cell>
          <table:table-cell table:formula="of:=IF([.D142]&lt;10;&quot;  &quot;; &quot; &quot;)" office:value-type="string" office:string-value=" " calcext:value-type="string">
            <text:p><text:s/></text:p>
          </table:table-cell>
          <table:table-cell table:formula="of:=TEXT(VLOOKUP([.E142];[.$BH$2:.$BJ$71];2); &quot;0#%&quot;)" office:value-type="string" office:string-value="45%" calcext:value-type="string">
            <text:p>45%</text:p>
          </table:table-cell>
          <table:table-cell table:formula="of:=TEXT(VLOOKUP([.E142];[.$BH$2:.$BJ$71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44]; [.C144])" office:value-type="string" office:string-value="12 1st tier" calcext:value-type="string">
            <text:p>12 1st tier</text:p>
          </table:table-cell>
          <table:table-cell table:formula="of:=COUNTIF([.$C$87:.$C$142];&quot;=1&quot;)" office:value-type="float" office:value="12" calcext:value-type="float">
            <text:p>12</text:p>
          </table:table-cell>
          <table:table-cell office:value-type="string" calcext:value-type="string">
            <text:p> 1<text:span text:style-name="T1">st</text:span> tier</text:p>
          </table:table-cell>
          <table:table-cell table:number-columns-repeated="1021"/>
        </table:table-row>
        <table:table-row table:style-name="ro1">
          <table:table-cell table:formula="of:=COM.MICROSOFT.CONCAT([.B145]; [.C145])" office:value-type="string" office:string-value="24 2nd tier" calcext:value-type="string">
            <text:p>24 2nd tier</text:p>
          </table:table-cell>
          <table:table-cell table:formula="of:=COUNTIF([.$C$87:.$C$142];&quot;=2&quot;)" office:value-type="float" office:value="24" calcext:value-type="float">
            <text:p>24</text:p>
          </table:table-cell>
          <table:table-cell office:value-type="string" calcext:value-type="string">
            <text:p> 2<text:span text:style-name="T1">nd</text:span> tier</text:p>
          </table:table-cell>
          <table:table-cell table:number-columns-repeated="1021"/>
        </table:table-row>
        <table:table-row table:style-name="ro1">
          <table:table-cell table:formula="of:=COM.MICROSOFT.CONCAT([.B146]; [.C146])" office:value-type="string" office:string-value="17 3rd tier" calcext:value-type="string">
            <text:p>17 3rd tier</text:p>
          </table:table-cell>
          <table:table-cell table:formula="of:=COUNTIF([.$C$87:.$C$142];&quot;=3&quot;)" office:value-type="float" office:value="17" calcext:value-type="float">
            <text:p>17</text:p>
          </table:table-cell>
          <table:table-cell office:value-type="string" calcext:value-type="string">
            <text:p> 3<text:span text:style-name="T1">rd</text:span> ti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48:.G148])" office:value-type="string" office:string-value="Ash Density: 41 x 5% = 205%" calcext:value-type="string">
            <text:p>Ash Density: 41 x 5% = 205%</text:p>
          </table:table-cell>
          <table:table-cell office:value-type="string" calcext:value-type="string">
            <text:p>Ash Density: </text:p>
          </table:table-cell>
          <table:table-cell table:formula="of:=([.B146]+[.B145])" office:value-type="float" office:value="41" calcext:value-type="float">
            <text:p>41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48]*[.E148]; &quot;###,#%&quot;)" office:value-type="string" office:string-value="205%" calcext:value-type="string">
            <text:p>205%</text:p>
          </table:table-cell>
          <table:table-cell table:number-columns-repeated="1017"/>
        </table:table-row>
        <table:table-row table:style-name="ro1">
          <table:table-cell table:formula="of:=COM.MICROSOFT.CONCAT([.B149:.G149])" office:value-type="string" office:string-value="Ash Speed:   17 x 5% = 85%" calcext:value-type="string">
            <text:p>Ash Speed: <text:s text:c="2"/>17 x 5% = 85%</text:p>
          </table:table-cell>
          <table:table-cell office:value-type="string" calcext:value-type="string">
            <text:p>Ash Speed: <text:s text:c="2"/></text:p>
          </table:table-cell>
          <table:table-cell table:formula="of:=[.B146]" office:value-type="float" office:value="17" calcext:value-type="float">
            <text:p>17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49]*[.E149]; &quot;###,#%&quot;)" office:value-type="string" office:string-value="85%" calcext:value-type="string">
            <text:p>85%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51:.N151])" office:value-type="string" office:string-value="Weight:  252.0 kgs   [555.6 lbs] [0.28 tons]" calcext:value-type="string">
            <text:p>Weight: <text:s/>252.0 kgs <text:s text:c="2"/>[555.6 lbs] [0.28 tons]</text:p>
          </table:table-cell>
          <table:table-cell office:value-type="string" calcext:value-type="string">
            <text:p>Weight:</text:p>
          </table:table-cell>
          <table:table-cell table:formula="of:=REPT(&quot; &quot;; LEN([.D152])-LEN([.D151]))" office:value-type="string" office:string-value="  " calcext:value-type="string">
            <text:p><text:s text:c="2"/></text:p>
          </table:table-cell>
          <table:table-cell table:formula="of:=TEXT([.AJ2]; &quot;###,#.0&quot;)" office:value-type="string" office:string-value="252.0" calcext:value-type="string">
            <text:p>252.0</text:p>
          </table:table-cell>
          <table:table-cell office:value-type="string" calcext:value-type="string">
            <text:p><text:s/>kgs</text:p>
          </table:table-cell>
          <table:table-cell table:formula="of:=REPT(&quot; &quot;; LEN([.H152])-LEN([.H151])+1)" office:value-type="string" office:string-value="   " calcext:value-type="string">
            <text:p><text:s text:c="3"/></text:p>
          </table:table-cell>
          <table:table-cell office:value-type="string" calcext:value-type="string">
            <text:p>[</text:p>
          </table:table-cell>
          <table:table-cell table:style-name="ce9" table:formula="of:=TEXT([.AK2]; &quot;###,#.0&quot;)" office:value-type="string" office:string-value="555.6" calcext:value-type="string">
            <text:p>555.6</text:p>
          </table:table-cell>
          <table:table-cell office:value-type="string" calcext:value-type="string">
            <text:p><text:s/>lbs]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formula="of:=TEXT([.AL2]; &quot;0###,#.00&quot;)" office:value-type="string" office:string-value="0.28" calcext:value-type="string">
            <text:p>0.28</text:p>
          </table:table-cell>
          <table:table-cell office:value-type="string" calcext:value-type="string">
            <text:p><text:s/>tons]</text:p>
          </table:table-cell>
          <table:table-cell table:number-columns-repeated="1011"/>
        </table:table-row>
        <table:table-row table:style-name="ro1">
          <table:table-cell table:formula="of:=COM.MICROSOFT.CONCAT([.B152:.N152])" office:value-type="string" office:string-value="Maxed: 1,512.0 kgs [3,333.4 lbs] [1.67 tons]" calcext:value-type="string">
            <text:p>Maxed: 1,512.0 kgs [3,333.4 lbs] [1.67 tons]</text:p>
          </table:table-cell>
          <table:table-cell office:value-type="string" calcext:value-type="string">
            <text:p>Maxed: </text:p>
          </table:table-cell>
          <table:table-cell/>
          <table:table-cell table:formula="of:=TEXT([.AJ6]; &quot;###,#.0&quot;)" office:value-type="string" office:string-value="1,512.0" calcext:value-type="string">
            <text:p>1,512.0</text:p>
          </table:table-cell>
          <table:table-cell office:value-type="string" calcext:value-type="string">
            <text:p><text:s/>kg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style-name="ce9" table:formula="of:=TEXT([.AK6]; &quot;###,#.0&quot;)" office:value-type="string" office:string-value="3,333.4" calcext:value-type="string">
            <text:p>3,333.4</text:p>
          </table:table-cell>
          <table:table-cell office:value-type="string" calcext:value-type="string">
            <text:p><text:s/>lbs]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formula="of:=TEXT([.AL6]; &quot;###,#.00&quot;)" office:value-type="string" office:string-value="1.67" calcext:value-type="string">
            <text:p>1.67</text:p>
          </table:table-cell>
          <table:table-cell office:value-type="string" calcext:value-type="string">
            <text:p><text:s/>tons]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n-numeric or non-global defensive buff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s: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three times as heavy and dense - &quot;; [.B24]; &quot; 2nd&quot;)" office:value-type="string" office:string-value="        Your bones are three times as heavy and dense - Sentinel Core 2nd" calcext:value-type="string">
            <text:p><text:s text:c="8"/>Your bones are three times as heavy and dense - Sentinel Core 2nd</text:p>
          </table:table-cell>
          <table:table-cell table:number-columns-repeated="1023"/>
        </table:table-row>
        <table:table-row table:style-name="ro1">
          <table:table-cell table:formula="of:=COM.MICROSOFT.CONCAT(&quot;        Muscles are (&quot;; [.C157]; &quot; + &quot;; [.D157]; &quot; + &quot;; [.E157]; &quot; = &quot;; [.F157]; &quot;) more dense - &quot;; [.B39] ;&quot; 2nd&quot;)" office:value-type="string" office:string-value="        Muscles are (255% + 240% + 60% = 555%) more dense - Avatar of Ash [E] 2nd" calcext:value-type="string">
            <text:p><text:s text:c="8"/>Muscles are (255% + 240% + 60% = 555%) more dense - Avatar of Ash [E] 2nd</text:p>
          </table:table-cell>
          <table:table-cell/>
          <table:table-cell table:formula="of:=TEXT([.B146]*15%;&quot;%&quot;)" office:value-type="string" office:string-value="255%" calcext:value-type="string">
            <text:p>255%</text:p>
          </table:table-cell>
          <table:table-cell table:formula="of:=TEXT([.B145]*10%;&quot;%&quot;)" office:value-type="string" office:string-value="240%" calcext:value-type="string">
            <text:p>240%</text:p>
          </table:table-cell>
          <table:table-cell table:formula="of:=TEXT([.B144]*5%;&quot;%&quot;)" office:value-type="string" office:string-value="60%" calcext:value-type="string">
            <text:p>60%</text:p>
          </table:table-cell>
          <table:table-cell table:formula="of:=TEXT([.C157]+[.D157]+[.E157]; &quot;###,#%&quot;)" office:value-type="string" office:string-value="555%" calcext:value-type="string">
            <text:p>555%</text:p>
          </table:table-cell>
          <table:table-cell table:number-columns-repeated="1018"/>
        </table:table-row>
        <table:table-row table:style-name="ro1">
          <table:table-cell table:formula="of:=COM.MICROSOFT.CONCAT(&quot;        Adds density to your bones, muscles and skin to increase strength, speed and damage. Base body weight is doubled - &quot;; [.B40]; &quot; 2nd&quot;)" office:value-type="string" office:string-value="        Adds density to your bones, muscles and skin to increase strength, speed and damage. Base body weight is doubled - Embered Form 2nd" calcext:value-type="string">
            <text:p><text:s text:c="8"/>Adds density to your bones, muscles and skin to increase strength, speed and damage. Base body weight is doubled - Embered Form 2nd</text:p>
          </table:table-cell>
          <table:table-cell table:number-columns-repeated="1023"/>
        </table:table-row>
        <table:table-row table:style-name="ro1">
          <table:table-cell table:formula="of:=COM.MICROSOFT.CONCAT(&quot;        The fires flowing through you have hardened your bones and muscles - &quot;; [.B47]; &quot; 2nd&quot;)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steeped with mana, increasing both their weight and resilience two fold - &quot;; [.B25]; &quot; 2nd&quot;)" office:value-type="string" office:string-value="        Your bones are steeped with mana, increasing both their weight and resilience two fold - Eternal Brawling 2nd" calcext:value-type="string">
            <text:p><text:s text:c="8"/>Your bones are steeped with mana, increasing both their weight and resilience two fold - Eternal Brawling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istanc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and bones harden, adapting more and more to the element that threatened your life again and again - Earth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organs, bones, muscles and your skin become partially shock absorbent - Blast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th bone magic attacks and anything else trying to break or injure your bones will have a harder time inflicting significant damage - Bone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has adapted some of the diamond’s properties, its durability increased - Diamond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        You’re more resilient to cuts and pressure - Water 3<text:span text:style-name="T1">rd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mmary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nes: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Three times as heavy and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 x2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Doubled weight and resilienc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Muscles:</text:p>
          </table:table-cell>
          <table:table-cell table:number-columns-repeated="1023"/>
        </table:table-row>
        <table:table-row table:style-name="ro1">
          <table:table-cell table:formula="of:=COM.MICROSOFT.CONCAT(&quot;                [&quot;; [.F157]; &quot;] more dense.&quot;)" office:value-type="string" office:string-value="                [555%] more dense." calcext:value-type="string">
            <text:p><text:s text:c="16"/>[555%] more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Ski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All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Partially shock absorben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Cut/pressure resistant.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ass 1:</text:p>
          </table:table-cell>
          <table:table-cell table:formula="of:=[.B1]" office:value-type="float" office:value="505" calcext:value-type="float">
            <text:p>505</text:p>
          </table:table-cell>
          <table:table-cell table:formula="of:=LEN([.D193])" office:value-type="float" office:value="3" calcext:value-type="float">
            <text:p>3</text:p>
          </table:table-cell>
          <table:table-cell table:formula="of:=REPT(&quot; &quot;; MAX([.$E$193:.$E$195])-[.E193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18]" office:value-type="string" office:string-value="The Arcane Eternal" calcext:value-type="string">
            <text:p>The Arcane Eternal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lass 2:</text:p>
          </table:table-cell>
          <table:table-cell table:formula="of:=[.B2]" office:value-type="float" office:value="500" calcext:value-type="float">
            <text:p>500</text:p>
          </table:table-cell>
          <table:table-cell table:formula="of:=LEN([.D194])" office:value-type="float" office:value="3" calcext:value-type="float">
            <text:p>3</text:p>
          </table:table-cell>
          <table:table-cell table:formula="of:=REPT(&quot; &quot;; MAX([.$E$193:.$E$195])-[.E194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30]" office:value-type="string" office:string-value="The Ashen Titan" calcext:value-type="string">
            <text:p>The Ashen Titan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Class 3:</text:p>
          </table:table-cell>
          <table:table-cell table:formula="of:=[.B3]" office:value-type="float" office:value="465" calcext:value-type="float">
            <text:p>465</text:p>
          </table:table-cell>
          <table:table-cell table:formula="of:=LEN([.D195])" office:value-type="float" office:value="3" calcext:value-type="float">
            <text:p>3</text:p>
          </table:table-cell>
          <table:table-cell table:formula="of:=REPT(&quot; &quot;; MAX([.$E$193:.$E$195])-[.E195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42]" office:value-type="string" office:string-value="The Faen Valkyrie" calcext:value-type="string">
            <text:p>The Faen Valkyrie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51"/>
          <table:table-cell table:style-name="ce21" table:number-columns-repeated="973"/>
        </table:table-row>
        <table:table-row table:style-name="ro1">
          <table:table-cell table:number-columns-repeated="2"/>
          <table:table-cell table:style-name="ce9" table:formula="of:=TEXT([.E9]; &quot;#,###%&quot;)" office:value-type="string" office:string-value="900%" calcext:value-type="string">
            <text:p>900%</text:p>
          </table:table-cell>
          <table:table-cell table:formula="of:=IF([.E9]&lt;10; &quot; &quot;; &quot;&quot;)" office:value-type="string" office:string-value=" " calcext:value-type="string">
            <text:p><text:s/></text:p>
          </table:table-cell>
          <table:table-cell table:formula="of:=[.D9]" office:value-type="string" office:string-value="Body Enhancement" calcext:value-type="string">
            <text:p>Body Enhancement</text:p>
          </table:table-cell>
          <table:table-cell table:number-columns-repeated="16"/>
          <table:table-cell table:style-name="ce21" table:number-columns-repeated="30"/>
          <table:table-cell table:number-columns-repeated="973"/>
        </table:table-row>
        <table:table-row table:style-name="ro1">
          <table:table-cell table:number-columns-repeated="2"/>
          <table:table-cell table:style-name="ce9" table:formula="of:=TEXT([.E10]; &quot;#,###%&quot;)" office:value-type="string" office:string-value="300%" calcext:value-type="string">
            <text:p>300%</text:p>
          </table:table-cell>
          <table:table-cell table:formula="of:=IF([.E10]&lt;10; &quot; &quot;; &quot;&quot;)" office:value-type="string" office:string-value=" " calcext:value-type="string">
            <text:p><text:s/></text:p>
          </table:table-cell>
          <table:table-cell table:formula="of:=[.D10]" office:value-type="string" office:string-value="Healing" calcext:value-type="string">
            <text:p>Healin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1]; &quot;#,###%&quot;)" office:value-type="string" office:string-value="200%" calcext:value-type="string">
            <text:p>200%</text:p>
          </table:table-cell>
          <table:table-cell table:formula="of:=IF([.E11]&lt;10; &quot; &quot;; &quot;&quot;)" office:value-type="string" office:string-value=" " calcext:value-type="string">
            <text:p><text:s/></text:p>
          </table:table-cell>
          <table:table-cell table:formula="of:=[.D11]" office:value-type="string" office:string-value="Ashen" calcext:value-type="string">
            <text:p>Ashe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2]; &quot;#,###%&quot;)" office:value-type="string" office:string-value="100%" calcext:value-type="string">
            <text:p>100%</text:p>
          </table:table-cell>
          <table:table-cell table:formula="of:=IF([.E12]&lt;10; &quot; &quot;; &quot;&quot;)" office:value-type="string" office:string-value=" " calcext:value-type="string">
            <text:p><text:s/></text:p>
          </table:table-cell>
          <table:table-cell table:formula="of:=[.D12]" office:value-type="string" office:string-value="Space" calcext:value-type="string">
            <text:p>Spac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formula="of:=LEN([.E2])" office:value-type="float" office:value="4" calcext:value-type="float">
            <text:p>4</text:p>
          </table:table-cell>
          <table:table-cell table:formula="of:=REPT(&quot; &quot;; MAX([.$L$202:.$L$207])-[.L202])">
            <text:p/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3])" office:value-type="float" office:value="3" calcext:value-type="float">
            <text:p>3</text:p>
          </table:table-cell>
          <table:table-cell table:formula="of:=REPT(&quot; &quot;; MAX([.$L$202:.$L$207])-[.L203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4]" office:value-type="float" office:value="545" calcext:value-type="float">
            <text:p>545</text:p>
          </table:table-cell>
          <table:table-cell office:value-type="string" calcext:value-type="string">
            <text:p><text:s/>[</text:p>
          </table:table-cell>
          <table:table-cell table:style-name="ce14" table:formula="of:=TEXT([.F4];&quot;#,##0.0&quot;)" office:value-type="string" office:string-value="8,202.3" calcext:value-type="string">
            <text:p>8,202.3</text:p>
          </table:table-cell>
          <table:table-cell office:value-type="string" calcext:value-type="string">
            <text:p>]</text:p>
          </table:table-cell>
          <table:table-cell table:formula="of:=LEN([.H204])" office:value-type="float" office:value="7" calcext:value-type="float">
            <text:p>7</text:p>
          </table:table-cell>
          <table:table-cell table:formula="of:=REPT(&quot; &quot;; MAX([.$J$204:.$J$206])-[.J204])" office:value-type="string" office:string-value=" " calcext:value-type="string">
            <text:p><text:s/></text:p>
          </table:table-cell>
          <table:table-cell table:formula="of:=LEN([.E4])" office:value-type="float" office:value="3" calcext:value-type="float">
            <text:p>3</text:p>
          </table:table-cell>
          <table:table-cell table:formula="of:=REPT(&quot; &quot;; MAX([.$L$202:.$L$207])-[.L204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5]" office:value-type="float" office:value="450" calcext:value-type="float">
            <text:p>450</text:p>
          </table:table-cell>
          <table:table-cell office:value-type="string" calcext:value-type="string">
            <text:p><text:s/>[</text:p>
          </table:table-cell>
          <table:table-cell table:style-name="ce14" table:formula="of:=TEXT([.F5];&quot;#,##0.0&quot;)" office:value-type="string" office:string-value="3,600.0" calcext:value-type="string">
            <text:p>3,600.0</text:p>
          </table:table-cell>
          <table:table-cell office:value-type="string" calcext:value-type="string">
            <text:p>]</text:p>
          </table:table-cell>
          <table:table-cell table:formula="of:=LEN([.H205])" office:value-type="float" office:value="7" calcext:value-type="float">
            <text:p>7</text:p>
          </table:table-cell>
          <table:table-cell table:formula="of:=REPT(&quot; &quot;; MAX([.$J$204:.$J$206])-[.J205])" office:value-type="string" office:string-value=" " calcext:value-type="string">
            <text:p><text:s/></text:p>
          </table:table-cell>
          <table:table-cell table:formula="of:=LEN([.E5])" office:value-type="float" office:value="3" calcext:value-type="float">
            <text:p>3</text:p>
          </table:table-cell>
          <table:table-cell table:formula="of:=REPT(&quot; &quot;; MAX([.$L$202:.$L$207])-[.L205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6]" office:value-type="float" office:value="1650" calcext:value-type="float">
            <text:p>1650</text:p>
          </table:table-cell>
          <table:table-cell office:value-type="string" calcext:value-type="string">
            <text:p><text:s/>[</text:p>
          </table:table-cell>
          <table:table-cell table:style-name="ce14" table:formula="of:=TEXT([.F6];&quot;#,##0.0&quot;)" office:value-type="string" office:string-value="24,832.5" calcext:value-type="string">
            <text:p>24,832.5</text:p>
          </table:table-cell>
          <table:table-cell office:value-type="string" calcext:value-type="string">
            <text:p>]</text:p>
          </table:table-cell>
          <table:table-cell table:formula="of:=LEN([.H206])" office:value-type="float" office:value="8" calcext:value-type="float">
            <text:p>8</text:p>
          </table:table-cell>
          <table:table-cell table:formula="of:=REPT(&quot; &quot;; MAX([.$J$204:.$J$206])-[.J206])">
            <text:p/>
          </table:table-cell>
          <table:table-cell table:formula="of:=LEN([.E6])" office:value-type="float" office:value="4" calcext:value-type="float">
            <text:p>4</text:p>
          </table:table-cell>
          <table:table-cell table:formula="of:=REPT(&quot; &quot;; MAX([.$L$202:.$L$207])-[.L206])">
            <text:p/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7])" office:value-type="float" office:value="4" calcext:value-type="float">
            <text:p>4</text:p>
          </table:table-cell>
          <table:table-cell table:formula="of:=REPT(&quot; &quot;; MAX([.$L$202:.$L$207])-[.L207])">
            <text:p/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4" table:number-columns-repeated="2"/>
          <table:table-cell table:style-name="ce12"/>
          <table:table-cell table:formula="of:=TEXT([.J3];&quot;#,##0.0%&quot;)" office:value-type="string" office:string-value="4,688.0%" calcext:value-type="string">
            <text:p>4,688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4];&quot;#,##0.0%&quot;)" office:value-type="string" office:string-value="2,011.0%" calcext:value-type="string">
            <text:p>2,011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6];&quot;#,##0.0%&quot;)" office:value-type="string" office:string-value="1,950.0%" calcext:value-type="string">
            <text:p>1,950.0%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TEXT([.S2];&quot;#,##0&quot;)" office:value-type="string" office:string-value="35,363" calcext:value-type="string">
            <text:p>35,363</text:p>
          </table:table-cell>
          <table:table-cell table:formula="of:=LEN([.C213])" office:value-type="float" office:value="6" calcext:value-type="float">
            <text:p>6</text:p>
          </table:table-cell>
          <table:table-cell table:formula="of:=REPT(&quot; &quot;;MAX([.$D$213:.$D$215])-[.D213]+1)" office:value-type="string" office:string-value="  " calcext:value-type="string">
            <text:p><text:s text:c="2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3];&quot;#,##0&quot;)" office:value-type="string" office:string-value="4,500" calcext:value-type="string">
            <text:p>4,500</text:p>
          </table:table-cell>
          <table:table-cell table:formula="of:=LEN([.C214])" office:value-type="float" office:value="5" calcext:value-type="float">
            <text:p>5</text:p>
          </table:table-cell>
          <table:table-cell table:formula="of:=REPT(&quot; &quot;;MAX([.$D$213:.$D$215])-[.D214]+1)" office:value-type="string" office:string-value="   " calcext:value-type="string">
            <text:p><text:s text:c="3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4];&quot;#,##0&quot;)" office:value-type="string" office:string-value="105,000" calcext:value-type="string">
            <text:p>105,000</text:p>
          </table:table-cell>
          <table:table-cell table:formula="of:=LEN([.C215])" office:value-type="float" office:value="7" calcext:value-type="float">
            <text:p>7</text:p>
          </table:table-cell>
          <table:table-cell table:formula="of:=REPT(&quot; &quot;;MAX([.$D$213:.$D$215])-[.D215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p/sec: <text:s text:c="2"/></text:p>
          </table:table-cell>
          <table:table-cell table:formula="of:=TEXT([.V2];&quot;#,##0.00%&quot;)" office:value-type="string" office:string-value="0.34%" calcext:value-type="string">
            <text:p>0.34%</text:p>
          </table:table-cell>
          <table:table-cell office:value-type="string" calcext:value-type="string">
            <text:p><text:s/>[</text:p>
          </table:table-cell>
          <table:table-cell table:formula="of:=TEXT([.U2];&quot;#,##0.0&quot;)" office:value-type="string" office:string-value="120.3" calcext:value-type="string">
            <text:p>120.3</text:p>
          </table:table-cell>
          <table:table-cell office:value-type="string" calcext:value-type="string">
            <text:p>] [</text:p>
          </table:table-cell>
          <table:table-cell table:formula="of:=TEXT(100%/[.V2];&quot;#,##0.0&quot;)" office:value-type="string" office:string-value="294.0" calcext:value-type="string">
            <text:p>294.0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w/Mantle: </text:p>
          </table:table-cell>
          <table:table-cell table:formula="of:=TEXT([.V5];&quot;#,##0.00%&quot;)" office:value-type="string" office:string-value="0.43%" calcext:value-type="string">
            <text:p>0.43%</text:p>
          </table:table-cell>
          <table:table-cell office:value-type="string" calcext:value-type="string">
            <text:p><text:s/>[</text:p>
          </table:table-cell>
          <table:table-cell table:formula="of:=TEXT([.U5];&quot;#,##0.0&quot;)" office:value-type="string" office:string-value="152.7" calcext:value-type="string">
            <text:p>152.7</text:p>
          </table:table-cell>
          <table:table-cell office:value-type="string" calcext:value-type="string">
            <text:p>] [</text:p>
          </table:table-cell>
          <table:table-cell table:formula="of:=TEXT(100%/[.V5];&quot;#,##0.0&quot;)" office:value-type="string" office:string-value="231.6" calcext:value-type="string">
            <text:p>231.6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mp/sec: <text:s text:c="2"/></text:p>
          </table:table-cell>
          <table:table-cell table:formula="of:=TEXT([.V3];&quot;#,##0.00%&quot;)" office:value-type="string" office:string-value="0.33%" calcext:value-type="string">
            <text:p>0.33%</text:p>
          </table:table-cell>
          <table:table-cell office:value-type="string" calcext:value-type="string">
            <text:p><text:s/>[</text:p>
          </table:table-cell>
          <table:table-cell table:formula="of:=TEXT([.U3];&quot;#,##0.0&quot;)" office:value-type="string" office:string-value="341.3" calcext:value-type="string">
            <text:p>341.3</text:p>
          </table:table-cell>
          <table:table-cell office:value-type="string" calcext:value-type="string">
            <text:p>] [</text:p>
          </table:table-cell>
          <table:table-cell table:formula="of:=TEXT(100%/[.V3];&quot;#,##0.0&quot;)" office:value-type="string" office:string-value="307.7" calcext:value-type="string">
            <text:p>307.7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w/Med: <text:s text:c="3"/></text:p>
          </table:table-cell>
          <table:table-cell table:formula="of:=TEXT([.V4];&quot;#,##0.00%&quot;)" office:value-type="string" office:string-value="0.40%" calcext:value-type="string">
            <text:p>0.40%</text:p>
          </table:table-cell>
          <table:table-cell office:value-type="string" calcext:value-type="string">
            <text:p><text:s/>[</text:p>
          </table:table-cell>
          <table:table-cell table:formula="of:=TEXT([.U4];&quot;#,##0.0&quot;)" office:value-type="string" office:string-value="422.1" calcext:value-type="string">
            <text:p>422.1</text:p>
          </table:table-cell>
          <table:table-cell office:value-type="string" calcext:value-type="string">
            <text:p>] [</text:p>
          </table:table-cell>
          <table:table-cell table:formula="of:=TEXT(100%/[.V4];&quot;#,##0.0&quot;)" office:value-type="string" office:string-value="248.8" calcext:value-type="string">
            <text:p>248.8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TEXT([.Q13];&quot;#,##0.000%&quot;)" office:value-type="string" office:string-value="98.272%" calcext:value-type="string">
            <text:p>98.272%</text:p>
          </table:table-cell>
          <table:table-cell table:formula="of:=REPT(&quot; &quot;;MAX([.$J$223:.$J$224])-[.J223]+1)" office:value-type="string" office:string-value="     " calcext:value-type="string">
            <text:p><text:s text:c="5"/></text:p>
          </table:table-cell>
          <table:table-cell office:value-type="string" calcext:value-type="string">
            <text:p>[hp x </text:p>
          </table:table-cell>
          <table:table-cell table:formula="of:=REPT(&quot; &quot;;MAX([.$K$223:.$K$224])-[.K223])" office:value-type="string" office:string-value=" " calcext:value-type="string">
            <text:p><text:s/></text:p>
          </table:table-cell>
          <table:table-cell table:style-name="ce54" table:formula="of:=TEXT([.R13];&quot;#,##0.00&quot;)" office:value-type="string" office:string-value="57.93" calcext:value-type="string">
            <text:p>57.93</text:p>
          </table:table-cell>
          <table:table-cell office:value-type="string" calcext:value-type="string">
            <text:p>]</text:p>
          </table:table-cell>
          <table:table-cell table:formula="of:=LEN([.D223])" office:value-type="float" office:value="7" calcext:value-type="float">
            <text:p>7</text:p>
          </table:table-cell>
          <table:table-cell table:formula="of:=LEN([.H223]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TEXT([.S13];&quot;#,##0.0&quot;)" office:value-type="string" office:string-value="2,026,052.4" calcext:value-type="string">
            <text:p>2,026,052.4</text:p>
          </table:table-cell>
          <table:table-cell table:formula="of:=REPT(&quot; &quot;;MAX([.$J$223:.$J$224])-[.J224]+1)" office:value-type="string" office:string-value=" " calcext:value-type="string">
            <text:p><text:s/></text:p>
          </table:table-cell>
          <table:table-cell office:value-type="string" calcext:value-type="string">
            <text:p>[hp x </text:p>
          </table:table-cell>
          <table:table-cell table:formula="of:=REPT(&quot; &quot;;MAX([.$K$223:.$K$224])-[.K224])">
            <text:p/>
          </table:table-cell>
          <table:table-cell table:formula="of:=TEXT([.R13]*(1+[.AY16]);&quot;#,##0.00&quot;)" office:value-type="string" office:string-value="119.11" calcext:value-type="string">
            <text:p>119.11</text:p>
          </table:table-cell>
          <table:table-cell office:value-type="string" calcext:value-type="string">
            <text:p>]</text:p>
          </table:table-cell>
          <table:table-cell table:formula="of:=LEN([.D224])" office:value-type="float" office:value="11" calcext:value-type="float">
            <text:p>11</text:p>
          </table:table-cell>
          <table:table-cell table:formula="of:=LEN([.H224])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MAX([.E227:.E256])" office:value-type="float" office:value="27" calcext:value-type="float">
            <text:p>27</text:p>
          </table:table-cell>
          <table:table-cell table:number-columns-repeated="7"/>
          <table:table-cell table:formula="of:=&quot; =&gt; &quot;" office:value-type="string" office:string-value=" =&gt; " calcext:value-type="string">
            <text:p><text:s/>=&gt; 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J19]; &quot;x# &quot;)" office:value-type="string" office:string-value="x4 " calcext:value-type="string">
            <text:p>x4 </text:p>
          </table:table-cell>
          <table:table-cell table:formula="of:=LEN([.B19])" office:value-type="float" office:value="13" calcext:value-type="float">
            <text:p>13</text:p>
          </table:table-cell>
          <table:table-cell table:formula="of:=[.$E$226]-[.E227]+1+IF([.J19]&lt;10;1;0)" office:value-type="float" office:value="16" calcext:value-type="float">
            <text:p>16</text:p>
          </table:table-cell>
          <table:table-cell/>
          <table:table-cell table:formula="of:=[.C19]" office:value-type="float" office:value="3" calcext:value-type="float">
            <text:p>3</text:p>
          </table:table-cell>
          <table:table-cell table:formula="of:=[.D19]" office:value-type="float" office:value="30" calcext:value-type="float">
            <text:p>30</text:p>
          </table:table-cell>
          <table:table-cell table:formula="of:=IF([.I227]&lt;10; &quot;  &quot;; &quot; &quot;)" office:value-type="string" office:string-value=" " calcext:value-type="string">
            <text:p><text:s/></text:p>
          </table:table-cell>
          <table:table-cell table:formula="of:=REPT(&quot; &quot;; [.F227])" office:value-type="string" office:string-value="                " calcext:value-type="string">
            <text:p><text:s text:c="16"/></text:p>
          </table:table-cell>
          <table:table-cell table:formula="of:=IF([.M227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0]; &quot;x# &quot;)" office:value-type="string" office:string-value="x4 " calcext:value-type="string">
            <text:p>x4 </text:p>
          </table:table-cell>
          <table:table-cell table:formula="of:=LEN([.B20])" office:value-type="float" office:value="27" calcext:value-type="float">
            <text:p>27</text:p>
          </table:table-cell>
          <table:table-cell table:formula="of:=[.$E$226]-[.E228]+1+IF([.J20]&lt;10;1;0)" office:value-type="float" office:value="2" calcext:value-type="float">
            <text:p>2</text:p>
          </table:table-cell>
          <table:table-cell/>
          <table:table-cell table:formula="of:=[.C20]" office:value-type="float" office:value="3" calcext:value-type="float">
            <text:p>3</text:p>
          </table:table-cell>
          <table:table-cell table:formula="of:=[.D20]" office:value-type="float" office:value="1" calcext:value-type="float">
            <text:p>1</text:p>
          </table:table-cell>
          <table:table-cell table:formula="of:=IF([.I228]&lt;10; &quot;  &quot;; &quot; &quot;)" office:value-type="string" office:string-value="  " calcext:value-type="string">
            <text:p><text:s text:c="2"/></text:p>
          </table:table-cell>
          <table:table-cell table:formula="of:=REPT(&quot; &quot;; [.F228])" office:value-type="string" office:string-value="  " calcext:value-type="string">
            <text:p><text:s text:c="2"/></text:p>
          </table:table-cell>
          <table:table-cell table:formula="of:=IF([.M228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1]; &quot;x# &quot;)" office:value-type="string" office:string-value="x10 " calcext:value-type="string">
            <text:p>x10 </text:p>
          </table:table-cell>
          <table:table-cell table:formula="of:=LEN([.B21])" office:value-type="float" office:value="22" calcext:value-type="float">
            <text:p>22</text:p>
          </table:table-cell>
          <table:table-cell table:formula="of:=[.$E$226]-[.E229]+1+IF([.J21]&lt;10;1;0)" office:value-type="float" office:value="6" calcext:value-type="float">
            <text:p>6</text:p>
          </table:table-cell>
          <table:table-cell/>
          <table:table-cell table:formula="of:=[.C21]" office:value-type="float" office:value="3" calcext:value-type="float">
            <text:p>3</text:p>
          </table:table-cell>
          <table:table-cell table:formula="of:=[.D21]" office:value-type="float" office:value="1" calcext:value-type="float">
            <text:p>1</text:p>
          </table:table-cell>
          <table:table-cell table:formula="of:=IF([.I229]&lt;10; &quot;  &quot;; &quot; &quot;)" office:value-type="string" office:string-value="  " calcext:value-type="string">
            <text:p><text:s text:c="2"/></text:p>
          </table:table-cell>
          <table:table-cell table:formula="of:=REPT(&quot; &quot;; [.F229])" office:value-type="string" office:string-value="      " calcext:value-type="string">
            <text:p><text:s text:c="6"/></text:p>
          </table:table-cell>
          <table:table-cell table:formula="of:=IF([.M229]=&quot;&quot;;&quot;&quot;;&quot;[&quot;)" office:value-type="string" office:string-value="[" calcext:value-type="string">
            <text:p>[</text:p>
          </table:table-cell>
          <table:table-cell table:formula="of:=COM.MICROSOFT.CONCAT(TEXT([.K21];&quot;#,##0.0%&quot;); [.$M$226]; TEXT([.L21];&quot;#,##0.0%&quot;))" office:value-type="string" office:string-value="70.5% =&gt; 705.0%" calcext:value-type="string">
            <text:p>70.5% =&gt; 705.0%</text:p>
          </table:table-cell>
          <table:table-cell office:value-type="string" calcext:value-type="string">
            <text:p><text:s/>Resilience, Speed, Intelligence and Strength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2]; &quot;x# &quot;)" office:value-type="string" office:string-value="x1 " calcext:value-type="string">
            <text:p>x1 </text:p>
          </table:table-cell>
          <table:table-cell table:formula="of:=LEN([.B22])" office:value-type="float" office:value="12" calcext:value-type="float">
            <text:p>12</text:p>
          </table:table-cell>
          <table:table-cell table:formula="of:=[.$E$226]-[.E230]+1+IF([.J22]&lt;10;1;0)" office:value-type="float" office:value="17" calcext:value-type="float">
            <text:p>17</text:p>
          </table:table-cell>
          <table:table-cell/>
          <table:table-cell table:formula="of:=[.C22]" office:value-type="float" office:value="3" calcext:value-type="float">
            <text:p>3</text:p>
          </table:table-cell>
          <table:table-cell table:formula="of:=[.D22]" office:value-type="float" office:value="30" calcext:value-type="float">
            <text:p>30</text:p>
          </table:table-cell>
          <table:table-cell table:formula="of:=IF([.I230]&lt;10; &quot;  &quot;; &quot; &quot;)" office:value-type="string" office:string-value=" " calcext:value-type="string">
            <text:p><text:s/></text:p>
          </table:table-cell>
          <table:table-cell table:formula="of:=REPT(&quot; &quot;; [.F230])" office:value-type="string" office:string-value="                 " calcext:value-type="string">
            <text:p><text:s text:c="17"/></text:p>
          </table:table-cell>
          <table:table-cell table:formula="of:=IF([.M230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3]; &quot;x# &quot;)" office:value-type="string" office:string-value="x1 " calcext:value-type="string">
            <text:p>x1 </text:p>
          </table:table-cell>
          <table:table-cell table:formula="of:=LEN([.B23])" office:value-type="float" office:value="15" calcext:value-type="float">
            <text:p>15</text:p>
          </table:table-cell>
          <table:table-cell table:formula="of:=[.$E$226]-[.E231]+1+IF([.J23]&lt;10;1;0)" office:value-type="float" office:value="14" calcext:value-type="float">
            <text:p>14</text:p>
          </table:table-cell>
          <table:table-cell/>
          <table:table-cell table:formula="of:=[.C23]" office:value-type="float" office:value="3" calcext:value-type="float">
            <text:p>3</text:p>
          </table:table-cell>
          <table:table-cell table:formula="of:=[.D23]" office:value-type="float" office:value="30" calcext:value-type="float">
            <text:p>30</text:p>
          </table:table-cell>
          <table:table-cell table:formula="of:=IF([.I231]&lt;10; &quot;  &quot;; &quot; &quot;)" office:value-type="string" office:string-value=" " calcext:value-type="string">
            <text:p><text:s/></text:p>
          </table:table-cell>
          <table:table-cell table:formula="of:=REPT(&quot; &quot;; [.F231])" office:value-type="string" office:string-value="              " calcext:value-type="string">
            <text:p><text:s text:c="14"/></text:p>
          </table:table-cell>
          <table:table-cell table:formula="of:=IF([.M231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4]; &quot;x# &quot;)" office:value-type="string" office:string-value="x13 " calcext:value-type="string">
            <text:p>x13 </text:p>
          </table:table-cell>
          <table:table-cell table:formula="of:=LEN([.B24])" office:value-type="float" office:value="13" calcext:value-type="float">
            <text:p>13</text:p>
          </table:table-cell>
          <table:table-cell table:formula="of:=[.$E$226]-[.E232]+1+IF([.J24]&lt;10;1;0)" office:value-type="float" office:value="15" calcext:value-type="float">
            <text:p>15</text:p>
          </table:table-cell>
          <table:table-cell/>
          <table:table-cell table:formula="of:=[.C24]" office:value-type="float" office:value="3" calcext:value-type="float">
            <text:p>3</text:p>
          </table:table-cell>
          <table:table-cell table:formula="of:=[.D24]" office:value-type="float" office:value="30" calcext:value-type="float">
            <text:p>30</text:p>
          </table:table-cell>
          <table:table-cell table:formula="of:=IF([.I232]&lt;10; &quot;  &quot;; &quot; &quot;)" office:value-type="string" office:string-value=" " calcext:value-type="string">
            <text:p><text:s/></text:p>
          </table:table-cell>
          <table:table-cell table:formula="of:=REPT(&quot; &quot;; [.F232])" office:value-type="string" office:string-value="               " calcext:value-type="string">
            <text:p><text:s text:c="15"/></text:p>
          </table:table-cell>
          <table:table-cell table:formula="of:=IF([.M232]=&quot;&quot;;&quot;&quot;;&quot;[&quot;)" office:value-type="string" office:string-value="[" calcext:value-type="string">
            <text:p>[</text:p>
          </table:table-cell>
          <table:table-cell table:formula="of:=COM.MICROSOFT.CONCAT(TEXT([.AU13];&quot;#,##0.0%&quot;); [.$M$226]; TEXT([.AV24];&quot;#,##0.0%&quot;))" office:value-type="string" office:string-value="55.0% =&gt; 715.0%" calcext:value-type="string">
            <text:p>55.0% =&gt; 715.0%</text:p>
          </table:table-cell>
          <table:table-cell office:value-type="string" calcext:value-type="string">
            <text:p><text:s/>Durability, </text:p>
          </table:table-cell>
          <table:table-cell table:formula="of:=COM.MICROSOFT.CONCAT(TEXT([.K24];&quot;#,##0.0%&quot;); [.$M$226]; TEXT([.L24];&quot;#,##0.0%&quot;))" office:value-type="string" office:string-value="135.0% =&gt; 1,755.0%" calcext:value-type="string">
            <text:p>135.0% =&gt; 1,755.0%</text:p>
          </table:table-cell>
          <table:table-cell office:value-type="string" calcext:value-type="string">
            <text:p><text:s/>Health Regen, </text:p>
          </table:table-cell>
          <table:table-cell table:formula="of:=COM.MICROSOFT.CONCAT(TEXT([.AH24];&quot;#,##0.0%&quot;);[.$M$226]; TEXT([.AJ24];&quot;#,##0.0%&quot;))" office:value-type="string" office:string-value="25.0% =&gt; 325.0%" calcext:value-type="string">
            <text:p>25.0% =&gt; 325.0%</text:p>
          </table:table-cell>
          <table:table-cell office:value-type="string" calcext:value-type="string">
            <text:p><text:s/>Magic Resistance]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ce9" table:formula="of:=TEXT([.J25]; &quot;x# &quot;)" office:value-type="string" office:string-value="x10 " calcext:value-type="string">
            <text:p>x10 </text:p>
          </table:table-cell>
          <table:table-cell table:formula="of:=LEN([.B25])" office:value-type="float" office:value="16" calcext:value-type="float">
            <text:p>16</text:p>
          </table:table-cell>
          <table:table-cell table:formula="of:=[.$E$226]-[.E233]+1+IF([.J25]&lt;10;1;0)" office:value-type="float" office:value="12" calcext:value-type="float">
            <text:p>12</text:p>
          </table:table-cell>
          <table:table-cell/>
          <table:table-cell table:formula="of:=[.C25]" office:value-type="float" office:value="3" calcext:value-type="float">
            <text:p>3</text:p>
          </table:table-cell>
          <table:table-cell table:formula="of:=[.D25]" office:value-type="float" office:value="30" calcext:value-type="float">
            <text:p>30</text:p>
          </table:table-cell>
          <table:table-cell table:formula="of:=IF([.I233]&lt;10; &quot;  &quot;; &quot; &quot;)" office:value-type="string" office:string-value=" " calcext:value-type="string">
            <text:p><text:s/></text:p>
          </table:table-cell>
          <table:table-cell table:formula="of:=REPT(&quot; &quot;; [.F233])" office:value-type="string" office:string-value="            " calcext:value-type="string">
            <text:p><text:s text:c="12"/></text:p>
          </table:table-cell>
          <table:table-cell table:formula="of:=IF([.M233]=&quot;&quot;;&quot;&quot;;&quot;[&quot;)" office:value-type="string" office:string-value="[" calcext:value-type="string">
            <text:p>[</text:p>
          </table:table-cell>
          <table:table-cell table:formula="of:=COM.MICROSOFT.CONCAT(TEXT([.K25];&quot;#,##0.0%&quot;);[.$M$226]; TEXT([.L25];&quot;#,##0.0%&quot;))" office:value-type="string" office:string-value="110.0% =&gt; 1,100.0%" calcext:value-type="string">
            <text:p>110.0% =&gt; 1,100.0%</text:p>
          </table:table-cell>
          <table:table-cell office:value-type="string" calcext:value-type="string">
            <text:p><text:s/>Damag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6]; &quot;x# &quot;)" office:value-type="string" office:string-value="x10 " calcext:value-type="string">
            <text:p>x10 </text:p>
          </table:table-cell>
          <table:table-cell table:formula="of:=LEN([.B26])" office:value-type="float" office:value="16" calcext:value-type="float">
            <text:p>16</text:p>
          </table:table-cell>
          <table:table-cell table:formula="of:=[.$E$226]-[.E234]+1+IF([.J26]&lt;10;1;0)" office:value-type="float" office:value="12" calcext:value-type="float">
            <text:p>12</text:p>
          </table:table-cell>
          <table:table-cell/>
          <table:table-cell table:formula="of:=[.C26]" office:value-type="float" office:value="3" calcext:value-type="float">
            <text:p>3</text:p>
          </table:table-cell>
          <table:table-cell table:formula="of:=[.D26]" office:value-type="float" office:value="30" calcext:value-type="float">
            <text:p>30</text:p>
          </table:table-cell>
          <table:table-cell table:formula="of:=IF([.I234]&lt;10; &quot;  &quot;; &quot; &quot;)" office:value-type="string" office:string-value=" " calcext:value-type="string">
            <text:p><text:s/></text:p>
          </table:table-cell>
          <table:table-cell table:formula="of:=REPT(&quot; &quot;; [.F234])" office:value-type="string" office:string-value="            " calcext:value-type="string">
            <text:p><text:s text:c="12"/></text:p>
          </table:table-cell>
          <table:table-cell table:formula="of:=IF([.M234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7]; &quot;x# &quot;)" office:value-type="string" office:string-value="x10 " calcext:value-type="string">
            <text:p>x10 </text:p>
          </table:table-cell>
          <table:table-cell table:formula="of:=LEN([.B27])" office:value-type="float" office:value="13" calcext:value-type="float">
            <text:p>13</text:p>
          </table:table-cell>
          <table:table-cell table:formula="of:=[.$E$226]-[.E235]+1+IF([.J27]&lt;10;1;0)" office:value-type="float" office:value="15" calcext:value-type="float">
            <text:p>15</text:p>
          </table:table-cell>
          <table:table-cell/>
          <table:table-cell table:formula="of:=[.C27]" office:value-type="float" office:value="3" calcext:value-type="float">
            <text:p>3</text:p>
          </table:table-cell>
          <table:table-cell table:formula="of:=[.D27]" office:value-type="float" office:value="30" calcext:value-type="float">
            <text:p>30</text:p>
          </table:table-cell>
          <table:table-cell table:formula="of:=IF([.I235]&lt;10; &quot;  &quot;; &quot; &quot;)" office:value-type="string" office:string-value=" " calcext:value-type="string">
            <text:p><text:s/></text:p>
          </table:table-cell>
          <table:table-cell table:formula="of:=REPT(&quot; &quot;; [.F235])" office:value-type="string" office:string-value="               " calcext:value-type="string">
            <text:p><text:s text:c="15"/></text:p>
          </table:table-cell>
          <table:table-cell table:formula="of:=IF([.M23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8]; &quot;x# &quot;)" office:value-type="string" office:string-value="x10 " calcext:value-type="string">
            <text:p>x10 </text:p>
          </table:table-cell>
          <table:table-cell table:formula="of:=LEN([.B28])" office:value-type="float" office:value="18" calcext:value-type="float">
            <text:p>18</text:p>
          </table:table-cell>
          <table:table-cell table:formula="of:=[.$E$226]-[.E236]+1+IF([.J28]&lt;10;1;0)" office:value-type="float" office:value="10" calcext:value-type="float">
            <text:p>10</text:p>
          </table:table-cell>
          <table:table-cell/>
          <table:table-cell table:formula="of:=[.C28]" office:value-type="float" office:value="3" calcext:value-type="float">
            <text:p>3</text:p>
          </table:table-cell>
          <table:table-cell table:formula="of:=[.D28]" office:value-type="float" office:value="30" calcext:value-type="float">
            <text:p>30</text:p>
          </table:table-cell>
          <table:table-cell table:formula="of:=IF([.I236]&lt;10; &quot;  &quot;; &quot; &quot;)" office:value-type="string" office:string-value=" " calcext:value-type="string">
            <text:p><text:s/></text:p>
          </table:table-cell>
          <table:table-cell table:formula="of:=REPT(&quot; &quot;; [.F236])" office:value-type="string" office:string-value="          " calcext:value-type="string">
            <text:p><text:s text:c="10"/></text:p>
          </table:table-cell>
          <table:table-cell table:formula="of:=IF([.M236]=&quot;&quot;;&quot;&quot;;&quot;[&quot;)" office:value-type="string" office:string-value="[" calcext:value-type="string">
            <text:p>[</text:p>
          </table:table-cell>
          <table:table-cell table:formula="of:=TEXT(MIN([.E2:.E7])/400;&quot;#,###.0%&quot;)" office:value-type="string" office:string-value="112.5%" calcext:value-type="string">
            <text:p>112.5%</text:p>
          </table:table-cell>
          <table:table-cell office:value-type="string" calcext:value-type="string">
            <text:p><text:s/>to Deconstruction/Reconstruc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9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37]&lt;10; &quot;  &quot;; &quot; &quot;)" office:value-type="string" office:string-value="  " calcext:value-type="string">
            <text:p><text:s text:c="2"/></text:p>
          </table:table-cell>
          <table:table-cell table:formula="of:=REPT(&quot; &quot;; [.F237])">
            <text:p/>
          </table:table-cell>
          <table:table-cell table:formula="of:=IF([.M237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0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38]&lt;10; &quot;  &quot;; &quot; &quot;)" office:value-type="string" office:string-value="  " calcext:value-type="string">
            <text:p><text:s text:c="2"/></text:p>
          </table:table-cell>
          <table:table-cell table:formula="of:=REPT(&quot; &quot;; [.F238])">
            <text:p/>
          </table:table-cell>
          <table:table-cell table:formula="of:=IF([.M238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1]; &quot;x# &quot;)" office:value-type="string" office:string-value="x12 " calcext:value-type="string">
            <text:p>x12 </text:p>
          </table:table-cell>
          <table:table-cell table:formula="of:=LEN([.B31])" office:value-type="float" office:value="19" calcext:value-type="float">
            <text:p>19</text:p>
          </table:table-cell>
          <table:table-cell table:formula="of:=[.$E$226]-[.E239]+1+IF([.J31]&lt;10;1;0)" office:value-type="float" office:value="9" calcext:value-type="float">
            <text:p>9</text:p>
          </table:table-cell>
          <table:table-cell/>
          <table:table-cell table:formula="of:=[.C31]" office:value-type="float" office:value="3" calcext:value-type="float">
            <text:p>3</text:p>
          </table:table-cell>
          <table:table-cell table:formula="of:=[.D31]" office:value-type="float" office:value="30" calcext:value-type="float">
            <text:p>30</text:p>
          </table:table-cell>
          <table:table-cell table:formula="of:=IF([.I239]&lt;10; &quot;  &quot;; &quot; &quot;)" office:value-type="string" office:string-value=" " calcext:value-type="string">
            <text:p><text:s/></text:p>
          </table:table-cell>
          <table:table-cell table:formula="of:=REPT(&quot; &quot;; [.F239])" office:value-type="string" office:string-value="         " calcext:value-type="string">
            <text:p><text:s text:c="9"/></text:p>
          </table:table-cell>
          <table:table-cell table:formula="of:=IF([.M239]=&quot;&quot;;&quot;&quot;;&quot;[&quot;)" office:value-type="string" office:string-value="[" calcext:value-type="string">
            <text:p>[</text:p>
          </table:table-cell>
          <table:table-cell table:formula="of:=COM.MICROSOFT.CONCAT(TEXT([.K31];&quot;#,##0.0%&quot;);[.$M$226]; TEXT([.L31];&quot;#,##0.0%&quot;))" office:value-type="string" office:string-value="160.0% =&gt; 1,920.0%" calcext:value-type="string">
            <text:p>160.0% =&gt; 1,920.0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2]; &quot;x# &quot;)" office:value-type="string" office:string-value="x10 " calcext:value-type="string">
            <text:p>x10 </text:p>
          </table:table-cell>
          <table:table-cell table:formula="of:=LEN([.B32])" office:value-type="float" office:value="10" calcext:value-type="float">
            <text:p>10</text:p>
          </table:table-cell>
          <table:table-cell table:formula="of:=[.$E$226]-[.E240]+1+IF([.J32]&lt;10;1;0)" office:value-type="float" office:value="18" calcext:value-type="float">
            <text:p>18</text:p>
          </table:table-cell>
          <table:table-cell/>
          <table:table-cell table:formula="of:=[.C32]" office:value-type="float" office:value="3" calcext:value-type="float">
            <text:p>3</text:p>
          </table:table-cell>
          <table:table-cell table:formula="of:=[.D32]" office:value-type="float" office:value="30" calcext:value-type="float">
            <text:p>30</text:p>
          </table:table-cell>
          <table:table-cell table:formula="of:=IF([.I240]&lt;10; &quot;  &quot;; &quot; &quot;)" office:value-type="string" office:string-value=" " calcext:value-type="string">
            <text:p><text:s/></text:p>
          </table:table-cell>
          <table:table-cell table:formula="of:=REPT(&quot; &quot;; [.F240])" office:value-type="string" office:string-value="                  " calcext:value-type="string">
            <text:p><text:s text:c="18"/></text:p>
          </table:table-cell>
          <table:table-cell table:formula="of:=IF([.M240]=&quot;&quot;;&quot;&quot;;&quot;[&quot;)" office:value-type="string" office:string-value="[" calcext:value-type="string">
            <text:p>[</text:p>
          </table:table-cell>
          <table:table-cell table:formula="of:=COM.MICROSOFT.CONCAT(TEXT([.K32];&quot;#,##0.0%&quot;); [.$M$226]; TEXT([.L32];&quot;#,##0.0%&quot;))" office:value-type="string" office:string-value="70.0% =&gt; 700.0%" calcext:value-type="string">
            <text:p>70.0% =&gt; 700.0%</text:p>
          </table:table-cell>
          <table:table-cell office:value-type="string" calcext:value-type="string">
            <text:p><text:s/>Resilience, Speed, Strength, Intelligence and Dexterity, </text:p>
          </table:table-cell>
          <table:table-cell table:formula="of:=COM.MICROSOFT.CONCAT(&quot;10%&quot;; [.$M$226]; TEXT(10%*[.J32];&quot;%&quot;))" office:value-type="string" office:string-value="10% =&gt; 100%" calcext:value-type="string">
            <text:p>10% =&gt; 100%</text:p>
          </table:table-cell>
          <table:table-cell office:value-type="string" calcext:value-type="string">
            <text:p><text:s/>weight/min]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9" table:formula="of:=TEXT([.J33]; &quot;x# &quot;)" office:value-type="string" office:string-value="x3 " calcext:value-type="string">
            <text:p>x3 </text:p>
          </table:table-cell>
          <table:table-cell table:formula="of:=LEN([.B33])" office:value-type="float" office:value="24" calcext:value-type="float">
            <text:p>24</text:p>
          </table:table-cell>
          <table:table-cell table:formula="of:=[.$E$226]-[.E241]+1+IF([.J33]&lt;10;1;0)" office:value-type="float" office:value="5" calcext:value-type="float">
            <text:p>5</text:p>
          </table:table-cell>
          <table:table-cell/>
          <table:table-cell table:formula="of:=[.C33]" office:value-type="float" office:value="3" calcext:value-type="float">
            <text:p>3</text:p>
          </table:table-cell>
          <table:table-cell table:formula="of:=[.D33]" office:value-type="float" office:value="30" calcext:value-type="float">
            <text:p>30</text:p>
          </table:table-cell>
          <table:table-cell table:formula="of:=IF([.I241]&lt;10; &quot;  &quot;; &quot; &quot;)" office:value-type="string" office:string-value=" " calcext:value-type="string">
            <text:p><text:s/></text:p>
          </table:table-cell>
          <table:table-cell table:formula="of:=REPT(&quot; &quot;; [.F241])" office:value-type="string" office:string-value="     " calcext:value-type="string">
            <text:p><text:s text:c="5"/></text:p>
          </table:table-cell>
          <table:table-cell table:formula="of:=IF([.M241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4]; &quot;x# &quot;)" office:value-type="string" office:string-value="x12 " calcext:value-type="string">
            <text:p>x12 </text:p>
          </table:table-cell>
          <table:table-cell table:formula="of:=LEN([.B34])" office:value-type="float" office:value="13" calcext:value-type="float">
            <text:p>13</text:p>
          </table:table-cell>
          <table:table-cell table:formula="of:=[.$E$226]-[.E242]+1+IF([.J34]&lt;10;1;0)" office:value-type="float" office:value="15" calcext:value-type="float">
            <text:p>15</text:p>
          </table:table-cell>
          <table:table-cell/>
          <table:table-cell table:formula="of:=[.C34]" office:value-type="float" office:value="3" calcext:value-type="float">
            <text:p>3</text:p>
          </table:table-cell>
          <table:table-cell table:formula="of:=[.D34]" office:value-type="float" office:value="30" calcext:value-type="float">
            <text:p>30</text:p>
          </table:table-cell>
          <table:table-cell table:formula="of:=IF([.I242]&lt;10; &quot;  &quot;; &quot; &quot;)" office:value-type="string" office:string-value=" " calcext:value-type="string">
            <text:p><text:s/></text:p>
          </table:table-cell>
          <table:table-cell table:formula="of:=REPT(&quot; &quot;; [.F242])" office:value-type="string" office:string-value="               " calcext:value-type="string">
            <text:p><text:s text:c="15"/></text:p>
          </table:table-cell>
          <table:table-cell table:formula="of:=IF([.M24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5]; &quot;x# &quot;)" office:value-type="string" office:string-value="x3 " calcext:value-type="string">
            <text:p>x3 </text:p>
          </table:table-cell>
          <table:table-cell table:formula="of:=LEN([.B35])" office:value-type="float" office:value="13" calcext:value-type="float">
            <text:p>13</text:p>
          </table:table-cell>
          <table:table-cell table:formula="of:=[.$E$226]-[.E243]+1+IF([.J35]&lt;10;1;0)" office:value-type="float" office:value="16" calcext:value-type="float">
            <text:p>16</text:p>
          </table:table-cell>
          <table:table-cell/>
          <table:table-cell table:formula="of:=[.C35]" office:value-type="float" office:value="3" calcext:value-type="float">
            <text:p>3</text:p>
          </table:table-cell>
          <table:table-cell table:formula="of:=[.D35]" office:value-type="float" office:value="30" calcext:value-type="float">
            <text:p>30</text:p>
          </table:table-cell>
          <table:table-cell table:formula="of:=IF([.I243]&lt;10; &quot;  &quot;; &quot; &quot;)" office:value-type="string" office:string-value=" " calcext:value-type="string">
            <text:p><text:s/></text:p>
          </table:table-cell>
          <table:table-cell table:formula="of:=REPT(&quot; &quot;; [.F243])" office:value-type="string" office:string-value="                " calcext:value-type="string">
            <text:p><text:s text:c="16"/></text:p>
          </table:table-cell>
          <table:table-cell table:formula="of:=IF([.M24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6]; &quot;x# &quot;)" office:value-type="string" office:string-value="x3 " calcext:value-type="string">
            <text:p>x3 </text:p>
          </table:table-cell>
          <table:table-cell table:formula="of:=LEN([.B36])" office:value-type="float" office:value="26" calcext:value-type="float">
            <text:p>26</text:p>
          </table:table-cell>
          <table:table-cell table:formula="of:=[.$E$226]-[.E244]+1+IF([.J36]&lt;10;1;0)" office:value-type="float" office:value="3" calcext:value-type="float">
            <text:p>3</text:p>
          </table:table-cell>
          <table:table-cell/>
          <table:table-cell table:formula="of:=[.C36]" office:value-type="float" office:value="3" calcext:value-type="float">
            <text:p>3</text:p>
          </table:table-cell>
          <table:table-cell table:formula="of:=[.D36]" office:value-type="float" office:value="30" calcext:value-type="float">
            <text:p>30</text:p>
          </table:table-cell>
          <table:table-cell table:formula="of:=IF([.I244]&lt;10; &quot;  &quot;; &quot; &quot;)" office:value-type="string" office:string-value=" " calcext:value-type="string">
            <text:p><text:s/></text:p>
          </table:table-cell>
          <table:table-cell table:formula="of:=REPT(&quot; &quot;; [.F244])" office:value-type="string" office:string-value="   " calcext:value-type="string">
            <text:p><text:s text:c="3"/></text:p>
          </table:table-cell>
          <table:table-cell table:formula="of:=IF([.M244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7]; &quot;x# &quot;)" office:value-type="string" office:string-value="x12 " calcext:value-type="string">
            <text:p>x12 </text:p>
          </table:table-cell>
          <table:table-cell table:formula="of:=LEN([.B37])" office:value-type="float" office:value="11" calcext:value-type="float">
            <text:p>11</text:p>
          </table:table-cell>
          <table:table-cell table:formula="of:=[.$E$226]-[.E245]+1+IF([.J37]&lt;10;1;0)" office:value-type="float" office:value="17" calcext:value-type="float">
            <text:p>17</text:p>
          </table:table-cell>
          <table:table-cell/>
          <table:table-cell table:formula="of:=[.C37]" office:value-type="float" office:value="3" calcext:value-type="float">
            <text:p>3</text:p>
          </table:table-cell>
          <table:table-cell table:formula="of:=[.D37]" office:value-type="float" office:value="30" calcext:value-type="float">
            <text:p>30</text:p>
          </table:table-cell>
          <table:table-cell table:formula="of:=IF([.I245]&lt;10; &quot;  &quot;; &quot; &quot;)" office:value-type="string" office:string-value=" " calcext:value-type="string">
            <text:p><text:s/></text:p>
          </table:table-cell>
          <table:table-cell table:formula="of:=REPT(&quot; &quot;; [.F245])" office:value-type="string" office:string-value="                 " calcext:value-type="string">
            <text:p><text:s text:c="17"/></text:p>
          </table:table-cell>
          <table:table-cell table:formula="of:=IF([.M24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8]; &quot;x# &quot;)" office:value-type="string" office:string-value="x12 " calcext:value-type="string">
            <text:p>x12 </text:p>
          </table:table-cell>
          <table:table-cell table:formula="of:=LEN([.B38])" office:value-type="float" office:value="13" calcext:value-type="float">
            <text:p>13</text:p>
          </table:table-cell>
          <table:table-cell table:formula="of:=[.$E$226]-[.E246]+1+IF([.J38]&lt;10;1;0)" office:value-type="float" office:value="15" calcext:value-type="float">
            <text:p>15</text:p>
          </table:table-cell>
          <table:table-cell/>
          <table:table-cell table:formula="of:=[.C38]" office:value-type="float" office:value="3" calcext:value-type="float">
            <text:p>3</text:p>
          </table:table-cell>
          <table:table-cell table:formula="of:=[.D38]" office:value-type="float" office:value="30" calcext:value-type="float">
            <text:p>30</text:p>
          </table:table-cell>
          <table:table-cell table:formula="of:=IF([.I246]&lt;10; &quot;  &quot;; &quot; &quot;)" office:value-type="string" office:string-value=" " calcext:value-type="string">
            <text:p><text:s/></text:p>
          </table:table-cell>
          <table:table-cell table:formula="of:=REPT(&quot; &quot;; [.F246])" office:value-type="string" office:string-value="               " calcext:value-type="string">
            <text:p><text:s text:c="15"/></text:p>
          </table:table-cell>
          <table:table-cell table:formula="of:=IF([.M246]=&quot;&quot;;&quot;&quot;;&quot;[&quot;)" office:value-type="string" office:string-value="[" calcext:value-type="string">
            <text:p>[</text:p>
          </table:table-cell>
          <table:table-cell table:formula="of:=COM.MICROSOFT.CONCAT(TEXT([.K38];&quot;#,##0.0%&quot;); [.$M$226]; TEXT([.L38];&quot;#,##0.0%&quot;))" office:value-type="string" office:string-value="65.0% =&gt; 780.0%" calcext:value-type="string">
            <text:p>65.0% =&gt; 780.0%</text:p>
          </table:table-cell>
          <table:table-cell office:value-type="string" calcext:value-type="string">
            <text:p><text:s/>Percep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9]; &quot;x# &quot;)" office:value-type="string" office:string-value="x12 " calcext:value-type="string">
            <text:p>x12 </text:p>
          </table:table-cell>
          <table:table-cell table:formula="of:=LEN([.B39])" office:value-type="float" office:value="17" calcext:value-type="float">
            <text:p>17</text:p>
          </table:table-cell>
          <table:table-cell table:formula="of:=[.$E$226]-[.E247]+1+IF([.J39]&lt;10;1;0)" office:value-type="float" office:value="11" calcext:value-type="float">
            <text:p>11</text:p>
          </table:table-cell>
          <table:table-cell/>
          <table:table-cell table:formula="of:=[.C39]" office:value-type="float" office:value="3" calcext:value-type="float">
            <text:p>3</text:p>
          </table:table-cell>
          <table:table-cell table:formula="of:=[.D39]" office:value-type="float" office:value="1" calcext:value-type="float">
            <text:p>1</text:p>
          </table:table-cell>
          <table:table-cell table:formula="of:=IF([.I247]&lt;10; &quot;  &quot;; &quot; &quot;)" office:value-type="string" office:string-value="  " calcext:value-type="string">
            <text:p><text:s text:c="2"/></text:p>
          </table:table-cell>
          <table:table-cell table:formula="of:=REPT(&quot; &quot;; [.F247])" office:value-type="string" office:string-value="           " calcext:value-type="string">
            <text:p><text:s text:c="11"/></text:p>
          </table:table-cell>
          <table:table-cell table:formula="of:=IF([.M247]=&quot;&quot;;&quot;&quot;;&quot;[&quot;)" office:value-type="string" office:string-value="[" calcext:value-type="string">
            <text:p>[</text:p>
          </table:table-cell>
          <table:table-cell table:formula="of:=COM.MICROSOFT.CONCAT(TEXT([.K39];&quot;#,##0.0%&quot;); [.$M$226]; TEXT([.L39];&quot;#,##0.0%&quot;))" office:value-type="string" office:string-value="50.5% =&gt; 606.0%" calcext:value-type="string">
            <text:p>50.5% =&gt; 606.0%</text:p>
          </table:table-cell>
          <table:table-cell office:value-type="string" calcext:value-type="string">
            <text:p><text:s/>Reflexes and Speed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0]; &quot;x# &quot;)" office:value-type="string" office:string-value="x10 " calcext:value-type="string">
            <text:p>x10 </text:p>
          </table:table-cell>
          <table:table-cell table:formula="of:=LEN([.B40])" office:value-type="float" office:value="12" calcext:value-type="float">
            <text:p>12</text:p>
          </table:table-cell>
          <table:table-cell table:formula="of:=[.$E$226]-[.E248]+1+IF([.J40]&lt;10;1;0)" office:value-type="float" office:value="16" calcext:value-type="float">
            <text:p>16</text:p>
          </table:table-cell>
          <table:table-cell/>
          <table:table-cell table:formula="of:=[.C40]" office:value-type="float" office:value="3" calcext:value-type="float">
            <text:p>3</text:p>
          </table:table-cell>
          <table:table-cell table:formula="of:=[.D40]" office:value-type="float" office:value="30" calcext:value-type="float">
            <text:p>30</text:p>
          </table:table-cell>
          <table:table-cell table:formula="of:=IF([.I248]&lt;10; &quot;  &quot;; &quot; &quot;)" office:value-type="string" office:string-value=" " calcext:value-type="string">
            <text:p><text:s/></text:p>
          </table:table-cell>
          <table:table-cell table:formula="of:=REPT(&quot; &quot;; [.F248])" office:value-type="string" office:string-value="                " calcext:value-type="string">
            <text:p><text:s text:c="16"/></text:p>
          </table:table-cell>
          <table:table-cell table:formula="of:=IF([.M248]=&quot;&quot;;&quot;&quot;;&quot;[&quot;)" office:value-type="string" office:string-value="[" calcext:value-type="string">
            <text:p>[</text:p>
          </table:table-cell>
          <table:table-cell table:formula="of:=COM.MICROSOFT.CONCAT(TEXT([.K40];&quot;#,##0.0%&quot;); [.$M$226]; TEXT([.L40];&quot;#,##0.0%&quot;))" office:value-type="string" office:string-value="85.0% =&gt; 850.0%" calcext:value-type="string">
            <text:p>85.0% =&gt; 850.0%</text:p>
          </table:table-cell>
          <table:table-cell office:value-type="string" calcext:value-type="string">
            <text:p><text:s/>Damag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1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49]&lt;10; &quot;  &quot;; &quot; &quot;)" office:value-type="string" office:string-value="  " calcext:value-type="string">
            <text:p><text:s text:c="2"/></text:p>
          </table:table-cell>
          <table:table-cell table:formula="of:=REPT(&quot; &quot;; [.F249])">
            <text:p/>
          </table:table-cell>
          <table:table-cell table:formula="of:=IF([.M24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2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50]&lt;10; &quot;  &quot;; &quot; &quot;)" office:value-type="string" office:string-value="  " calcext:value-type="string">
            <text:p><text:s text:c="2"/></text:p>
          </table:table-cell>
          <table:table-cell table:formula="of:=REPT(&quot; &quot;; [.F250])">
            <text:p/>
          </table:table-cell>
          <table:table-cell table:formula="of:=IF([.M250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3]; &quot;x# &quot;)" office:value-type="string" office:string-value="x2 " calcext:value-type="string">
            <text:p>x2 </text:p>
          </table:table-cell>
          <table:table-cell table:formula="of:=LEN([.B43])" office:value-type="float" office:value="10" calcext:value-type="float">
            <text:p>10</text:p>
          </table:table-cell>
          <table:table-cell table:formula="of:=[.$E$226]-[.E251]+1+IF([.J43]&lt;10;1;0)" office:value-type="float" office:value="19" calcext:value-type="float">
            <text:p>19</text:p>
          </table:table-cell>
          <table:table-cell/>
          <table:table-cell table:formula="of:=[.C43]" office:value-type="float" office:value="3" calcext:value-type="float">
            <text:p>3</text:p>
          </table:table-cell>
          <table:table-cell table:formula="of:=[.D43]" office:value-type="float" office:value="21" calcext:value-type="float">
            <text:p>21</text:p>
          </table:table-cell>
          <table:table-cell table:formula="of:=IF([.I251]&lt;10; &quot;  &quot;; &quot; &quot;)" office:value-type="string" office:string-value=" " calcext:value-type="string">
            <text:p><text:s/></text:p>
          </table:table-cell>
          <table:table-cell table:formula="of:=REPT(&quot; &quot;; [.F251])" office:value-type="string" office:string-value="                   " calcext:value-type="string">
            <text:p><text:s text:c="19"/></text:p>
          </table:table-cell>
          <table:table-cell table:formula="of:=IF([.M251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4]; &quot;x# &quot;)" office:value-type="string" office:string-value="x10 " calcext:value-type="string">
            <text:p>x10 </text:p>
          </table:table-cell>
          <table:table-cell table:formula="of:=LEN([.B44])" office:value-type="float" office:value="17" calcext:value-type="float">
            <text:p>17</text:p>
          </table:table-cell>
          <table:table-cell table:formula="of:=[.$E$226]-[.E252]+1+IF([.J44]&lt;10;1;0)" office:value-type="float" office:value="11" calcext:value-type="float">
            <text:p>11</text:p>
          </table:table-cell>
          <table:table-cell/>
          <table:table-cell table:formula="of:=[.C44]" office:value-type="float" office:value="3" calcext:value-type="float">
            <text:p>3</text:p>
          </table:table-cell>
          <table:table-cell table:formula="of:=[.D44]" office:value-type="float" office:value="27" calcext:value-type="float">
            <text:p>27</text:p>
          </table:table-cell>
          <table:table-cell table:formula="of:=IF([.I252]&lt;10; &quot;  &quot;; &quot; &quot;)" office:value-type="string" office:string-value=" " calcext:value-type="string">
            <text:p><text:s/></text:p>
          </table:table-cell>
          <table:table-cell table:formula="of:=REPT(&quot; &quot;; [.F252])" office:value-type="string" office:string-value="           " calcext:value-type="string">
            <text:p><text:s text:c="11"/></text:p>
          </table:table-cell>
          <table:table-cell table:formula="of:=IF([.M252]=&quot;&quot;;&quot;&quot;;&quot;[&quot;)" office:value-type="string" office:string-value="[" calcext:value-type="string">
            <text:p>[</text:p>
          </table:table-cell>
          <table:table-cell table:formula="of:=COM.MICROSOFT.CONCAT(TEXT([.K44];&quot;#,##0.0%&quot;);[.$M$226]; TEXT([.L44];&quot;#,##0.0%&quot;))" office:value-type="string" office:string-value="58.5% =&gt; 585.0%" calcext:value-type="string">
            <text:p>58.5% =&gt; 585.0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5]; &quot;x# &quot;)" office:value-type="string" office:string-value="x2 " calcext:value-type="string">
            <text:p>x2 </text:p>
          </table:table-cell>
          <table:table-cell table:formula="of:=LEN([.B45])" office:value-type="float" office:value="12" calcext:value-type="float">
            <text:p>12</text:p>
          </table:table-cell>
          <table:table-cell table:formula="of:=[.$E$226]-[.E253]+1+IF([.J45]&lt;10;1;0)" office:value-type="float" office:value="17" calcext:value-type="float">
            <text:p>17</text:p>
          </table:table-cell>
          <table:table-cell/>
          <table:table-cell table:formula="of:=[.C45]" office:value-type="float" office:value="3" calcext:value-type="float">
            <text:p>3</text:p>
          </table:table-cell>
          <table:table-cell table:formula="of:=[.D45]" office:value-type="float" office:value="24" calcext:value-type="float">
            <text:p>24</text:p>
          </table:table-cell>
          <table:table-cell table:formula="of:=IF([.I253]&lt;10; &quot;  &quot;; &quot; &quot;)" office:value-type="string" office:string-value=" " calcext:value-type="string">
            <text:p><text:s/></text:p>
          </table:table-cell>
          <table:table-cell table:formula="of:=REPT(&quot; &quot;; [.F253])" office:value-type="string" office:string-value="                 " calcext:value-type="string">
            <text:p><text:s text:c="17"/></text:p>
          </table:table-cell>
          <table:table-cell table:formula="of:=IF([.M25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6]; &quot;x# &quot;)" office:value-type="string" office:string-value="x2 " calcext:value-type="string">
            <text:p>x2 </text:p>
          </table:table-cell>
          <table:table-cell table:formula="of:=LEN([.B46])" office:value-type="float" office:value="11" calcext:value-type="float">
            <text:p>11</text:p>
          </table:table-cell>
          <table:table-cell table:formula="of:=[.$E$226]-[.E254]+1+IF([.J46]&lt;10;1;0)" office:value-type="float" office:value="18" calcext:value-type="float">
            <text:p>18</text:p>
          </table:table-cell>
          <table:table-cell/>
          <table:table-cell table:formula="of:=[.C46]" office:value-type="float" office:value="3" calcext:value-type="float">
            <text:p>3</text:p>
          </table:table-cell>
          <table:table-cell table:formula="of:=[.D46]" office:value-type="float" office:value="20" calcext:value-type="float">
            <text:p>20</text:p>
          </table:table-cell>
          <table:table-cell table:formula="of:=IF([.I254]&lt;10; &quot;  &quot;; &quot; &quot;)" office:value-type="string" office:string-value=" " calcext:value-type="string">
            <text:p><text:s/></text:p>
          </table:table-cell>
          <table:table-cell table:formula="of:=REPT(&quot; &quot;; [.F254])" office:value-type="string" office:string-value="                  " calcext:value-type="string">
            <text:p><text:s text:c="18"/></text:p>
          </table:table-cell>
          <table:table-cell table:formula="of:=IF([.M254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1"/>
          <table:table-cell table:style-name="ce28" table:formula="of:=TEXT([.J47]; &quot;x# &quot;)" office:value-type="string" office:string-value="x11 " calcext:value-type="string">
            <text:p>x11 </text:p>
          </table:table-cell>
          <table:table-cell table:style-name="ce21" table:formula="of:=LEN([.B47])" office:value-type="float" office:value="20" calcext:value-type="float">
            <text:p>20</text:p>
          </table:table-cell>
          <table:table-cell table:style-name="ce21" table:formula="of:=[.$E$226]-[.E255]+1+IF([.J47]&lt;10;1;0)" office:value-type="float" office:value="8" calcext:value-type="float">
            <text:p>8</text:p>
          </table:table-cell>
          <table:table-cell table:style-name="ce21"/>
          <table:table-cell table:style-name="ce21" table:formula="of:=[.C47]" office:value-type="float" office:value="3" calcext:value-type="float">
            <text:p>3</text:p>
          </table:table-cell>
          <table:table-cell table:style-name="ce21" table:formula="of:=[.D47]" office:value-type="float" office:value="26" calcext:value-type="float">
            <text:p>26</text:p>
          </table:table-cell>
          <table:table-cell table:style-name="ce21" table:formula="of:=IF([.I255]&lt;10; &quot;  &quot;; &quot; &quot;)" office:value-type="string" office:string-value=" " calcext:value-type="string">
            <text:p><text:s/></text:p>
          </table:table-cell>
          <table:table-cell table:style-name="ce21" table:formula="of:=REPT(&quot; &quot;; [.F255])" office:value-type="string" office:string-value="        " calcext:value-type="string">
            <text:p><text:s text:c="8"/></text:p>
          </table:table-cell>
          <table:table-cell table:style-name="ce21" table:formula="of:=IF([.M255]=&quot;&quot;;&quot;&quot;;&quot;[&quot;)" office:value-type="string" office:string-value="[" calcext:value-type="string">
            <text:p>[</text:p>
          </table:table-cell>
          <table:table-cell table:style-name="ce21" table:formula="of:=COM.MICROSOFT.CONCAT(TEXT([.K47];&quot;#,##0.0%&quot;); [.$M$226]; TEXT([.L47];&quot;#,##0.0%&quot;))" office:value-type="string" office:string-value="48.0% =&gt; 528.0%" calcext:value-type="string">
            <text:p>48.0% =&gt; 528.0%</text:p>
          </table:table-cell>
          <table:table-cell table:style-name="ce21" office:value-type="string" calcext:value-type="string">
            <text:p><text:s/>Resilience, </text:p>
          </table:table-cell>
          <table:table-cell table:style-name="ce21" table:formula="of:=COM.MICROSOFT.CONCAT(TEXT([.AK13];&quot;#,##0.0%&quot;);[.$M$226]; TEXT([.AM47];&quot;#,##0.0%&quot;))" office:value-type="string" office:string-value="11.6% =&gt; 127.6%" calcext:value-type="string">
            <text:p>11.6% =&gt; 127.6%</text:p>
          </table:table-cell>
          <table:table-cell table:style-name="ce21" office:value-type="string" calcext:value-type="string">
            <text:p><text:s/>Physical Resistance, </text:p>
          </table:table-cell>
          <table:table-cell table:style-name="ce21" table:formula="of:=COM.MICROSOFT.CONCAT(TEXT([.AH47];&quot;#,##0.0%&quot;); [.$M$226]; TEXT([.AJ47];&quot;#,##0.0%&quot;))" office:value-type="string" office:string-value="5.0% =&gt; 127.6%" calcext:value-type="string">
            <text:p>5.0% =&gt; 127.6%</text:p>
          </table:table-cell>
          <table:table-cell table:style-name="ce21" office:value-type="string" calcext:value-type="string">
            <text:p><text:s/>Magic Resistance, </text:p>
          </table:table-cell>
          <table:table-cell table:style-name="ce21"/>
          <table:table-cell table:style-name="ce21" table:formula="of:=COM.MICROSOFT.CONCAT(TEXT([.AW13];&quot;#,##0.0%&quot;);[.$M$226]; TEXT([.AY47];&quot;#,##0.0%&quot;))" office:value-type="string" office:string-value="9.6% =&gt; 105.6%" calcext:value-type="string">
            <text:p>9.6% =&gt; 105.6%</text:p>
          </table:table-cell>
          <table:table-cell table:style-name="ce21" office:value-type="string" calcext:value-type="string">
            <text:p><text:s/>Health, </text:p>
          </table:table-cell>
          <table:table-cell table:style-name="ce9" table:formula="of:=COM.MICROSOFT.CONCAT(TEXT((0.5%+0.05%*[.I255]);&quot;#.00%&quot;); [.$M$226]; TEXT((0.5%+0.05%*[.I255])*[.J47];&quot;#.00%&quot;))" office:value-type="string" office:string-value="1.80% =&gt; 19.80%" calcext:value-type="string">
            <text:p>1.80% =&gt; 19.80%</text:p>
          </table:table-cell>
          <table:table-cell office:value-type="string" calcext:value-type="string">
            <text:p>/minute]</text:p>
          </table:table-cell>
          <table:table-cell table:number-columns-repeated="1001"/>
        </table:table-row>
        <table:table-row table:style-name="ro1">
          <table:table-cell table:number-columns-repeated="3"/>
          <table:table-cell table:style-name="ce9" table:formula="of:=TEXT([.J48]; &quot;x# &quot;)" office:value-type="string" office:string-value="x10 " calcext:value-type="string">
            <text:p>x10 </text:p>
          </table:table-cell>
          <table:table-cell table:formula="of:=LEN([.B48])" office:value-type="float" office:value="15" calcext:value-type="float">
            <text:p>15</text:p>
          </table:table-cell>
          <table:table-cell table:formula="of:=[.$E$226]-[.E256]+1+IF([.J48]&lt;10;1;0)" office:value-type="float" office:value="13" calcext:value-type="float">
            <text:p>13</text:p>
          </table:table-cell>
          <table:table-cell/>
          <table:table-cell table:formula="of:=[.C48]" office:value-type="float" office:value="3" calcext:value-type="float">
            <text:p>3</text:p>
          </table:table-cell>
          <table:table-cell table:formula="of:=[.D48]" office:value-type="float" office:value="4" calcext:value-type="float">
            <text:p>4</text:p>
          </table:table-cell>
          <table:table-cell table:formula="of:=IF([.I256]&lt;10; &quot;  &quot;; &quot; &quot;)" office:value-type="string" office:string-value="  " calcext:value-type="string">
            <text:p><text:s text:c="2"/></text:p>
          </table:table-cell>
          <table:table-cell table:formula="of:=REPT(&quot; &quot;; [.F256])" office:value-type="string" office:string-value="             " calcext:value-type="string">
            <text:p><text:s text:c="13"/></text:p>
          </table:table-cell>
          <table:table-cell table:formula="of:=IF([.M25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formula="of:=IF([.I25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6"/>
          <table:table-cell table:style-name="ce9"/>
          <table:table-cell table:number-columns-repeated="1017"/>
        </table:table-row>
        <table:table-row table:style-name="ro1" table:number-rows-repeated="10482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Sheet" table:style-name="ta2">
        <table:table-column table:style-name="co14" table:default-cell-style-name="Default"/>
        <table:table-row table:style-name="ro1">
          <table:table-cell table:formula="of:=[$Calculations.A1]" office:value-type="string" office:string-value="Class 1: 505 - The Arcane Eternal" calcext:value-type="string">
            <text:p>Class 1: 505 - The Arcane Eternal</text:p>
          </table:table-cell>
        </table:table-row>
        <table:table-row table:style-name="ro1">
          <table:table-cell table:formula="of:=[$Calculations.A2]" office:value-type="string" office:string-value="Class 2: 500 - The Ashen Titan" calcext:value-type="string">
            <text:p>Class 2: 500 - The Ashen Titan</text:p>
          </table:table-cell>
        </table:table-row>
        <table:table-row table:style-name="ro1">
          <table:table-cell table:formula="of:=[$Calculations.A3]" office:value-type="string" office:string-value="Class 3: 465 - The Faen Valkyrie" calcext:value-type="string">
            <text:p>Class 3: 465 - The Faen Valkyri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]" office:value-type="string" office:string-value="900% Body Enhancement" calcext:value-type="string">
            <text:p>900% Body Enhancement</text:p>
          </table:table-cell>
        </table:table-row>
        <table:table-row table:style-name="ro1">
          <table:table-cell table:formula="of:=[$Calculations.A6]" office:value-type="string" office:string-value="300% Healing" calcext:value-type="string">
            <text:p>300% Healing</text:p>
          </table:table-cell>
        </table:table-row>
        <table:table-row table:style-name="ro1">
          <table:table-cell table:formula="of:=[$Calculations.A7]" office:value-type="string" office:string-value="200% Ashen" calcext:value-type="string">
            <text:p>200% Ashen</text:p>
          </table:table-cell>
        </table:table-row>
        <table:table-row table:style-name="ro1">
          <table:table-cell table:formula="of:=[$Calculations.A8]" office:value-type="string" office:string-value="100% Space" calcext:value-type="string">
            <text:p>100% Spa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0]" office:value-type="string" office:string-value="Vit: 1720" calcext:value-type="string">
            <text:p>Vit: 1720</text:p>
          </table:table-cell>
        </table:table-row>
        <table:table-row table:style-name="ro1">
          <table:table-cell table:formula="of:=[$Calculations.A11]" office:value-type="string" office:string-value="End:  450" calcext:value-type="string">
            <text:p>End: <text:s/>450</text:p>
          </table:table-cell>
        </table:table-row>
        <table:table-row table:style-name="ro1">
          <table:table-cell table:formula="of:=[$Calculations.A12]" office:value-type="string" office:string-value="Str:  545  [8,202.3]" calcext:value-type="string">
            <text:p>Str: <text:s/>545 <text:s/>[8,202.3]</text:p>
          </table:table-cell>
        </table:table-row>
        <table:table-row table:style-name="ro1">
          <table:table-cell table:formula="of:=[$Calculations.A13]" office:value-type="string" office:string-value="Dex:  450  [3,600.0]" calcext:value-type="string">
            <text:p>Dex: <text:s/>450 <text:s/>[3,600.0]</text:p>
          </table:table-cell>
        </table:table-row>
        <table:table-row table:style-name="ro1">
          <table:table-cell table:formula="of:=[$Calculations.A14]" office:value-type="string" office:string-value="Int: 1650 [24,832.5]" calcext:value-type="string">
            <text:p>Int: 1650 [24,832.5]</text:p>
          </table:table-cell>
        </table:table-row>
        <table:table-row table:style-name="ro1">
          <table:table-cell table:formula="of:=[$Calculations.A15]" office:value-type="string" office:string-value="Wis: 1750" calcext:value-type="string">
            <text:p>Wis: 175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7]" office:value-type="string" office:string-value="Resilience: 4,688.0%" calcext:value-type="string">
            <text:p>Resilience: 4,688.0%</text:p>
          </table:table-cell>
        </table:table-row>
        <table:table-row table:style-name="ro1">
          <table:table-cell table:formula="of:=[$Calculations.A18]" office:value-type="string" office:string-value="Speed+:     2,011.0%" calcext:value-type="string">
            <text:p>Speed+: <text:s text:c="4"/>2,011.0%</text:p>
          </table:table-cell>
        </table:table-row>
        <table:table-row table:style-name="ro1">
          <table:table-cell table:formula="of:=[$Calculations.A19]" office:value-type="string" office:string-value="Damage+:    1,950.0%" calcext:value-type="string">
            <text:p>Damage+: <text:s text:c="3"/>1,950.0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1]" office:value-type="string" office:string-value="Health:   35,363" calcext:value-type="string">
            <text:p>Health: <text:s text:c="2"/>35,363</text:p>
          </table:table-cell>
        </table:table-row>
        <table:table-row table:style-name="ro1">
          <table:table-cell table:formula="of:=[$Calculations.A22]" office:value-type="string" office:string-value="Stamina:   4,500" calcext:value-type="string">
            <text:p>Stamina: <text:s text:c="2"/>4,500</text:p>
          </table:table-cell>
        </table:table-row>
        <table:table-row table:style-name="ro1">
          <table:table-cell table:formula="of:=[$Calculations.A23]" office:value-type="string" office:string-value="Mana:    105,000" calcext:value-type="string">
            <text:p>Mana: <text:s text:c="3"/>105,00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5]" office:value-type="string" office:string-value="Regen:" calcext:value-type="string">
            <text:p>Regen:</text:p>
          </table:table-cell>
        </table:table-row>
        <table:table-row table:style-name="ro1">
          <table:table-cell table:formula="of:=[$Calculations.A26]" office:value-type="string" office:string-value="hp/sec:   0.34% [120.3] [294.0 seconds]" calcext:value-type="string">
            <text:p>hp/sec: <text:s text:c="2"/>0.34% [120.3] [294.0 seconds]</text:p>
          </table:table-cell>
        </table:table-row>
        <table:table-row table:style-name="ro1">
          <table:table-cell table:formula="of:=[$Calculations.A28]" office:value-type="string" office:string-value="mp/sec:   0.33% [341.3] [307.7 seconds]" calcext:value-type="string">
            <text:p>mp/sec: <text:s text:c="2"/>0.33% [341.3] [307.7 seconds]</text:p>
          </table:table-cell>
        </table:table-row>
        <table:table-row table:style-name="ro1">
          <table:table-cell table:formula="of:=[$Calculations.A29]" office:value-type="string" office:string-value="w/Med:    0.40% [422.1] [248.8 seconds]" calcext:value-type="string">
            <text:p>w/Med: <text:s text:c="3"/>0.40% [422.1] [248.8 seconds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1]" office:value-type="string" office:string-value="Mitigation:       98.272%     [hp x  57.93]" calcext:value-type="string">
            <text:p>Mitigation: <text:s text:c="6"/>98.272% <text:s text:c="4"/>[hp x <text:s/>57.93]</text:p>
          </table:table-cell>
        </table:table-row>
        <table:table-row table:style-name="ro1">
          <table:table-cell table:formula="of:=[$Calculations.A32]" office:value-type="string" office:string-value="Effective Health: 2,026,052.4 [hp x 119.11]" calcext:value-type="string">
            <text:p>Effective Health: 2,026,052.4 [hp x 119.11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4]" office:value-type="string" office:string-value="First: The Arcane Eternal" calcext:value-type="string">
            <text:p>First: The Arcane Eternal</text:p>
          </table:table-cell>
        </table:table-row>
        <table:table-row table:style-name="ro1">
          <table:table-cell table:formula="of:=[$Calculations.A35]" office:value-type="string" office:string-value="3-30 Archon Strike                x4 " calcext:value-type="string">
            <text:p>3-30 Archon Strike <text:s text:c="15"/>x4 </text:p>
          </table:table-cell>
        </table:table-row>
        <table:table-row table:style-name="ro1">
          <table:table-cell table:formula="of:=[$Calculations.A36]" office:value-type="string" office:string-value="3-1  Sentinel Reconstruction [E]  x4 " calcext:value-type="string">
            <text:p>3-1 <text:s/>Sentinel Reconstruction [E] <text:s/>x4 </text:p>
          </table:table-cell>
        </table:table-row>
        <table:table-row table:style-name="ro1">
          <table:table-cell table:formula="of:=[$Calculations.A37]" office:value-type="string" office:string-value="3-1  Azarinth Awakening [E]      x10 [70.5% =&gt; 705.0% Resilience, Speed, Intelligence and Strength]" calcext:value-type="string">
            <text:p>3-1 <text:s/>Azarinth Awakening [E] <text:s text:c="5"/>x10 [70.5% =&gt; 705.0% Resilience, Speed, Intelligence and Strength]</text:p>
          </table:table-cell>
        </table:table-row>
        <table:table-row table:style-name="ro1">
          <table:table-cell table:formula="of:=[$Calculations.A38]" office:value-type="string" office:string-value="3-30 Transfer [E]                 x1 " calcext:value-type="string">
            <text:p>3-30 Transfer [E] <text:s text:c="16"/>x1 </text:p>
          </table:table-cell>
        </table:table-row>
        <table:table-row table:style-name="ro1">
          <table:table-cell table:formula="of:=[$Calculations.A39]" office:value-type="string" office:string-value="3-30 Arcane Dominion              x1 " calcext:value-type="string">
            <text:p>3-30 Arcane Dominion <text:s text:c="13"/>x1 </text:p>
          </table:table-cell>
        </table:table-row>
        <table:table-row table:style-name="ro1">
          <table:table-cell table:formula="of:=[$Calculations.A40]" office:value-type="string" office:string-value="3-30 Sentinel Core               x13 [55.0% =&gt; 715.0% Durability, 135.0% =&gt; 1,755.0% Health Regen, 25.0% =&gt; 325.0% Magic Resistance]" calcext:value-type="string">
            <text:p>3-30 Sentinel Core <text:s text:c="14"/>x13 [55.0% =&gt; 715.0% Durability, 135.0% =&gt; 1,755.0% Health Regen, 25.0% =&gt; 325.0% Magic Resistance]</text:p>
          </table:table-cell>
        </table:table-row>
        <table:table-row table:style-name="ro1">
          <table:table-cell table:formula="of:=[$Calculations.A41]" office:value-type="string" office:string-value="3-30 Eternal Brawling            x10 [110.0% =&gt; 1,100.0% Damage]" calcext:value-type="string">
            <text:p>3-30 Eternal Brawling <text:s text:c="11"/>x10 [110.0% =&gt; 1,100.0% Damage]</text:p>
          </table:table-cell>
        </table:table-row>
        <table:table-row table:style-name="ro1">
          <table:table-cell table:formula="of:=[$Calculations.A42]" office:value-type="string" office:string-value="3-30 Eternal Huntress            x10 " calcext:value-type="string">
            <text:p>3-30 Eternal Huntress <text:s text:c="11"/>x10 </text:p>
          </table:table-cell>
        </table:table-row>
        <table:table-row table:style-name="ro1">
          <table:table-cell table:formula="of:=[$Calculations.A43]" office:value-type="string" office:string-value="3-30 Eternal Sight               x10 " calcext:value-type="string">
            <text:p>3-30 Eternal Sight <text:s text:c="14"/>x10 </text:p>
          </table:table-cell>
        </table:table-row>
        <table:table-row table:style-name="ro1">
          <table:table-cell table:formula="of:=[$Calculations.A44]" office:value-type="string" office:string-value="3-30 Arcane Circulation          x10 [112.5% to Deconstruction/Reconstruction]" calcext:value-type="string">
            <text:p>3-30 Arcane Circulation <text:s text:c="9"/>x10 [112.5% to Deconstruction/Reconstruction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46]" office:value-type="string" office:string-value="Second: The Ashen Titan" calcext:value-type="string">
            <text:p>Second: The Ashen Titan</text:p>
          </table:table-cell>
        </table:table-row>
        <table:table-row table:style-name="ro1">
          <table:table-cell table:formula="of:=[$Calculations.A47]" office:value-type="string" office:string-value="3-30 Mantle of the Titan         x12 [160.0% =&gt; 1,920.0% Resilience]" calcext:value-type="string">
            <text:p>3-30 Mantle of the Titan <text:s text:c="8"/>x12 [160.0% =&gt; 1,920.0% Resilience]</text:p>
          </table:table-cell>
        </table:table-row>
        <table:table-row table:style-name="ro1">
          <table:table-cell table:formula="of:=[$Calculations.A48]" office:value-type="string" office:string-value="3-30 Titan Core                  x10 [70.0% =&gt; 700.0% Resilience, Speed, Strength, Intelligence and Dexterity, 10% =&gt; 100% weight/min]" calcext:value-type="string">
            <text:p>3-30 Titan Core <text:s text:c="17"/>x10 [70.0% =&gt; 700.0% Resilience, Speed, Strength, Intelligence and Dexterity, 10% =&gt; 100% weight/min]</text:p>
          </table:table-cell>
        </table:table-row>
        <table:table-row table:style-name="ro1">
          <table:table-cell table:formula="of:=[$Calculations.A49]" office:value-type="string" office:string-value="3-30 Origin of Ash and Embers     x3 " calcext:value-type="string">
            <text:p>3-30 Origin of Ash and Embers <text:s text:c="4"/>x3 </text:p>
          </table:table-cell>
        </table:table-row>
        <table:table-row table:style-name="ro1">
          <table:table-cell table:formula="of:=[$Calculations.A50]" office:value-type="string" office:string-value="3-30 Embered Heart               x12 " calcext:value-type="string">
            <text:p>3-30 Embered Heart <text:s text:c="14"/>x12 </text:p>
          </table:table-cell>
        </table:table-row>
        <table:table-row table:style-name="ro1">
          <table:table-cell table:formula="of:=[$Calculations.A51]" office:value-type="string" office:string-value="3-30 Tempered Seal                x3 " calcext:value-type="string">
            <text:p>3-30 Tempered Seal <text:s text:c="15"/>x3 </text:p>
          </table:table-cell>
        </table:table-row>
        <table:table-row table:style-name="ro1">
          <table:table-cell table:formula="of:=[$Calculations.A52]" office:value-type="string" office:string-value="3-30 Authority of Ash and Ember   x3 " calcext:value-type="string">
            <text:p>3-30 Authority of Ash and Ember <text:s text:c="2"/>x3 </text:p>
          </table:table-cell>
        </table:table-row>
        <table:table-row table:style-name="ro1">
          <table:table-cell table:formula="of:=[$Calculations.A53]" office:value-type="string" office:string-value="3-30 Ashen Wings                 x12 " calcext:value-type="string">
            <text:p>3-30 Ashen Wings <text:s text:c="16"/>x12 </text:p>
          </table:table-cell>
        </table:table-row>
        <table:table-row table:style-name="ro1">
          <table:table-cell table:formula="of:=[$Calculations.A54]" office:value-type="string" office:string-value="3-30 Vision of Ash               x12 [65.0% =&gt; 780.0% Perception]" calcext:value-type="string">
            <text:p>3-30 Vision of Ash <text:s text:c="14"/>x12 [65.0% =&gt; 780.0% Perception]</text:p>
          </table:table-cell>
        </table:table-row>
        <table:table-row table:style-name="ro1">
          <table:table-cell table:formula="of:=[$Calculations.A55]" office:value-type="string" office:string-value="3-1  Avatar of Ash [E]           x12 [50.5% =&gt; 606.0% Reflexes and Speed]" calcext:value-type="string">
            <text:p>3-1 <text:s/>Avatar of Ash [E] <text:s text:c="10"/>x12 [50.5% =&gt; 606.0% Reflexes and Speed]</text:p>
          </table:table-cell>
        </table:table-row>
        <table:table-row table:style-name="ro1">
          <table:table-cell table:formula="of:=[$Calculations.A56]" office:value-type="string" office:string-value="3-30 Embered Form                x10 [85.0% =&gt; 850.0% Damage]" calcext:value-type="string">
            <text:p>3-30 Embered Form <text:s text:c="15"/>x10 [85.0% =&gt; 850.0% Damage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8]" office:value-type="string" office:string-value="Third: The Faen Valkyrie" calcext:value-type="string">
            <text:p>Third: The Faen Valkyrie</text:p>
          </table:table-cell>
        </table:table-row>
        <table:table-row table:style-name="ro1">
          <table:table-cell table:formula="of:=[$Calculations.A59]" office:value-type="string" office:string-value="3-21 Phaseshift                   x2 " calcext:value-type="string">
            <text:p>3-21 Phaseshift <text:s text:c="18"/>x2 </text:p>
          </table:table-cell>
        </table:table-row>
        <table:table-row table:style-name="ro1">
          <table:table-cell table:formula="of:=[$Calculations.A60]" office:value-type="string" office:string-value="3-27 Flare of Creation           x10 [58.5% =&gt; 585.0% Resilience]" calcext:value-type="string">
            <text:p>3-27 Flare of Creation <text:s text:c="10"/>x10 [58.5% =&gt; 585.0% Resilience]</text:p>
          </table:table-cell>
        </table:table-row>
        <table:table-row table:style-name="ro1">
          <table:table-cell table:formula="of:=[$Calculations.A61]" office:value-type="string" office:string-value="3-24 Displacement                 x2 " calcext:value-type="string">
            <text:p>3-24 Displacement <text:s text:c="16"/>x2 </text:p>
          </table:table-cell>
        </table:table-row>
        <table:table-row table:style-name="ro1">
          <table:table-cell table:formula="of:=[$Calculations.A62]" office:value-type="string" office:string-value="3-20 Space Shift                  x2 " calcext:value-type="string">
            <text:p>3-20 Space Shift <text:s text:c="17"/>x2 </text:p>
          </table:table-cell>
        </table:table-row>
        <table:table-row table:style-name="ro1">
          <table:table-cell table:formula="of:=[$Calculations.A63]" office:value-type="string" office:string-value="3-26 Body of the Valkyrie        x11 [48.0% =&gt; 528.0% Resilience, 11.6% =&gt; 127.6% Physical Resistance, 5.0% =&gt; 127.6% Magic Resistance, 9.6% =&gt; 105.6% Health, 1.80% =&gt; 19.80%/minute]" calcext:value-type="string">
            <text:p>3-26 Body of the Valkyrie <text:s text:c="7"/>x11 [48.0% =&gt; 528.0% Resilience, 11.6% =&gt; 127.6% Physical Resistance, 5.0% =&gt; 127.6% Magic Resistance, 9.6% =&gt; 105.6% Health, 1.80% =&gt; 19.80%/minute]</text:p>
          </table:table-cell>
        </table:table-row>
        <table:table-row table:style-name="ro1">
          <table:table-cell table:formula="of:=[$Calculations.A64]" office:value-type="string" office:string-value="3-4  Space Awareness             x10 " calcext:value-type="string">
            <text:p>3-4 <text:s/>Space Awareness <text:s text:c="12"/>x10 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66]" office:value-type="string" office:string-value="General Skills:" calcext:value-type="string">
            <text:p>General Skills:</text:p>
          </table:table-cell>
        </table:table-row>
        <table:table-row table:style-name="ro1">
          <table:table-cell table:formula="of:=[$Calculations.A67]" office:value-type="string" office:string-value="1-3  Dancing" calcext:value-type="string">
            <text:p>1-3 <text:s/>Dancing</text:p>
          </table:table-cell>
        </table:table-row>
        <table:table-row table:style-name="ro1">
          <table:table-cell table:formula="of:=[$Calculations.A68]" office:value-type="string" office:string-value="3-10 Deviant of Humanity" calcext:value-type="string">
            <text:p>3-10 Deviant of Humanity</text:p>
          </table:table-cell>
        </table:table-row>
        <table:table-row table:style-name="ro1">
          <table:table-cell table:formula="of:=[$Calculations.A69]" office:value-type="string" office:string-value="1-6  Elos Standard language" calcext:value-type="string">
            <text:p>1-6 <text:s/>Elos Standard language</text:p>
          </table:table-cell>
        </table:table-row>
        <table:table-row table:style-name="ro1">
          <table:table-cell table:formula="of:=[$Calculations.A70]" office:value-type="string" office:string-value="1-15 English Language" calcext:value-type="string">
            <text:p>1-15 English Language</text:p>
          </table:table-cell>
        </table:table-row>
        <table:table-row table:style-name="ro1">
          <table:table-cell table:formula="of:=[$Calculations.A71]" office:value-type="string" office:string-value="1-6  Gourmet" calcext:value-type="string">
            <text:p>1-6 <text:s/>Gourmet</text:p>
          </table:table-cell>
        </table:table-row>
        <table:table-row table:style-name="ro1">
          <table:table-cell table:formula="of:=[$Calculations.A72]" office:value-type="string" office:string-value="1-16 Harmony of the Drowned" calcext:value-type="string">
            <text:p>1-16 Harmony of the Drowned</text:p>
          </table:table-cell>
        </table:table-row>
        <table:table-row table:style-name="ro1">
          <table:table-cell table:formula="of:=[$Calculations.A73]" office:value-type="string" office:string-value="1-11 Heavy Archery" calcext:value-type="string">
            <text:p>1-11 Heavy Archery</text:p>
          </table:table-cell>
        </table:table-row>
        <table:table-row table:style-name="ro1">
          <table:table-cell table:formula="of:=[$Calculations.A74]" office:value-type="string" office:string-value="2-1  Identify" calcext:value-type="string">
            <text:p>2-1 <text:s/>Identify</text:p>
          </table:table-cell>
        </table:table-row>
        <table:table-row table:style-name="ro1">
          <table:table-cell table:formula="of:=[$Calculations.A76]" office:value-type="string" office:string-value="3-14 Meditation" calcext:value-type="string">
            <text:p>3-14 Meditation</text:p>
          </table:table-cell>
        </table:table-row>
        <table:table-row table:style-name="ro1">
          <table:table-cell table:formula="of:=[$Calculations.A77]" office:value-type="string" office:string-value="3-14 Monster Hunter" calcext:value-type="string">
            <text:p>3-14 Monster Hunter</text:p>
          </table:table-cell>
        </table:table-row>
        <table:table-row table:style-name="ro1">
          <table:table-cell table:formula="of:=[$Calculations.A79]" office:value-type="string" office:string-value="2-6  Oxygen Repository" calcext:value-type="string">
            <text:p>2-6 <text:s/>Oxygen Repository</text:p>
          </table:table-cell>
        </table:table-row>
        <table:table-row table:style-name="ro1">
          <table:table-cell table:formula="of:=[$Calculations.A80]" office:value-type="string" office:string-value="2-7  Sage of Torment" calcext:value-type="string">
            <text:p>2-7 <text:s/>Sage of Torment</text:p>
          </table:table-cell>
        </table:table-row>
        <table:table-row table:style-name="ro1">
          <table:table-cell table:formula="of:=[$Calculations.A81]" office:value-type="string" office:string-value="1-9  Soul Perception" calcext:value-type="string">
            <text:p>1-9 <text:s/>Soul Perception</text:p>
          </table:table-cell>
        </table:table-row>
        <table:table-row table:style-name="ro1">
          <table:table-cell table:formula="of:=[$Calculations.A82]" office:value-type="string" office:string-value="1-6  Teaching" calcext:value-type="string">
            <text:p>1-6 <text:s/>Teaching</text:p>
          </table:table-cell>
        </table:table-row>
        <table:table-row table:style-name="ro1">
          <table:table-cell table:formula="of:=[$Calculations.A83]" office:value-type="string" office:string-value="3-21 Veteran" calcext:value-type="string">
            <text:p>3-21 Veteran</text:p>
          </table:table-cell>
        </table:table-row>
        <table:table-row table:style-name="ro1">
          <table:table-cell table:formula="of:=[$Calculations.A84]" office:value-type="string" office:string-value="1-9  Warhammer Mastery" calcext:value-type="string">
            <text:p>1-9 <text:s/>Warhammer Mastery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86]" office:value-type="string" office:string-value="Resistances:" calcext:value-type="string">
            <text:p>Resistances:</text:p>
          </table:table-cell>
        </table:table-row>
        <table:table-row table:style-name="ro1">
          <table:table-cell table:formula="of:=[$Calculations.A87]" office:value-type="string" office:string-value="3-20  [70% - 95%] Arcane Magic Resistance" calcext:value-type="string">
            <text:p>3-20 <text:s/>[70% - 95%] Arcane Magic Resistance</text:p>
          </table:table-cell>
        </table:table-row>
        <table:table-row table:style-name="ro1">
          <table:table-cell table:formula="of:=[$Calculations.A88]" office:value-type="string" office:string-value="2-2   [27% - 44%] Ash Magic Resistance" calcext:value-type="string">
            <text:p>2-2 <text:s text:c="2"/>[27% - 44%] Ash Magic Resistance</text:p>
          </table:table-cell>
        </table:table-row>
        <table:table-row table:style-name="ro1">
          <table:table-cell table:formula="of:=[$Calculations.A89]" office:value-type="string" office:string-value="2-20  [45% - 80%] Astral Magic Resistance" calcext:value-type="string">
            <text:p>2-20 <text:s/>[45% - 80%] Astral Magic Resistance</text:p>
          </table:table-cell>
        </table:table-row>
        <table:table-row table:style-name="ro1">
          <table:table-cell table:formula="of:=[$Calculations.A90]" office:value-type="string" office:string-value="3-4   [54% - 88%] Blast Resistance" calcext:value-type="string">
            <text:p>3-4 <text:s text:c="2"/>[54% - 88%] Blast Resistance</text:p>
          </table:table-cell>
        </table:table-row>
        <table:table-row table:style-name="ro1">
          <table:table-cell table:formula="of:=[$Calculations.A91]" office:value-type="string" office:string-value="2-1   [26% - 42%] Blight Resistance" calcext:value-type="string">
            <text:p>2-1 <text:s text:c="2"/>[26% - 42%] Blight Resistance</text:p>
          </table:table-cell>
        </table:table-row>
        <table:table-row table:style-name="ro1">
          <table:table-cell table:formula="of:=[$Calculations.A92]" office:value-type="string" office:string-value="3-18  [68% - 95%] Blood Magic Resistance" calcext:value-type="string">
            <text:p>3-18 <text:s/>[68% - 95%] Blood Magic Resistance</text:p>
          </table:table-cell>
        </table:table-row>
        <table:table-row table:style-name="ro1">
          <table:table-cell table:formula="of:=[$Calculations.A93]" office:value-type="string" office:string-value="2-20  [45% - 80%] Blood Manipulation Resistance" calcext:value-type="string">
            <text:p>2-20 <text:s/>[45% - 80%] Blood Manipulation Resistance</text:p>
          </table:table-cell>
        </table:table-row>
        <table:table-row table:style-name="ro1">
          <table:table-cell table:formula="of:=[$Calculations.A94]" office:value-type="string" office:string-value="2-16  [41% - 72%] Bone Magic Resistance" calcext:value-type="string">
            <text:p>2-16 <text:s/>[41% - 72%] Bone Magic Resistance</text:p>
          </table:table-cell>
        </table:table-row>
        <table:table-row table:style-name="ro1">
          <table:table-cell table:formula="of:=[$Calculations.A95]" office:value-type="string" office:string-value="2-20  [45% - 80%] Corrosion Resistance" calcext:value-type="string">
            <text:p>2-20 <text:s/>[45% - 80%] Corrosion Resistance</text:p>
          </table:table-cell>
        </table:table-row>
        <table:table-row table:style-name="ro1">
          <table:table-cell table:formula="of:=[$Calculations.A96]" office:value-type="string" office:string-value="2-14  [39% - 68%] Crystal Resistance" calcext:value-type="string">
            <text:p>2-14 <text:s/>[39% - 68%] Crystal Resistance</text:p>
          </table:table-cell>
        </table:table-row>
        <table:table-row table:style-name="ro1">
          <table:table-cell table:formula="of:=[$Calculations.A97]" office:value-type="string" office:string-value="2-20  [45% - 80%] Curse Resistance" calcext:value-type="string">
            <text:p>2-20 <text:s/>[45% - 80%] Curse Resistance</text:p>
          </table:table-cell>
        </table:table-row>
        <table:table-row table:style-name="ro1">
          <table:table-cell table:formula="of:=[$Calculations.A99]" office:value-type="string" office:string-value="2-6   [31% - 52%] Dark Magic Resistance" calcext:value-type="string">
            <text:p>2-6 <text:s text:c="2"/>[31% - 52%] Dark Magic Resistance</text:p>
          </table:table-cell>
        </table:table-row>
        <table:table-row table:style-name="ro1">
          <table:table-cell table:formula="of:=[$Calculations.A100]" office:value-type="string" office:string-value="2-20  [45% - 80%] Death Magic Resistance" calcext:value-type="string">
            <text:p>2-20 <text:s/>[45% - 80%] Death Magic Resistance</text:p>
          </table:table-cell>
        </table:table-row>
        <table:table-row table:style-name="ro1">
          <table:table-cell table:formula="of:=[$Calculations.A102]" office:value-type="string" office:string-value="2-3   [28% - 46%] Diamond Magic Resistance" calcext:value-type="string">
            <text:p>2-3 <text:s text:c="2"/>[28% - 46%] Diamond Magic Resistance</text:p>
          </table:table-cell>
        </table:table-row>
        <table:table-row table:style-name="ro1">
          <table:table-cell table:formula="of:=[$Calculations.A103]" office:value-type="string" office:string-value="1-9   [09% - 18%] Divination Magic Resistance" calcext:value-type="string">
            <text:p>1-9 <text:s text:c="2"/>[09% - 18%] Divination Magic Resistance</text:p>
          </table:table-cell>
        </table:table-row>
        <table:table-row table:style-name="ro1">
          <table:table-cell table:formula="of:=[$Calculations.A104]" office:value-type="string" office:string-value="1-6   [07% - 12%] Dust Magic Resistance" calcext:value-type="string">
            <text:p>1-6 <text:s text:c="2"/>[07% - 12%] Dust Magic Resistance</text:p>
          </table:table-cell>
        </table:table-row>
        <table:table-row table:style-name="ro1">
          <table:table-cell table:formula="of:=[$Calculations.A105]" office:value-type="string" office:string-value="3-1   [51% - 82%] Earth Resistance" calcext:value-type="string">
            <text:p>3-1 <text:s text:c="2"/>[51% - 82%] Earth Resistance</text:p>
          </table:table-cell>
        </table:table-row>
        <table:table-row table:style-name="ro1">
          <table:table-cell table:formula="of:=[$Calculations.A106]" office:value-type="string" office:string-value="2-1   [26% - 42%] Emerald Magic Resistance" calcext:value-type="string">
            <text:p>2-1 <text:s text:c="2"/>[26% - 42%] Emerald Magic Resistance</text:p>
          </table:table-cell>
        </table:table-row>
        <table:table-row table:style-name="ro1">
          <table:table-cell table:formula="of:=[$Calculations.A107]" office:value-type="string" office:string-value="2-1   [26% - 42%] Fear Resistance" calcext:value-type="string">
            <text:p>2-1 <text:s text:c="2"/>[26% - 42%] Fear Resistance</text:p>
          </table:table-cell>
        </table:table-row>
        <table:table-row table:style-name="ro1">
          <table:table-cell table:formula="of:=[$Calculations.A108]" office:value-type="string" office:string-value="1-9   [09% - 18%] Flesh Magic Resistance" calcext:value-type="string">
            <text:p>1-9 <text:s text:c="2"/>[09% - 18%] Flesh Magic Resistance</text:p>
          </table:table-cell>
        </table:table-row>
        <table:table-row table:style-name="ro1">
          <table:table-cell table:formula="of:=[$Calculations.A110]" office:value-type="string" office:string-value="2-20  [45% - 80%] Gravity Magic Resistance" calcext:value-type="string">
            <text:p>2-20 <text:s/>[45% - 80%] Gravity Magic Resistance</text:p>
          </table:table-cell>
        </table:table-row>
        <table:table-row table:style-name="ro1">
          <table:table-cell table:formula="of:=[$Calculations.A111]" office:value-type="string" office:string-value="2-20  [45% - 80%] Health Drain Resistance" calcext:value-type="string">
            <text:p>2-20 <text:s/>[45% - 80%] Health Drain Resistance</text:p>
          </table:table-cell>
        </table:table-row>
        <table:table-row table:style-name="ro1">
          <table:table-cell table:formula="of:=[$Calculations.A112]" office:value-type="string" office:string-value="3-22  [72% - 95%] Heat Resistance" calcext:value-type="string">
            <text:p>3-22 <text:s/>[72% - 95%] Heat Resistance</text:p>
          </table:table-cell>
        </table:table-row>
        <table:table-row table:style-name="ro1">
          <table:table-cell table:formula="of:=[$Calculations.A113]" office:value-type="string" office:string-value="2-20  [45% - 80%] Ice Resistance" calcext:value-type="string">
            <text:p>2-20 <text:s/>[45% - 80%] Ice Resistance</text:p>
          </table:table-cell>
        </table:table-row>
        <table:table-row table:style-name="ro1">
          <table:table-cell table:formula="of:=[$Calculations.A114]" office:value-type="string" office:string-value="3-3   [53% - 86%] Lava Magic Resistance" calcext:value-type="string">
            <text:p>3-3 <text:s text:c="2"/>[53% - 86%] Lava Magic Resistance</text:p>
          </table:table-cell>
        </table:table-row>
        <table:table-row table:style-name="ro1">
          <table:table-cell table:formula="of:=[$Calculations.A115]" office:value-type="string" office:string-value="3-3   [53% - 86%] Light Magic Resistance" calcext:value-type="string">
            <text:p>3-3 <text:s text:c="2"/>[53% - 86%] Light Magic Resistance</text:p>
          </table:table-cell>
        </table:table-row>
        <table:table-row table:style-name="ro1">
          <table:table-cell table:formula="of:=[$Calculations.A116]" office:value-type="string" office:string-value="3-9   [59% - 95%] Lightning Resistance" calcext:value-type="string">
            <text:p>3-9 <text:s text:c="2"/>[59% - 95%] Lightning Resistance</text:p>
          </table:table-cell>
        </table:table-row>
        <table:table-row table:style-name="ro1">
          <table:table-cell table:formula="of:=[$Calculations.A118]" office:value-type="string" office:string-value="3-7   [57% - 94%] Mana Drain Resistance" calcext:value-type="string">
            <text:p>3-7 <text:s text:c="2"/>[57% - 94%] Mana Drain Resistance</text:p>
          </table:table-cell>
        </table:table-row>
        <table:table-row table:style-name="ro1">
          <table:table-cell table:formula="of:=[$Calculations.A119]" office:value-type="string" office:string-value="3-17  [67% - 95%] Mental Resistance" calcext:value-type="string">
            <text:p>3-17 <text:s/>[67% - 95%] Mental Resistance</text:p>
          </table:table-cell>
        </table:table-row>
        <table:table-row table:style-name="ro1">
          <table:table-cell table:formula="of:=[$Calculations.A120]" office:value-type="string" office:string-value="2-20  [45% - 80%] Mist Magic Resistance" calcext:value-type="string">
            <text:p>2-20 <text:s/>[45% - 80%] Mist Magic Resistance</text:p>
          </table:table-cell>
        </table:table-row>
        <table:table-row table:style-name="ro1">
          <table:table-cell table:formula="of:=[$Calculations.A121]" office:value-type="string" office:string-value="1-3   [06% - 07%] Obsidian Magic Resistance" calcext:value-type="string">
            <text:p>1-3 <text:s text:c="2"/>[06% - 07%] Obsidian Magic Resistance</text:p>
          </table:table-cell>
        </table:table-row>
        <table:table-row table:style-name="ro1">
          <table:table-cell table:formula="of:=[$Calculations.A122]" office:value-type="string" office:string-value="3-3   [53% - 86%] Pain Tolerance" calcext:value-type="string">
            <text:p>3-3 <text:s text:c="2"/>[53% - 86%] Pain Tolerance</text:p>
          </table:table-cell>
        </table:table-row>
        <table:table-row table:style-name="ro1">
          <table:table-cell table:formula="of:=[$Calculations.A124]" office:value-type="string" office:string-value="3-2   [52% - 84%] Poison Resistance" calcext:value-type="string">
            <text:p>3-2 <text:s text:c="2"/>[52% - 84%] Poison Resistance</text:p>
          </table:table-cell>
        </table:table-row>
        <table:table-row table:style-name="ro1">
          <table:table-cell table:formula="of:=[$Calculations.A125]" office:value-type="string" office:string-value="3-4   [54% - 88%] Rot Resistance" calcext:value-type="string">
            <text:p>3-4 <text:s text:c="2"/>[54% - 88%] Rot Resistance</text:p>
          </table:table-cell>
        </table:table-row>
        <table:table-row table:style-name="ro1">
          <table:table-cell table:formula="of:=[$Calculations.A126]" office:value-type="string" office:string-value="1-14  [14% - 28%] Ruby Magic Resistance" calcext:value-type="string">
            <text:p>1-14 <text:s/>[14% - 28%] Ruby Magic Resistance</text:p>
          </table:table-cell>
        </table:table-row>
        <table:table-row table:style-name="ro1">
          <table:table-cell table:formula="of:=[$Calculations.A127]" office:value-type="string" office:string-value="2-20  [45% - 80%] Sand Magic Resistance" calcext:value-type="string">
            <text:p>2-20 <text:s/>[45% - 80%] Sand Magic Resistance</text:p>
          </table:table-cell>
        </table:table-row>
        <table:table-row table:style-name="ro1">
          <table:table-cell table:formula="of:=[$Calculations.A128]" office:value-type="string" office:string-value="1-13  [13% - 26%] Sapphire Magic Resistance" calcext:value-type="string">
            <text:p>1-13 <text:s/>[13% - 26%] Sapphire Magic Resistance</text:p>
          </table:table-cell>
        </table:table-row>
        <table:table-row table:style-name="ro1">
          <table:table-cell table:formula="of:=[$Calculations.A129]" office:value-type="string" office:string-value="1-1   [05% - 05%] Silver Magic Resistance" calcext:value-type="string">
            <text:p>1-1 <text:s text:c="2"/>[05% - 05%] Silver Magic Resistance</text:p>
          </table:table-cell>
        </table:table-row>
        <table:table-row table:style-name="ro1">
          <table:table-cell table:formula="of:=[$Calculations.A130]" office:value-type="string" office:string-value="2-3   [28% - 46%] Smoke Magic Resistance" calcext:value-type="string">
            <text:p>2-3 <text:s text:c="2"/>[28% - 46%] Smoke Magic Resistance</text:p>
          </table:table-cell>
        </table:table-row>
        <table:table-row table:style-name="ro1">
          <table:table-cell table:formula="of:=[$Calculations.A131]" office:value-type="string" office:string-value="2-13  [38% - 66%] Soul Magic Resistance" calcext:value-type="string">
            <text:p>2-13 <text:s/>[38% - 66%] Soul Magic Resistance</text:p>
          </table:table-cell>
        </table:table-row>
        <table:table-row table:style-name="ro1">
          <table:table-cell table:formula="of:=[$Calculations.A132]" office:value-type="string" office:string-value="1-18  [18% - 36%] Sound Magic Resistance" calcext:value-type="string">
            <text:p>1-18 <text:s/>[18% - 36%] Sound Magic Resistance</text:p>
          </table:table-cell>
        </table:table-row>
        <table:table-row table:style-name="ro1">
          <table:table-cell table:formula="of:=[$Calculations.A133]" office:value-type="string" office:string-value="3-5   [55% - 90%] Space Magic Resistance" calcext:value-type="string">
            <text:p>3-5 <text:s text:c="2"/>[55% - 90%] Space Magic Resistance</text:p>
          </table:table-cell>
        </table:table-row>
        <table:table-row table:style-name="ro1">
          <table:table-cell table:formula="of:=[$Calculations.A134]" office:value-type="string" office:string-value="2-20  [45% - 80%] Stamina Drain Resistance" calcext:value-type="string">
            <text:p>2-20 <text:s/>[45% - 80%] Stamina Drain Resistance</text:p>
          </table:table-cell>
        </table:table-row>
        <table:table-row table:style-name="ro1">
          <table:table-cell table:formula="of:=[$Calculations.A136]" office:value-type="string" office:string-value="2-20  [45% - 80%] Time Magic Resistance" calcext:value-type="string">
            <text:p>2-20 <text:s/>[45% - 80%] Time Magic Resistance</text:p>
          </table:table-cell>
        </table:table-row>
        <table:table-row table:style-name="ro1">
          <table:table-cell table:formula="of:=[$Calculations.A137]" office:value-type="string" office:string-value="1-18  [18% - 36%] Topaz Magic Resistance" calcext:value-type="string">
            <text:p>1-18 <text:s/>[18% - 36%] Topaz Magic Resistance</text:p>
          </table:table-cell>
        </table:table-row>
        <table:table-row table:style-name="ro1">
          <table:table-cell table:formula="of:=[$Calculations.A138]" office:value-type="string" office:string-value="1-14  [14% - 28%] Vine Magic Resistance" calcext:value-type="string">
            <text:p>1-14 <text:s/>[14% - 28%] Vine Magic Resistance</text:p>
          </table:table-cell>
        </table:table-row>
        <table:table-row table:style-name="ro1">
          <table:table-cell table:formula="of:=[$Calculations.A139]" office:value-type="string" office:string-value="3-8   [58% - 95%] Void Magic Resistance" calcext:value-type="string">
            <text:p>3-8 <text:s text:c="2"/>[58% - 95%] Void Magic Resistance</text:p>
          </table:table-cell>
        </table:table-row>
        <table:table-row table:style-name="ro1">
          <table:table-cell table:formula="of:=[$Calculations.A140]" office:value-type="string" office:string-value="3-4   [54% - 88%] Water Resistance" calcext:value-type="string">
            <text:p>3-4 <text:s text:c="2"/>[54% - 88%] Water Resistance</text:p>
          </table:table-cell>
        </table:table-row>
        <table:table-row table:style-name="ro1">
          <table:table-cell table:formula="of:=[$Calculations.A141]" office:value-type="string" office:string-value="3-7   [57% - 94%] Wind Resistance" calcext:value-type="string">
            <text:p>3-7 <text:s text:c="2"/>[57% - 94%] Wind Resistance</text:p>
          </table:table-cell>
        </table:table-row>
        <table:table-row table:style-name="ro1">
          <table:table-cell table:formula="of:=[$Calculations.A142]" office:value-type="string" office:string-value="2-20  [45% - 80%] Wood Magic Resistance" calcext:value-type="string">
            <text:p>2-20 <text:s/>[45% - 80%] Wood Magic Resistan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4]" office:value-type="string" office:string-value="12 1st tier" calcext:value-type="string">
            <text:p>12 1st tier</text:p>
          </table:table-cell>
        </table:table-row>
        <table:table-row table:style-name="ro1">
          <table:table-cell table:formula="of:=[$Calculations.A145]" office:value-type="string" office:string-value="24 2nd tier" calcext:value-type="string">
            <text:p>24 2nd tier</text:p>
          </table:table-cell>
        </table:table-row>
        <table:table-row table:style-name="ro1">
          <table:table-cell table:formula="of:=[$Calculations.A146]" office:value-type="string" office:string-value="17 3rd tier" calcext:value-type="string">
            <text:p>17 3rd tier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8]" office:value-type="string" office:string-value="Ash Density: 41 x 5% = 205%" calcext:value-type="string">
            <text:p>Ash Density: 41 x 5% = 205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54]" office:value-type="string" office:string-value="Non-numeric or non-global defensive buffs" calcext:value-type="string">
            <text:p>Non-numeric or non-global defensive buffs</text:p>
          </table:table-cell>
        </table:table-row>
        <table:table-row table:style-name="ro1">
          <table:table-cell table:formula="of:=[$Calculations.A155]" office:value-type="string" office:string-value="Class:" calcext:value-type="string">
            <text:p>Class:</text:p>
          </table:table-cell>
        </table:table-row>
        <table:table-row table:style-name="ro1">
          <table:table-cell table:formula="of:=[$Calculations.A156]" office:value-type="string" office:string-value="        Your bones are three times as heavy and dense - Sentinel Core 2nd" calcext:value-type="string">
            <text:p><text:s text:c="8"/>Your bones are three times as heavy and dense - Sentinel Core 2nd</text:p>
          </table:table-cell>
        </table:table-row>
        <table:table-row table:style-name="ro1">
          <table:table-cell table:formula="of:=[$Calculations.A156]" office:value-type="string" office:string-value="        Your bones are three times as heavy and dense - Sentinel Core 2nd" calcext:value-type="string">
            <text:p><text:s text:c="8"/>Your bones are three times as heavy and dense - Sentinel Core 2nd</text:p>
          </table:table-cell>
        </table:table-row>
        <table:table-row table:style-name="ro1">
          <table:table-cell table:formula="of:=[$Calculations.A157]" office:value-type="string" office:string-value="        Muscles are (255% + 240% + 60% = 555%) more dense - Avatar of Ash [E] 2nd" calcext:value-type="string">
            <text:p><text:s text:c="8"/>Muscles are (255% + 240% + 60% = 555%) more dense - Avatar of Ash [E] 2nd</text:p>
          </table:table-cell>
        </table:table-row>
        <table:table-row table:style-name="ro1">
          <table:table-cell table:formula="of:=[$Calculations.A158]" office:value-type="string" office:string-value="        Adds density to your bones, muscles and skin to increase strength, speed and damage. Base body weight is doubled - Embered Form 2nd" calcext:value-type="string">
            <text:p><text:s text:c="8"/>Adds density to your bones, muscles and skin to increase strength, speed and damage. Base body weight is doubled - Embered Form 2nd</text:p>
          </table:table-cell>
        </table:table-row>
        <table:table-row table:style-name="ro1">
          <table:table-cell table:formula="of:=[$Calculations.A159]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</table:table-row>
        <table:table-row table:style-name="ro1">
          <table:table-cell table:formula="of:=[$Calculations.A161]" office:value-type="string" office:string-value="Resistance:" calcext:value-type="string">
            <text:p>Resistance:</text:p>
          </table:table-cell>
        </table:table-row>
        <table:table-row table:style-name="ro1">
          <table:table-cell table:formula="of:=[$Calculations.A162]" office:value-type="string" office:string-value="        Your skin and bones harden, adapting more and more to the element that threatened your life again and again - Earth Magic 2nd" calcext:value-type="string">
            <text:p><text:s text:c="8"/>Your skin and bones harden, adapting more and more to the element that threatened your life again and again - Earth Magic 2nd</text:p>
          </table:table-cell>
        </table:table-row>
        <table:table-row table:style-name="ro1">
          <table:table-cell table:formula="of:=[$Calculations.A163]" office:value-type="string" office:string-value="        Your organs, bones, muscles and your skin become partially shock absorbent - Blast 2nd" calcext:value-type="string">
            <text:p><text:s text:c="8"/>Your organs, bones, muscles and your skin become partially shock absorbent - Blast 2nd</text:p>
          </table:table-cell>
        </table:table-row>
        <table:table-row table:style-name="ro1">
          <table:table-cell table:formula="of:=[$Calculations.A164]" office:value-type="string" office:string-value="        Your bones and muscles have adapted to the stress you have put them under, weaving an even more intricate fabric of your ever increasing defensive capability - Blast 3rd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</table:table-row>
        <table:table-row table:style-name="ro1">
          <table:table-cell table:formula="of:=[$Calculations.A165]" office:value-type="string" office:string-value="        Both bone magic attacks and anything else trying to break or injure your bones will have a harder time inflicting significant damage - Bone Magic 2nd" calcext:value-type="string">
            <text:p><text:s text:c="8"/>Both bone magic attacks and anything else trying to break or injure your bones will have a harder time inflicting significant damage - Bone Magic 2nd</text:p>
          </table:table-cell>
        </table:table-row>
        <table:table-row table:style-name="ro1">
          <table:table-cell table:formula="of:=[$Calculations.A166]" office:value-type="string" office:string-value="        Your skin has adapted some of the diamond’s properties, its durability increased - Diamond Magic 2nd" calcext:value-type="string">
            <text:p><text:s text:c="8"/>Your skin has adapted some of the diamond’s properties, its durability increased - Diamond Magic 2nd</text:p>
          </table:table-cell>
        </table:table-row>
        <table:table-row table:style-name="ro1">
          <table:table-cell table:formula="of:=[$Calculations.A167]" office:value-type="string" office:string-value="        You’re more resilient to cuts and pressure - Water 3rd" calcext:value-type="string">
            <text:p><text:s text:c="8"/>You’re more resilient to cuts and pressure - Water 3rd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69]" office:value-type="string" office:string-value="Summary:" calcext:value-type="string">
            <text:p>Summary:</text:p>
          </table:table-cell>
        </table:table-row>
        <table:table-row table:style-name="ro1">
          <table:table-cell table:formula="of:=[$Calculations.A170]" office:value-type="string" office:string-value="        Bones: " calcext:value-type="string">
            <text:p><text:s text:c="8"/>Bones: </text:p>
          </table:table-cell>
        </table:table-row>
        <table:table-row table:style-name="ro1">
          <table:table-cell table:formula="of:=[$Calculations.A171]" office:value-type="string" office:string-value="                Three times as heavy and dense." calcext:value-type="string">
            <text:p><text:s text:c="16"/>Three times as heavy and dense.</text:p>
          </table:table-cell>
        </table:table-row>
        <table:table-row table:style-name="ro1">
          <table:table-cell table:formula="of:=[$Calculations.A172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73]" office:value-type="string" office:string-value="                Hardened x2." calcext:value-type="string">
            <text:p><text:s text:c="16"/>Hardened x2.</text:p>
          </table:table-cell>
        </table:table-row>
        <table:table-row table:style-name="ro1">
          <table:table-cell table:formula="of:=[$Calculations.A174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75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77]" office:value-type="string" office:string-value="        Muscles:" calcext:value-type="string">
            <text:p><text:s text:c="8"/>Muscles:</text:p>
          </table:table-cell>
        </table:table-row>
        <table:table-row table:style-name="ro1">
          <table:table-cell table:formula="of:=[$Calculations.A178]" office:value-type="string" office:string-value="                [555%] more dense." calcext:value-type="string">
            <text:p><text:s text:c="16"/>[555%] more dense.</text:p>
          </table:table-cell>
        </table:table-row>
        <table:table-row table:style-name="ro1">
          <table:table-cell table:formula="of:=[$Calculations.A179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80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81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82]" office:value-type="string" office:string-value="        Skin:" calcext:value-type="string">
            <text:p><text:s text:c="8"/>Skin:</text:p>
          </table:table-cell>
        </table:table-row>
        <table:table-row table:style-name="ro1">
          <table:table-cell table:formula="of:=[$Calculations.A183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84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85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86]" office:value-type="string" office:string-value="        All:" calcext:value-type="string">
            <text:p><text:s text:c="8"/>All:</text:p>
          </table:table-cell>
        </table:table-row>
        <table:table-row table:style-name="ro1">
          <table:table-cell table:formula="of:=[$Calculations.A186]" office:value-type="string" office:string-value="        All:" calcext:value-type="string">
            <text:p><text:s text:c="8"/>All:</text:p>
          </table:table-cell>
        </table:table-row>
        <table:table-row table:style-name="ro1">
          <table:table-cell table:formula="of:=[$Calculations.A187]" office:value-type="string" office:string-value="                Partially shock absorbent." calcext:value-type="string">
            <text:p><text:s text:c="16"/>Partially shock absorbent.</text:p>
          </table:table-cell>
        </table:table-row>
        <table:table-row table:style-name="ro1">
          <table:table-cell table:formula="of:=[$Calculations.A188]" office:value-type="string" office:string-value="                Cut/pressure resistant." calcext:value-type="string">
            <text:p><text:s text:c="16"/>Cut/pressure resistant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number:percentage-style style:name="N161">
      <number:number number:decimal-places="1" number:min-decimal-places="1" number:min-integer-digits="1"/>
      <number:text>%</number:text>
    </number:percentage-style>
    <number:number-style style:name="N162">
      <number:number number:decimal-places="1" number:min-decimal-places="1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0">00/00/0000</text:date>, <text:time style:data-style-name="N2" text:time-value="00:04:18.29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4-20T00:34:12.949000000</dc:date>
    <meta:generator>LibreOffice/7.0.5.2$Windows_X86_64 LibreOffice_project/64390860c6cd0aca4beafafcfd84613dd9dfb63a</meta:generator>
    <meta:editing-duration>PT21H37M31S</meta:editing-duration>
    <meta:editing-cycles>147</meta:editing-cycles>
    <meta:document-statistic meta:table-count="2" meta:cell-count="2153" meta:object-count="0"/>
    <meta:user-defined meta:name="AppVersion">16.0300</meta:user-defined>
  </office:meta>
</office:document-meta>
</file>